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9.6pt"/>
    </style:style>
    <style:style style:name="co3" style:family="table-column">
      <style:table-column-properties fo:break-before="auto" style:column-width="28.01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56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note" table:style-name="ta1">
        <table:table-column table:style-name="co1" table:number-columns-repeated="2" table:default-cell-style-name="Default"/>
        <table:table-row table:style-name="ro1">
          <table:table-cell table:style-name="ce3" office:value-type="string" calcext:value-type="string">
            <text:p>Seasonally adjusted quarterly total factor productivity, 1976q1 to 2018q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is file reports the seasonally adjusted quarterly total factor productivity (TFP) in business sector in Canada.</text:p>
          </table:table-cell>
          <table:table-cell/>
        </table:table-row>
        <table:table-row table:style-name="ro1">
          <table:table-cell office:value-type="string" calcext:value-type="string">
            <text:p>The methodology follows Diewert and Yu (2012, International Productivity Monitor), but we added expected asset price inflation in the user cost of capital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>
            <text:p>Disclaimer:</text:p>
          </table:table-cell>
          <table:table-cell office:value-type="string" calcext:value-type="string">
            <text:p>These data can be used and distributed at no cost, for research and educational purpose only. By using data in this file, users are at their own risk,</text:p>
          </table:table-cell>
        </table:table-row>
        <table:table-row table:style-name="ro1">
          <table:table-cell/>
          <table:table-cell office:value-type="string" calcext:value-type="string">
            <text:p>the author of data contained in this file is not liable to any individual or organization using these data, explicitly or implicitly.</text:p>
          </table:table-cell>
        </table:table-row>
        <table:table-row table:style-name="ro1">
          <table:table-cell/>
          <table:table-cell office:value-type="string" calcext:value-type="string">
            <text:p>Author: Shutao Cao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vy</text:p>
          </table:table-cell>
          <table:table-cell office:value-type="string" calcext:value-type="string">
            <text:p>business sector GDP, current-price</text:p>
          </table:table-cell>
        </table:table-row>
        <table:table-row table:style-name="ro1">
          <table:table-cell office:value-type="string" calcext:value-type="string">
            <text:p>qy</text:p>
          </table:table-cell>
          <table:table-cell office:value-type="string" calcext:value-type="string">
            <text:p>business sector GDP, chained (2012) dollar, seasonally adjusted at annual rates</text:p>
          </table:table-cell>
        </table:table-row>
        <table:table-row table:style-name="ro1">
          <table:table-cell office:value-type="string" calcext:value-type="string">
            <text:p>vlabor</text:p>
          </table:table-cell>
          <table:table-cell office:value-type="string" calcext:value-type="string">
            <text:p>business sector labor input, current-price</text:p>
          </table:table-cell>
        </table:table-row>
        <table:table-row table:style-name="ro1">
          <table:table-cell office:value-type="string" calcext:value-type="string">
            <text:p>qlabor</text:p>
          </table:table-cell>
          <table:table-cell office:value-type="string" calcext:value-type="string">
            <text:p>business sector labor input, chained (2012) dollar,seasonally adjusted at annual rates</text:p>
          </table:table-cell>
        </table:table-row>
        <table:table-row table:style-name="ro1">
          <table:table-cell office:value-type="string" calcext:value-type="string">
            <text:p>vks</text:p>
          </table:table-cell>
          <table:table-cell office:value-type="string" calcext:value-type="string">
            <text:p>business sector capital services, current-price</text:p>
          </table:table-cell>
        </table:table-row>
        <table:table-row table:style-name="ro1">
          <table:table-cell office:value-type="string" calcext:value-type="string">
            <text:p>qks</text:p>
          </table:table-cell>
          <table:table-cell office:value-type="string" calcext:value-type="string">
            <text:p>business sector capital services, chained (2012) dollar, seasonally adjusted at annual rates</text:p>
          </table:table-cell>
        </table:table-row>
        <table:table-row table:style-name="ro1">
          <table:table-cell office:value-type="string" calcext:value-type="string">
            <text:p>vinput</text:p>
          </table:table-cell>
          <table:table-cell office:value-type="string" calcext:value-type="string">
            <text:p>business sector total input, current-price</text:p>
          </table:table-cell>
        </table:table-row>
        <table:table-row table:style-name="ro1">
          <table:table-cell office:value-type="string" calcext:value-type="string">
            <text:p>qinput</text:p>
          </table:table-cell>
          <table:table-cell office:value-type="string" calcext:value-type="string">
            <text:p>business sector total input, chained (2012) dollar, seasonally adjusted at annual rates</text:p>
          </table:table-cell>
        </table:table-row>
        <table:table-row table:style-name="ro1">
          <table:table-cell office:value-type="string" calcext:value-type="string">
            <text:p>tfp</text:p>
          </table:table-cell>
          <table:table-cell office:value-type="string" calcext:value-type="string">
            <text:p>total factor productivity index, =100 in 2012q3, business sector</text:p>
          </table:table-cell>
        </table:table-row>
        <table:table-row table:style-name="ro1">
          <table:table-cell office:value-type="string" calcext:value-type="string">
            <text:p>hrs</text:p>
          </table:table-cell>
          <table:table-cell office:value-type="string" calcext:value-type="string">
            <text:p>hours worked x1,000,000, business sector, seasonally adjusted at annual rates</text:p>
          </table:table-cell>
        </table:table-row>
        <table:table-row table:style-name="ro1">
          <table:table-cell office:value-type="string" calcext:value-type="string">
            <text:p>lprodIndex</text:p>
          </table:table-cell>
          <table:table-cell office:value-type="string" calcext:value-type="string">
            <text:p>Labor productivity index, =100 in 2012q3, business sector. Labor productivity is real GDP per hours worked</text:p>
          </table:table-cell>
        </table:table-row>
      </table:table>
      <table:table table:name="tfpQtr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5" table:default-cell-style-name="ce4"/>
        <table:table-column table:style-name="co4" table:default-cell-style-name="ce4"/>
        <table:table-column table:style-name="co6" table:default-cell-style-name="ce4"/>
        <table:table-row table:style-name="ro1">
          <table:table-cell office:value-type="string" calcext:value-type="string">
            <text:p>dateqtr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qy</text:p>
          </table:table-cell>
          <table:table-cell office:value-type="string" calcext:value-type="string">
            <text:p>vlabor</text:p>
          </table:table-cell>
          <table:table-cell office:value-type="string" calcext:value-type="string">
            <text:p>qlabor</text:p>
          </table:table-cell>
          <table:table-cell office:value-type="string" calcext:value-type="string">
            <text:p>vks</text:p>
          </table:table-cell>
          <table:table-cell office:value-type="string" calcext:value-type="string">
            <text:p>qks</text:p>
          </table:table-cell>
          <table:table-cell office:value-type="string" calcext:value-type="string">
            <text:p>vinput</text:p>
          </table:table-cell>
          <table:table-cell office:value-type="string" calcext:value-type="string">
            <text:p>qinput</text:p>
          </table:table-cell>
          <table:table-cell office:value-type="string" calcext:value-type="string">
            <text:p>tfp</text:p>
          </table:table-cell>
          <table:table-cell office:value-type="string" calcext:value-type="string">
            <text:p>hrsall</text:p>
          </table:table-cell>
          <table:table-cell office:value-type="string" calcext:value-type="string">
            <text:p>lprodIndex</text:p>
          </table:table-cell>
        </table:table-row>
        <table:table-row table:style-name="ro1">
          <table:table-cell office:value-type="string" calcext:value-type="string">
            <text:p>1976q1</text:p>
          </table:table-cell>
          <table:table-cell office:value-type="float" office:value="1976" calcext:value-type="float">
            <text:p>1976</text:p>
          </table:table-cell>
          <table:table-cell office:value-type="float" office:value="128802.19" calcext:value-type="float">
            <text:p>128802.19</text:p>
          </table:table-cell>
          <table:table-cell office:value-type="float" office:value="458572.55" calcext:value-type="float">
            <text:p>458572.55</text:p>
          </table:table-cell>
          <table:table-cell office:value-type="float" office:value="85146.754" calcext:value-type="float">
            <text:p>85146.754</text:p>
          </table:table-cell>
          <table:table-cell office:value-type="float" office:value="381499.24" calcext:value-type="float">
            <text:p>381499.24</text:p>
          </table:table-cell>
          <table:table-cell office:value-type="float" office:value="43655.431" calcext:value-type="float">
            <text:p>43655.431</text:p>
          </table:table-cell>
          <table:table-cell office:value-type="float" office:value="212265.38" calcext:value-type="float">
            <text:p>212265.38</text:p>
          </table:table-cell>
          <table:table-cell office:value-type="float" office:value="128802.18" calcext:value-type="float">
            <text:p>128802.18</text:p>
          </table:table-cell>
          <table:table-cell office:value-type="float" office:value="595448.23" calcext:value-type="float">
            <text:p>595448.23</text:p>
          </table:table-cell>
          <table:table-cell office:value-type="float" office:value="77.013001" calcext:value-type="float">
            <text:p>77.01</text:p>
          </table:table-cell>
          <table:table-cell office:value-type="float" office:value="14781.471" calcext:value-type="float">
            <text:p>14781.47</text:p>
          </table:table-cell>
          <table:table-cell office:value-type="float" office:value="64.677945" calcext:value-type="float">
            <text:p>64.68</text:p>
          </table:table-cell>
        </table:table-row>
        <table:table-row table:style-name="ro1">
          <table:table-cell office:value-type="string" calcext:value-type="string">
            <text:p>1976q2</text:p>
          </table:table-cell>
          <table:table-cell office:value-type="float" office:value="1976" calcext:value-type="float">
            <text:p>1976</text:p>
          </table:table-cell>
          <table:table-cell office:value-type="float" office:value="135261.4" calcext:value-type="float">
            <text:p>135261.4</text:p>
          </table:table-cell>
          <table:table-cell office:value-type="float" office:value="473100.2" calcext:value-type="float">
            <text:p>473100.2</text:p>
          </table:table-cell>
          <table:table-cell office:value-type="float" office:value="87841.032" calcext:value-type="float">
            <text:p>87841.032</text:p>
          </table:table-cell>
          <table:table-cell office:value-type="float" office:value="368648.72" calcext:value-type="float">
            <text:p>368648.72</text:p>
          </table:table-cell>
          <table:table-cell office:value-type="float" office:value="47420.363" calcext:value-type="float">
            <text:p>47420.363</text:p>
          </table:table-cell>
          <table:table-cell office:value-type="float" office:value="214276.72" calcext:value-type="float">
            <text:p>214276.72</text:p>
          </table:table-cell>
          <table:table-cell office:value-type="float" office:value="135261.39" calcext:value-type="float">
            <text:p>135261.39</text:p>
          </table:table-cell>
          <table:table-cell office:value-type="float" office:value="584124.08" calcext:value-type="float">
            <text:p>584124.08</text:p>
          </table:table-cell>
          <table:table-cell office:value-type="float" office:value="80.9931" calcext:value-type="float">
            <text:p>80.99</text:p>
          </table:table-cell>
          <table:table-cell office:value-type="float" office:value="14337.243" calcext:value-type="float">
            <text:p>14337.24</text:p>
          </table:table-cell>
          <table:table-cell office:value-type="float" office:value="68.794437" calcext:value-type="float">
            <text:p>68.79</text:p>
          </table:table-cell>
        </table:table-row>
        <table:table-row table:style-name="ro1">
          <table:table-cell office:value-type="string" calcext:value-type="string">
            <text:p>1976q3</text:p>
          </table:table-cell>
          <table:table-cell office:value-type="float" office:value="1976" calcext:value-type="float">
            <text:p>1976</text:p>
          </table:table-cell>
          <table:table-cell office:value-type="float" office:value="136002.1" calcext:value-type="float">
            <text:p>136002.1</text:p>
          </table:table-cell>
          <table:table-cell office:value-type="float" office:value="477700.36" calcext:value-type="float">
            <text:p>477700.36</text:p>
          </table:table-cell>
          <table:table-cell office:value-type="float" office:value="88957.439" calcext:value-type="float">
            <text:p>88957.439</text:p>
          </table:table-cell>
          <table:table-cell office:value-type="float" office:value="378476.81" calcext:value-type="float">
            <text:p>378476.81</text:p>
          </table:table-cell>
          <table:table-cell office:value-type="float" office:value="47044.664" calcext:value-type="float">
            <text:p>47044.664</text:p>
          </table:table-cell>
          <table:table-cell office:value-type="float" office:value="216305.6" calcext:value-type="float">
            <text:p>216305.6</text:p>
          </table:table-cell>
          <table:table-cell office:value-type="float" office:value="136002.1" calcext:value-type="float">
            <text:p>136002.1</text:p>
          </table:table-cell>
          <table:table-cell office:value-type="float" office:value="596180.43" calcext:value-type="float">
            <text:p>596180.43</text:p>
          </table:table-cell>
          <table:table-cell office:value-type="float" office:value="80.12681" calcext:value-type="float">
            <text:p>80.13</text:p>
          </table:table-cell>
          <table:table-cell office:value-type="float" office:value="14773.734" calcext:value-type="float">
            <text:p>14773.73</text:p>
          </table:table-cell>
          <table:table-cell office:value-type="float" office:value="67.411053" calcext:value-type="float">
            <text:p>67.41</text:p>
          </table:table-cell>
        </table:table-row>
        <table:table-row table:style-name="ro1">
          <table:table-cell office:value-type="string" calcext:value-type="string">
            <text:p>1976q4</text:p>
          </table:table-cell>
          <table:table-cell office:value-type="float" office:value="1976" calcext:value-type="float">
            <text:p>1976</text:p>
          </table:table-cell>
          <table:table-cell office:value-type="float" office:value="138146.22" calcext:value-type="float">
            <text:p>138146.22</text:p>
          </table:table-cell>
          <table:table-cell office:value-type="float" office:value="473420.79" calcext:value-type="float">
            <text:p>473420.79</text:p>
          </table:table-cell>
          <table:table-cell office:value-type="float" office:value="92168.385" calcext:value-type="float">
            <text:p>92168.385</text:p>
          </table:table-cell>
          <table:table-cell office:value-type="float" office:value="376461.91" calcext:value-type="float">
            <text:p>376461.91</text:p>
          </table:table-cell>
          <table:table-cell office:value-type="float" office:value="45977.835" calcext:value-type="float">
            <text:p>45977.835</text:p>
          </table:table-cell>
          <table:table-cell office:value-type="float" office:value="217991.12" calcext:value-type="float">
            <text:p>217991.12</text:p>
          </table:table-cell>
          <table:table-cell office:value-type="float" office:value="138146.22" calcext:value-type="float">
            <text:p>138146.22</text:p>
          </table:table-cell>
          <table:table-cell office:value-type="float" office:value="595649.45" calcext:value-type="float">
            <text:p>595649.45</text:p>
          </table:table-cell>
          <table:table-cell office:value-type="float" office:value="79.479767" calcext:value-type="float">
            <text:p>79.48</text:p>
          </table:table-cell>
          <table:table-cell office:value-type="float" office:value="14570.484" calcext:value-type="float">
            <text:p>14570.48</text:p>
          </table:table-cell>
          <table:table-cell office:value-type="float" office:value="67.73906" calcext:value-type="float">
            <text:p>67.74</text:p>
          </table:table-cell>
        </table:table-row>
        <table:table-row table:style-name="ro1">
          <table:table-cell office:value-type="string" calcext:value-type="string">
            <text:p>1977q1</text:p>
          </table:table-cell>
          <table:table-cell office:value-type="float" office:value="1977" calcext:value-type="float">
            <text:p>1977</text:p>
          </table:table-cell>
          <table:table-cell office:value-type="float" office:value="143354.34" calcext:value-type="float">
            <text:p>143354.34</text:p>
          </table:table-cell>
          <table:table-cell office:value-type="float" office:value="486923.51" calcext:value-type="float">
            <text:p>486923.51</text:p>
          </table:table-cell>
          <table:table-cell office:value-type="float" office:value="94247.023" calcext:value-type="float">
            <text:p>94247.023</text:p>
          </table:table-cell>
          <table:table-cell office:value-type="float" office:value="379640.32" calcext:value-type="float">
            <text:p>379640.32</text:p>
          </table:table-cell>
          <table:table-cell office:value-type="float" office:value="49107.323" calcext:value-type="float">
            <text:p>49107.323</text:p>
          </table:table-cell>
          <table:table-cell office:value-type="float" office:value="219777.45" calcext:value-type="float">
            <text:p>219777.45</text:p>
          </table:table-cell>
          <table:table-cell office:value-type="float" office:value="143354.35" calcext:value-type="float">
            <text:p>143354.35</text:p>
          </table:table-cell>
          <table:table-cell office:value-type="float" office:value="600628.17" calcext:value-type="float">
            <text:p>600628.17</text:p>
          </table:table-cell>
          <table:table-cell office:value-type="float" office:value="81.069044" calcext:value-type="float">
            <text:p>81.07</text:p>
          </table:table-cell>
          <table:table-cell office:value-type="float" office:value="14663.302" calcext:value-type="float">
            <text:p>14663.30</text:p>
          </table:table-cell>
          <table:table-cell office:value-type="float" office:value="69.230075" calcext:value-type="float">
            <text:p>69.23</text:p>
          </table:table-cell>
        </table:table-row>
        <table:table-row table:style-name="ro1">
          <table:table-cell office:value-type="string" calcext:value-type="string">
            <text:p>1977q2</text:p>
          </table:table-cell>
          <table:table-cell office:value-type="float" office:value="1977" calcext:value-type="float">
            <text:p>1977</text:p>
          </table:table-cell>
          <table:table-cell office:value-type="float" office:value="146639.23" calcext:value-type="float">
            <text:p>146639.23</text:p>
          </table:table-cell>
          <table:table-cell office:value-type="float" office:value="489421.23" calcext:value-type="float">
            <text:p>489421.23</text:p>
          </table:table-cell>
          <table:table-cell office:value-type="float" office:value="96794.128" calcext:value-type="float">
            <text:p>96794.128</text:p>
          </table:table-cell>
          <table:table-cell office:value-type="float" office:value="376709.38" calcext:value-type="float">
            <text:p>376709.38</text:p>
          </table:table-cell>
          <table:table-cell office:value-type="float" office:value="49845.097" calcext:value-type="float">
            <text:p>49845.097</text:p>
          </table:table-cell>
          <table:table-cell office:value-type="float" office:value="221887.33" calcext:value-type="float">
            <text:p>221887.33</text:p>
          </table:table-cell>
          <table:table-cell office:value-type="float" office:value="146639.22" calcext:value-type="float">
            <text:p>146639.22</text:p>
          </table:table-cell>
          <table:table-cell office:value-type="float" office:value="599520.85" calcext:value-type="float">
            <text:p>599520.85</text:p>
          </table:table-cell>
          <table:table-cell office:value-type="float" office:value="81.635398" calcext:value-type="float">
            <text:p>81.64</text:p>
          </table:table-cell>
          <table:table-cell office:value-type="float" office:value="14597.092" calcext:value-type="float">
            <text:p>14597.09</text:p>
          </table:table-cell>
          <table:table-cell office:value-type="float" office:value="69.900823" calcext:value-type="float">
            <text:p>69.90</text:p>
          </table:table-cell>
        </table:table-row>
        <table:table-row table:style-name="ro1">
          <table:table-cell office:value-type="string" calcext:value-type="string">
            <text:p>1977q3</text:p>
          </table:table-cell>
          <table:table-cell office:value-type="float" office:value="1977" calcext:value-type="float">
            <text:p>1977</text:p>
          </table:table-cell>
          <table:table-cell office:value-type="float" office:value="149974.83" calcext:value-type="float">
            <text:p>149974.83</text:p>
          </table:table-cell>
          <table:table-cell office:value-type="float" office:value="494852.56" calcext:value-type="float">
            <text:p>494852.56</text:p>
          </table:table-cell>
          <table:table-cell office:value-type="float" office:value="99044.302" calcext:value-type="float">
            <text:p>99044.302</text:p>
          </table:table-cell>
          <table:table-cell office:value-type="float" office:value="381510.16" calcext:value-type="float">
            <text:p>381510.16</text:p>
          </table:table-cell>
          <table:table-cell office:value-type="float" office:value="50930.528" calcext:value-type="float">
            <text:p>50930.528</text:p>
          </table:table-cell>
          <table:table-cell office:value-type="float" office:value="223912" calcext:value-type="float">
            <text:p>223912</text:p>
          </table:table-cell>
          <table:table-cell office:value-type="float" office:value="149974.83" calcext:value-type="float">
            <text:p>149974.83</text:p>
          </table:table-cell>
          <table:table-cell office:value-type="float" office:value="606423.08" calcext:value-type="float">
            <text:p>606423.08</text:p>
          </table:table-cell>
          <table:table-cell office:value-type="float" office:value="81.601868" calcext:value-type="float">
            <text:p>81.60</text:p>
          </table:table-cell>
          <table:table-cell office:value-type="float" office:value="14794.228" calcext:value-type="float">
            <text:p>14794.23</text:p>
          </table:table-cell>
          <table:table-cell office:value-type="float" office:value="69.734766" calcext:value-type="float">
            <text:p>69.73</text:p>
          </table:table-cell>
        </table:table-row>
        <table:table-row table:style-name="ro1">
          <table:table-cell office:value-type="string" calcext:value-type="string">
            <text:p>1977q4</text:p>
          </table:table-cell>
          <table:table-cell office:value-type="float" office:value="1977" calcext:value-type="float">
            <text:p>1977</text:p>
          </table:table-cell>
          <table:table-cell office:value-type="float" office:value="153816.78" calcext:value-type="float">
            <text:p>153816.78</text:p>
          </table:table-cell>
          <table:table-cell office:value-type="float" office:value="504340.53" calcext:value-type="float">
            <text:p>504340.53</text:p>
          </table:table-cell>
          <table:table-cell office:value-type="float" office:value="101114.51" calcext:value-type="float">
            <text:p>101114.51</text:p>
          </table:table-cell>
          <table:table-cell office:value-type="float" office:value="377830.53" calcext:value-type="float">
            <text:p>377830.53</text:p>
          </table:table-cell>
          <table:table-cell office:value-type="float" office:value="52702.262" calcext:value-type="float">
            <text:p>52702.262</text:p>
          </table:table-cell>
          <table:table-cell office:value-type="float" office:value="225936.86" calcext:value-type="float">
            <text:p>225936.86</text:p>
          </table:table-cell>
          <table:table-cell office:value-type="float" office:value="153816.78" calcext:value-type="float">
            <text:p>153816.78</text:p>
          </table:table-cell>
          <table:table-cell office:value-type="float" office:value="604416.15" calcext:value-type="float">
            <text:p>604416.15</text:p>
          </table:table-cell>
          <table:table-cell office:value-type="float" office:value="83.442597" calcext:value-type="float">
            <text:p>83.44</text:p>
          </table:table-cell>
          <table:table-cell office:value-type="float" office:value="14633.239" calcext:value-type="float">
            <text:p>14633.24</text:p>
          </table:table-cell>
          <table:table-cell office:value-type="float" office:value="71.853714" calcext:value-type="float">
            <text:p>71.85</text:p>
          </table:table-cell>
        </table:table-row>
        <table:table-row table:style-name="ro1">
          <table:table-cell office:value-type="string" calcext:value-type="string">
            <text:p>1978q1</text:p>
          </table:table-cell>
          <table:table-cell office:value-type="float" office:value="1978" calcext:value-type="float">
            <text:p>1978</text:p>
          </table:table-cell>
          <table:table-cell office:value-type="float" office:value="157783.52" calcext:value-type="float">
            <text:p>157783.52</text:p>
          </table:table-cell>
          <table:table-cell office:value-type="float" office:value="504598.71" calcext:value-type="float">
            <text:p>504598.71</text:p>
          </table:table-cell>
          <table:table-cell office:value-type="float" office:value="102463.45" calcext:value-type="float">
            <text:p>102463.45</text:p>
          </table:table-cell>
          <table:table-cell office:value-type="float" office:value="386603.08" calcext:value-type="float">
            <text:p>386603.08</text:p>
          </table:table-cell>
          <table:table-cell office:value-type="float" office:value="55320.064" calcext:value-type="float">
            <text:p>55320.064</text:p>
          </table:table-cell>
          <table:table-cell office:value-type="float" office:value="227816.71" calcext:value-type="float">
            <text:p>227816.71</text:p>
          </table:table-cell>
          <table:table-cell office:value-type="float" office:value="157783.52" calcext:value-type="float">
            <text:p>157783.52</text:p>
          </table:table-cell>
          <table:table-cell office:value-type="float" office:value="615313.34" calcext:value-type="float">
            <text:p>615313.34</text:p>
          </table:table-cell>
          <table:table-cell office:value-type="float" office:value="82.006787" calcext:value-type="float">
            <text:p>82.01</text:p>
          </table:table-cell>
          <table:table-cell office:value-type="float" office:value="14917.466" calcext:value-type="float">
            <text:p>14917.47</text:p>
          </table:table-cell>
          <table:table-cell office:value-type="float" office:value="70.520744" calcext:value-type="float">
            <text:p>70.52</text:p>
          </table:table-cell>
        </table:table-row>
        <table:table-row table:style-name="ro1">
          <table:table-cell office:value-type="string" calcext:value-type="string">
            <text:p>1978q2</text:p>
          </table:table-cell>
          <table:table-cell office:value-type="float" office:value="1978" calcext:value-type="float">
            <text:p>1978</text:p>
          </table:table-cell>
          <table:table-cell office:value-type="float" office:value="161457.88" calcext:value-type="float">
            <text:p>161457.88</text:p>
          </table:table-cell>
          <table:table-cell office:value-type="float" office:value="510417.06" calcext:value-type="float">
            <text:p>510417.06</text:p>
          </table:table-cell>
          <table:table-cell office:value-type="float" office:value="105132.22" calcext:value-type="float">
            <text:p>105132.22</text:p>
          </table:table-cell>
          <table:table-cell office:value-type="float" office:value="389364.95" calcext:value-type="float">
            <text:p>389364.95</text:p>
          </table:table-cell>
          <table:table-cell office:value-type="float" office:value="56325.663" calcext:value-type="float">
            <text:p>56325.663</text:p>
          </table:table-cell>
          <table:table-cell office:value-type="float" office:value="229585.57" calcext:value-type="float">
            <text:p>229585.57</text:p>
          </table:table-cell>
          <table:table-cell office:value-type="float" office:value="161457.88" calcext:value-type="float">
            <text:p>161457.88</text:p>
          </table:table-cell>
          <table:table-cell office:value-type="float" office:value="619842.61" calcext:value-type="float">
            <text:p>619842.61</text:p>
          </table:table-cell>
          <table:table-cell office:value-type="float" office:value="82.346236" calcext:value-type="float">
            <text:p>82.35</text:p>
          </table:table-cell>
          <table:table-cell office:value-type="float" office:value="15101.516" calcext:value-type="float">
            <text:p>15101.52</text:p>
          </table:table-cell>
          <table:table-cell office:value-type="float" office:value="70.464511" calcext:value-type="float">
            <text:p>70.46</text:p>
          </table:table-cell>
        </table:table-row>
        <table:table-row table:style-name="ro1">
          <table:table-cell office:value-type="string" calcext:value-type="string">
            <text:p>1978q3</text:p>
          </table:table-cell>
          <table:table-cell office:value-type="float" office:value="1978" calcext:value-type="float">
            <text:p>1978</text:p>
          </table:table-cell>
          <table:table-cell office:value-type="float" office:value="167315" calcext:value-type="float">
            <text:p>167315</text:p>
          </table:table-cell>
          <table:table-cell office:value-type="float" office:value="514399.89" calcext:value-type="float">
            <text:p>514399.89</text:p>
          </table:table-cell>
          <table:table-cell office:value-type="float" office:value="107171.84" calcext:value-type="float">
            <text:p>107171.84</text:p>
          </table:table-cell>
          <table:table-cell office:value-type="float" office:value="392831.62" calcext:value-type="float">
            <text:p>392831.62</text:p>
          </table:table-cell>
          <table:table-cell office:value-type="float" office:value="60143.159" calcext:value-type="float">
            <text:p>60143.159</text:p>
          </table:table-cell>
          <table:table-cell office:value-type="float" office:value="231483.24" calcext:value-type="float">
            <text:p>231483.24</text:p>
          </table:table-cell>
          <table:table-cell office:value-type="float" office:value="167315" calcext:value-type="float">
            <text:p>167315</text:p>
          </table:table-cell>
          <table:table-cell office:value-type="float" office:value="625220.92" calcext:value-type="float">
            <text:p>625220.92</text:p>
          </table:table-cell>
          <table:table-cell office:value-type="float" office:value="82.274901" calcext:value-type="float">
            <text:p>82.27</text:p>
          </table:table-cell>
          <table:table-cell office:value-type="float" office:value="15279.546" calcext:value-type="float">
            <text:p>15279.55</text:p>
          </table:table-cell>
          <table:table-cell office:value-type="float" office:value="70.186928" calcext:value-type="float">
            <text:p>70.19</text:p>
          </table:table-cell>
        </table:table-row>
        <table:table-row table:style-name="ro1">
          <table:table-cell office:value-type="string" calcext:value-type="string">
            <text:p>1978q4</text:p>
          </table:table-cell>
          <table:table-cell office:value-type="float" office:value="1978" calcext:value-type="float">
            <text:p>1978</text:p>
          </table:table-cell>
          <table:table-cell office:value-type="float" office:value="170804.8" calcext:value-type="float">
            <text:p>170804.8</text:p>
          </table:table-cell>
          <table:table-cell office:value-type="float" office:value="514915.85" calcext:value-type="float">
            <text:p>514915.85</text:p>
          </table:table-cell>
          <table:table-cell office:value-type="float" office:value="110306.97" calcext:value-type="float">
            <text:p>110306.97</text:p>
          </table:table-cell>
          <table:table-cell office:value-type="float" office:value="402465.78" calcext:value-type="float">
            <text:p>402465.78</text:p>
          </table:table-cell>
          <table:table-cell office:value-type="float" office:value="60497.828" calcext:value-type="float">
            <text:p>60497.828</text:p>
          </table:table-cell>
          <table:table-cell office:value-type="float" office:value="233377.47" calcext:value-type="float">
            <text:p>233377.47</text:p>
          </table:table-cell>
          <table:table-cell office:value-type="float" office:value="170804.8" calcext:value-type="float">
            <text:p>170804.8</text:p>
          </table:table-cell>
          <table:table-cell office:value-type="float" office:value="636889.78" calcext:value-type="float">
            <text:p>636889.78</text:p>
          </table:table-cell>
          <table:table-cell office:value-type="float" office:value="80.848502" calcext:value-type="float">
            <text:p>80.85</text:p>
          </table:table-cell>
          <table:table-cell office:value-type="float" office:value="15598.388" calcext:value-type="float">
            <text:p>15598.39</text:p>
          </table:table-cell>
          <table:table-cell office:value-type="float" office:value="68.821218" calcext:value-type="float">
            <text:p>68.82</text:p>
          </table:table-cell>
        </table:table-row>
        <table:table-row table:style-name="ro1">
          <table:table-cell office:value-type="string" calcext:value-type="string">
            <text:p>1979q1</text:p>
          </table:table-cell>
          <table:table-cell office:value-type="float" office:value="1979" calcext:value-type="float">
            <text:p>1979</text:p>
          </table:table-cell>
          <table:table-cell office:value-type="float" office:value="179970.69" calcext:value-type="float">
            <text:p>179970.69</text:p>
          </table:table-cell>
          <table:table-cell office:value-type="float" office:value="524142.33" calcext:value-type="float">
            <text:p>524142.33</text:p>
          </table:table-cell>
          <table:table-cell office:value-type="float" office:value="113779.63" calcext:value-type="float">
            <text:p>113779.63</text:p>
          </table:table-cell>
          <table:table-cell office:value-type="float" office:value="405786.56" calcext:value-type="float">
            <text:p>405786.56</text:p>
          </table:table-cell>
          <table:table-cell office:value-type="float" office:value="66191.066" calcext:value-type="float">
            <text:p>66191.066</text:p>
          </table:table-cell>
          <table:table-cell office:value-type="float" office:value="235319.59" calcext:value-type="float">
            <text:p>235319.59</text:p>
          </table:table-cell>
          <table:table-cell office:value-type="float" office:value="179970.69" calcext:value-type="float">
            <text:p>179970.69</text:p>
          </table:table-cell>
          <table:table-cell office:value-type="float" office:value="642160.37" calcext:value-type="float">
            <text:p>642160.37</text:p>
          </table:table-cell>
          <table:table-cell office:value-type="float" office:value="81.621719" calcext:value-type="float">
            <text:p>81.62</text:p>
          </table:table-cell>
          <table:table-cell office:value-type="float" office:value="15677.847" calcext:value-type="float">
            <text:p>15677.85</text:p>
          </table:table-cell>
          <table:table-cell office:value-type="float" office:value="69.699334" calcext:value-type="float">
            <text:p>69.70</text:p>
          </table:table-cell>
        </table:table-row>
        <table:table-row table:style-name="ro1">
          <table:table-cell office:value-type="string" calcext:value-type="string">
            <text:p>1979q2</text:p>
          </table:table-cell>
          <table:table-cell office:value-type="float" office:value="1979" calcext:value-type="float">
            <text:p>1979</text:p>
          </table:table-cell>
          <table:table-cell office:value-type="float" office:value="189861.85" calcext:value-type="float">
            <text:p>189861.85</text:p>
          </table:table-cell>
          <table:table-cell office:value-type="float" office:value="535905.36" calcext:value-type="float">
            <text:p>535905.36</text:p>
          </table:table-cell>
          <table:table-cell office:value-type="float" office:value="118234.89" calcext:value-type="float">
            <text:p>118234.89</text:p>
          </table:table-cell>
          <table:table-cell office:value-type="float" office:value="406255.65" calcext:value-type="float">
            <text:p>406255.65</text:p>
          </table:table-cell>
          <table:table-cell office:value-type="float" office:value="71626.954" calcext:value-type="float">
            <text:p>71626.954</text:p>
          </table:table-cell>
          <table:table-cell office:value-type="float" office:value="238161.97" calcext:value-type="float">
            <text:p>238161.97</text:p>
          </table:table-cell>
          <table:table-cell office:value-type="float" office:value="189861.85" calcext:value-type="float">
            <text:p>189861.85</text:p>
          </table:table-cell>
          <table:table-cell office:value-type="float" office:value="645506.55" calcext:value-type="float">
            <text:p>645506.55</text:p>
          </table:table-cell>
          <table:table-cell office:value-type="float" office:value="83.020902" calcext:value-type="float">
            <text:p>83.02</text:p>
          </table:table-cell>
          <table:table-cell office:value-type="float" office:value="15744.525" calcext:value-type="float">
            <text:p>15744.53</text:p>
          </table:table-cell>
          <table:table-cell office:value-type="float" office:value="70.961758" calcext:value-type="float">
            <text:p>70.96</text:p>
          </table:table-cell>
        </table:table-row>
        <table:table-row table:style-name="ro1">
          <table:table-cell office:value-type="string" calcext:value-type="string">
            <text:p>1979q3</text:p>
          </table:table-cell>
          <table:table-cell office:value-type="float" office:value="1979" calcext:value-type="float">
            <text:p>1979</text:p>
          </table:table-cell>
          <table:table-cell office:value-type="float" office:value="195394.78" calcext:value-type="float">
            <text:p>195394.78</text:p>
          </table:table-cell>
          <table:table-cell office:value-type="float" office:value="535095.01" calcext:value-type="float">
            <text:p>535095.01</text:p>
          </table:table-cell>
          <table:table-cell office:value-type="float" office:value="122265.89" calcext:value-type="float">
            <text:p>122265.89</text:p>
          </table:table-cell>
          <table:table-cell office:value-type="float" office:value="411116" calcext:value-type="float">
            <text:p>411116</text:p>
          </table:table-cell>
          <table:table-cell office:value-type="float" office:value="73128.897" calcext:value-type="float">
            <text:p>73128.897</text:p>
          </table:table-cell>
          <table:table-cell office:value-type="float" office:value="241059.87" calcext:value-type="float">
            <text:p>241059.87</text:p>
          </table:table-cell>
          <table:table-cell office:value-type="float" office:value="195394.78" calcext:value-type="float">
            <text:p>195394.78</text:p>
          </table:table-cell>
          <table:table-cell office:value-type="float" office:value="653278.74" calcext:value-type="float">
            <text:p>653278.74</text:p>
          </table:table-cell>
          <table:table-cell office:value-type="float" office:value="81.909143" calcext:value-type="float">
            <text:p>81.91</text:p>
          </table:table-cell>
          <table:table-cell office:value-type="float" office:value="15990.263" calcext:value-type="float">
            <text:p>15990.26</text:p>
          </table:table-cell>
          <table:table-cell office:value-type="float" office:value="69.765566" calcext:value-type="float">
            <text:p>69.77</text:p>
          </table:table-cell>
        </table:table-row>
        <table:table-row table:style-name="ro1">
          <table:table-cell office:value-type="string" calcext:value-type="string">
            <text:p>1979q4</text:p>
          </table:table-cell>
          <table:table-cell office:value-type="float" office:value="1979" calcext:value-type="float">
            <text:p>1979</text:p>
          </table:table-cell>
          <table:table-cell office:value-type="float" office:value="202893.11" calcext:value-type="float">
            <text:p>202893.11</text:p>
          </table:table-cell>
          <table:table-cell office:value-type="float" office:value="540539.93" calcext:value-type="float">
            <text:p>540539.93</text:p>
          </table:table-cell>
          <table:table-cell office:value-type="float" office:value="126292.58" calcext:value-type="float">
            <text:p>126292.58</text:p>
          </table:table-cell>
          <table:table-cell office:value-type="float" office:value="435038.77" calcext:value-type="float">
            <text:p>435038.77</text:p>
          </table:table-cell>
          <table:table-cell office:value-type="float" office:value="76600.525" calcext:value-type="float">
            <text:p>76600.525</text:p>
          </table:table-cell>
          <table:table-cell office:value-type="float" office:value="244337.68" calcext:value-type="float">
            <text:p>244337.68</text:p>
          </table:table-cell>
          <table:table-cell office:value-type="float" office:value="202893.11" calcext:value-type="float">
            <text:p>202893.11</text:p>
          </table:table-cell>
          <table:table-cell office:value-type="float" office:value="680195.04" calcext:value-type="float">
            <text:p>680195.04</text:p>
          </table:table-cell>
          <table:table-cell office:value-type="float" office:value="79.468372" calcext:value-type="float">
            <text:p>79.47</text:p>
          </table:table-cell>
          <table:table-cell office:value-type="float" office:value="16819.312" calcext:value-type="float">
            <text:p>16819.31</text:p>
          </table:table-cell>
          <table:table-cell office:value-type="float" office:value="67.001629" calcext:value-type="float">
            <text:p>67.00</text:p>
          </table:table-cell>
        </table:table-row>
        <table:table-row table:style-name="ro1">
          <table:table-cell office:value-type="string" calcext:value-type="string">
            <text:p>1980q1</text:p>
          </table:table-cell>
          <table:table-cell office:value-type="float" office:value="1980" calcext:value-type="float">
            <text:p>1980</text:p>
          </table:table-cell>
          <table:table-cell office:value-type="float" office:value="208900.2" calcext:value-type="float">
            <text:p>208900.2</text:p>
          </table:table-cell>
          <table:table-cell office:value-type="float" office:value="539928.04" calcext:value-type="float">
            <text:p>539928.04</text:p>
          </table:table-cell>
          <table:table-cell office:value-type="float" office:value="130514.16" calcext:value-type="float">
            <text:p>130514.16</text:p>
          </table:table-cell>
          <table:table-cell office:value-type="float" office:value="424970.74" calcext:value-type="float">
            <text:p>424970.74</text:p>
          </table:table-cell>
          <table:table-cell office:value-type="float" office:value="78386.03" calcext:value-type="float">
            <text:p>78386.03</text:p>
          </table:table-cell>
          <table:table-cell office:value-type="float" office:value="247581.9" calcext:value-type="float">
            <text:p>247581.9</text:p>
          </table:table-cell>
          <table:table-cell office:value-type="float" office:value="208900.19" calcext:value-type="float">
            <text:p>208900.19</text:p>
          </table:table-cell>
          <table:table-cell office:value-type="float" office:value="673671.37" calcext:value-type="float">
            <text:p>673671.37</text:p>
          </table:table-cell>
          <table:table-cell office:value-type="float" office:value="80.147095" calcext:value-type="float">
            <text:p>80.15</text:p>
          </table:table-cell>
          <table:table-cell office:value-type="float" office:value="16423.102" calcext:value-type="float">
            <text:p>16423.10</text:p>
          </table:table-cell>
          <table:table-cell office:value-type="float" office:value="68.540378" calcext:value-type="float">
            <text:p>68.54</text:p>
          </table:table-cell>
        </table:table-row>
        <table:table-row table:style-name="ro1">
          <table:table-cell office:value-type="string" calcext:value-type="string">
            <text:p>1980q2</text:p>
          </table:table-cell>
          <table:table-cell office:value-type="float" office:value="1980" calcext:value-type="float">
            <text:p>1980</text:p>
          </table:table-cell>
          <table:table-cell office:value-type="float" office:value="214368.49" calcext:value-type="float">
            <text:p>214368.49</text:p>
          </table:table-cell>
          <table:table-cell office:value-type="float" office:value="543152.61" calcext:value-type="float">
            <text:p>543152.61</text:p>
          </table:table-cell>
          <table:table-cell office:value-type="float" office:value="132839.4" calcext:value-type="float">
            <text:p>132839.4</text:p>
          </table:table-cell>
          <table:table-cell office:value-type="float" office:value="426761.81" calcext:value-type="float">
            <text:p>426761.81</text:p>
          </table:table-cell>
          <table:table-cell office:value-type="float" office:value="81529.095" calcext:value-type="float">
            <text:p>81529.095</text:p>
          </table:table-cell>
          <table:table-cell office:value-type="float" office:value="249992.79" calcext:value-type="float">
            <text:p>249992.79</text:p>
          </table:table-cell>
          <table:table-cell office:value-type="float" office:value="214368.5" calcext:value-type="float">
            <text:p>214368.5</text:p>
          </table:table-cell>
          <table:table-cell office:value-type="float" office:value="677913.81" calcext:value-type="float">
            <text:p>677913.81</text:p>
          </table:table-cell>
          <table:table-cell office:value-type="float" office:value="80.121189" calcext:value-type="float">
            <text:p>80.12</text:p>
          </table:table-cell>
          <table:table-cell office:value-type="float" office:value="16531.138" calcext:value-type="float">
            <text:p>16531.14</text:p>
          </table:table-cell>
          <table:table-cell office:value-type="float" office:value="68.499111" calcext:value-type="float">
            <text:p>68.50</text:p>
          </table:table-cell>
        </table:table-row>
        <table:table-row table:style-name="ro1">
          <table:table-cell office:value-type="string" calcext:value-type="string">
            <text:p>1980q3</text:p>
          </table:table-cell>
          <table:table-cell office:value-type="float" office:value="1980" calcext:value-type="float">
            <text:p>1980</text:p>
          </table:table-cell>
          <table:table-cell office:value-type="float" office:value="220571.95" calcext:value-type="float">
            <text:p>220571.95</text:p>
          </table:table-cell>
          <table:table-cell office:value-type="float" office:value="541321.16" calcext:value-type="float">
            <text:p>541321.16</text:p>
          </table:table-cell>
          <table:table-cell office:value-type="float" office:value="137183.48" calcext:value-type="float">
            <text:p>137183.48</text:p>
          </table:table-cell>
          <table:table-cell office:value-type="float" office:value="422155.13" calcext:value-type="float">
            <text:p>422155.13</text:p>
          </table:table-cell>
          <table:table-cell office:value-type="float" office:value="83388.472" calcext:value-type="float">
            <text:p>83388.472</text:p>
          </table:table-cell>
          <table:table-cell office:value-type="float" office:value="252276.22" calcext:value-type="float">
            <text:p>252276.22</text:p>
          </table:table-cell>
          <table:table-cell office:value-type="float" office:value="220571.95" calcext:value-type="float">
            <text:p>220571.95</text:p>
          </table:table-cell>
          <table:table-cell office:value-type="float" office:value="675687.15" calcext:value-type="float">
            <text:p>675687.15</text:p>
          </table:table-cell>
          <table:table-cell office:value-type="float" office:value="80.114172" calcext:value-type="float">
            <text:p>80.11</text:p>
          </table:table-cell>
          <table:table-cell office:value-type="float" office:value="16338.685" calcext:value-type="float">
            <text:p>16338.69</text:p>
          </table:table-cell>
          <table:table-cell office:value-type="float" office:value="69.072269" calcext:value-type="float">
            <text:p>69.07</text:p>
          </table:table-cell>
        </table:table-row>
        <table:table-row table:style-name="ro1">
          <table:table-cell office:value-type="string" calcext:value-type="string">
            <text:p>1980q4</text:p>
          </table:table-cell>
          <table:table-cell office:value-type="float" office:value="1980" calcext:value-type="float">
            <text:p>1980</text:p>
          </table:table-cell>
          <table:table-cell office:value-type="float" office:value="229762.49" calcext:value-type="float">
            <text:p>229762.49</text:p>
          </table:table-cell>
          <table:table-cell office:value-type="float" office:value="550978.07" calcext:value-type="float">
            <text:p>550978.07</text:p>
          </table:table-cell>
          <table:table-cell office:value-type="float" office:value="143284.5" calcext:value-type="float">
            <text:p>143284.5</text:p>
          </table:table-cell>
          <table:table-cell office:value-type="float" office:value="428249.95" calcext:value-type="float">
            <text:p>428249.95</text:p>
          </table:table-cell>
          <table:table-cell office:value-type="float" office:value="86477.994" calcext:value-type="float">
            <text:p>86477.994</text:p>
          </table:table-cell>
          <table:table-cell office:value-type="float" office:value="254728.91" calcext:value-type="float">
            <text:p>254728.91</text:p>
          </table:table-cell>
          <table:table-cell office:value-type="float" office:value="229762.49" calcext:value-type="float">
            <text:p>229762.49</text:p>
          </table:table-cell>
          <table:table-cell office:value-type="float" office:value="684238.77" calcext:value-type="float">
            <text:p>684238.77</text:p>
          </table:table-cell>
          <table:table-cell office:value-type="float" office:value="80.524241" calcext:value-type="float">
            <text:p>80.52</text:p>
          </table:table-cell>
          <table:table-cell office:value-type="float" office:value="16522.681" calcext:value-type="float">
            <text:p>16522.68</text:p>
          </table:table-cell>
          <table:table-cell office:value-type="float" office:value="69.521578" calcext:value-type="float">
            <text:p>69.52</text:p>
          </table:table-cell>
        </table:table-row>
        <table:table-row table:style-name="ro1">
          <table:table-cell office:value-type="string" calcext:value-type="string">
            <text:p>1981q1</text:p>
          </table:table-cell>
          <table:table-cell office:value-type="float" office:value="1981" calcext:value-type="float">
            <text:p>1981</text:p>
          </table:table-cell>
          <table:table-cell office:value-type="float" office:value="242001.39" calcext:value-type="float">
            <text:p>242001.39</text:p>
          </table:table-cell>
          <table:table-cell office:value-type="float" office:value="575850.37" calcext:value-type="float">
            <text:p>575850.37</text:p>
          </table:table-cell>
          <table:table-cell office:value-type="float" office:value="148493.77" calcext:value-type="float">
            <text:p>148493.77</text:p>
          </table:table-cell>
          <table:table-cell office:value-type="float" office:value="444906.13" calcext:value-type="float">
            <text:p>444906.13</text:p>
          </table:table-cell>
          <table:table-cell office:value-type="float" office:value="93507.613" calcext:value-type="float">
            <text:p>93507.613</text:p>
          </table:table-cell>
          <table:table-cell office:value-type="float" office:value="257186.58" calcext:value-type="float">
            <text:p>257186.58</text:p>
          </table:table-cell>
          <table:table-cell office:value-type="float" office:value="242001.39" calcext:value-type="float">
            <text:p>242001.39</text:p>
          </table:table-cell>
          <table:table-cell office:value-type="float" office:value="703151.67" calcext:value-type="float">
            <text:p>703151.67</text:p>
          </table:table-cell>
          <table:table-cell office:value-type="float" office:value="81.895612" calcext:value-type="float">
            <text:p>81.90</text:p>
          </table:table-cell>
          <table:table-cell office:value-type="float" office:value="17145.367" calcext:value-type="float">
            <text:p>17145.37</text:p>
          </table:table-cell>
          <table:table-cell office:value-type="float" office:value="70.021059" calcext:value-type="float">
            <text:p>70.02</text:p>
          </table:table-cell>
        </table:table-row>
        <table:table-row table:style-name="ro1">
          <table:table-cell office:value-type="string" calcext:value-type="string">
            <text:p>1981q2</text:p>
          </table:table-cell>
          <table:table-cell office:value-type="float" office:value="1981" calcext:value-type="float">
            <text:p>1981</text:p>
          </table:table-cell>
          <table:table-cell office:value-type="float" office:value="247505.79" calcext:value-type="float">
            <text:p>247505.79</text:p>
          </table:table-cell>
          <table:table-cell office:value-type="float" office:value="574973.58" calcext:value-type="float">
            <text:p>574973.58</text:p>
          </table:table-cell>
          <table:table-cell office:value-type="float" office:value="154908.48" calcext:value-type="float">
            <text:p>154908.48</text:p>
          </table:table-cell>
          <table:table-cell office:value-type="float" office:value="429762.89" calcext:value-type="float">
            <text:p>429762.89</text:p>
          </table:table-cell>
          <table:table-cell office:value-type="float" office:value="92597.303" calcext:value-type="float">
            <text:p>92597.303</text:p>
          </table:table-cell>
          <table:table-cell office:value-type="float" office:value="260097.41" calcext:value-type="float">
            <text:p>260097.41</text:p>
          </table:table-cell>
          <table:table-cell office:value-type="float" office:value="247505.79" calcext:value-type="float">
            <text:p>247505.79</text:p>
          </table:table-cell>
          <table:table-cell office:value-type="float" office:value="691173.83" calcext:value-type="float">
            <text:p>691173.83</text:p>
          </table:table-cell>
          <table:table-cell office:value-type="float" office:value="83.187984" calcext:value-type="float">
            <text:p>83.19</text:p>
          </table:table-cell>
          <table:table-cell office:value-type="float" office:value="16657.33" calcext:value-type="float">
            <text:p>16657.33</text:p>
          </table:table-cell>
          <table:table-cell office:value-type="float" office:value="71.962844" calcext:value-type="float">
            <text:p>71.96</text:p>
          </table:table-cell>
        </table:table-row>
        <table:table-row table:style-name="ro1">
          <table:table-cell office:value-type="string" calcext:value-type="string">
            <text:p>1981q3</text:p>
          </table:table-cell>
          <table:table-cell office:value-type="float" office:value="1981" calcext:value-type="float">
            <text:p>1981</text:p>
          </table:table-cell>
          <table:table-cell office:value-type="float" office:value="247682.99" calcext:value-type="float">
            <text:p>247682.99</text:p>
          </table:table-cell>
          <table:table-cell office:value-type="float" office:value="563646.07" calcext:value-type="float">
            <text:p>563646.07</text:p>
          </table:table-cell>
          <table:table-cell office:value-type="float" office:value="157976.37" calcext:value-type="float">
            <text:p>157976.37</text:p>
          </table:table-cell>
          <table:table-cell office:value-type="float" office:value="435188.96" calcext:value-type="float">
            <text:p>435188.96</text:p>
          </table:table-cell>
          <table:table-cell office:value-type="float" office:value="89706.621" calcext:value-type="float">
            <text:p>89706.621</text:p>
          </table:table-cell>
          <table:table-cell office:value-type="float" office:value="263028.24" calcext:value-type="float">
            <text:p>263028.24</text:p>
          </table:table-cell>
          <table:table-cell office:value-type="float" office:value="247682.99" calcext:value-type="float">
            <text:p>247682.99</text:p>
          </table:table-cell>
          <table:table-cell office:value-type="float" office:value="699555.31" calcext:value-type="float">
            <text:p>699555.31</text:p>
          </table:table-cell>
          <table:table-cell office:value-type="float" office:value="80.572052" calcext:value-type="float">
            <text:p>80.57</text:p>
          </table:table-cell>
          <table:table-cell office:value-type="float" office:value="16930.326" calcext:value-type="float">
            <text:p>16930.33</text:p>
          </table:table-cell>
          <table:table-cell office:value-type="float" office:value="69.407595" calcext:value-type="float">
            <text:p>69.41</text:p>
          </table:table-cell>
        </table:table-row>
        <table:table-row table:style-name="ro1">
          <table:table-cell office:value-type="string" calcext:value-type="string">
            <text:p>1981q4</text:p>
          </table:table-cell>
          <table:table-cell office:value-type="float" office:value="1981" calcext:value-type="float">
            <text:p>1981</text:p>
          </table:table-cell>
          <table:table-cell office:value-type="float" office:value="246547.86" calcext:value-type="float">
            <text:p>246547.86</text:p>
          </table:table-cell>
          <table:table-cell office:value-type="float" office:value="551637.83" calcext:value-type="float">
            <text:p>551637.83</text:p>
          </table:table-cell>
          <table:table-cell office:value-type="float" office:value="162913.88" calcext:value-type="float">
            <text:p>162913.88</text:p>
          </table:table-cell>
          <table:table-cell office:value-type="float" office:value="428162.37" calcext:value-type="float">
            <text:p>428162.37</text:p>
          </table:table-cell>
          <table:table-cell office:value-type="float" office:value="83633.981" calcext:value-type="float">
            <text:p>83633.981</text:p>
          </table:table-cell>
          <table:table-cell office:value-type="float" office:value="265769.33" calcext:value-type="float">
            <text:p>265769.33</text:p>
          </table:table-cell>
          <table:table-cell office:value-type="float" office:value="246547.86" calcext:value-type="float">
            <text:p>246547.86</text:p>
          </table:table-cell>
          <table:table-cell office:value-type="float" office:value="694725.88" calcext:value-type="float">
            <text:p>694725.88</text:p>
          </table:table-cell>
          <table:table-cell office:value-type="float" office:value="79.403668" calcext:value-type="float">
            <text:p>79.40</text:p>
          </table:table-cell>
          <table:table-cell office:value-type="float" office:value="16583.378" calcext:value-type="float">
            <text:p>16583.38</text:p>
          </table:table-cell>
          <table:table-cell office:value-type="float" office:value="69.350062" calcext:value-type="float">
            <text:p>69.35</text:p>
          </table:table-cell>
        </table:table-row>
        <table:table-row table:style-name="ro1">
          <table:table-cell office:value-type="string" calcext:value-type="string">
            <text:p>1982q1</text:p>
          </table:table-cell>
          <table:table-cell office:value-type="float" office:value="1982" calcext:value-type="float">
            <text:p>1982</text:p>
          </table:table-cell>
          <table:table-cell office:value-type="float" office:value="251513.82" calcext:value-type="float">
            <text:p>251513.82</text:p>
          </table:table-cell>
          <table:table-cell office:value-type="float" office:value="553866.19" calcext:value-type="float">
            <text:p>553866.19</text:p>
          </table:table-cell>
          <table:table-cell office:value-type="float" office:value="164531.21" calcext:value-type="float">
            <text:p>164531.21</text:p>
          </table:table-cell>
          <table:table-cell office:value-type="float" office:value="428573.44" calcext:value-type="float">
            <text:p>428573.44</text:p>
          </table:table-cell>
          <table:table-cell office:value-type="float" office:value="86982.61" calcext:value-type="float">
            <text:p>86982.61</text:p>
          </table:table-cell>
          <table:table-cell office:value-type="float" office:value="268525.69" calcext:value-type="float">
            <text:p>268525.69</text:p>
          </table:table-cell>
          <table:table-cell office:value-type="float" office:value="251513.82" calcext:value-type="float">
            <text:p>251513.82</text:p>
          </table:table-cell>
          <table:table-cell office:value-type="float" office:value="697625.39" calcext:value-type="float">
            <text:p>697625.39</text:p>
          </table:table-cell>
          <table:table-cell office:value-type="float" office:value="79.393067" calcext:value-type="float">
            <text:p>79.39</text:p>
          </table:table-cell>
          <table:table-cell office:value-type="float" office:value="16567.333" calcext:value-type="float">
            <text:p>16567.33</text:p>
          </table:table-cell>
          <table:table-cell office:value-type="float" office:value="69.697641" calcext:value-type="float">
            <text:p>69.70</text:p>
          </table:table-cell>
        </table:table-row>
        <table:table-row table:style-name="ro1">
          <table:table-cell office:value-type="string" calcext:value-type="string">
            <text:p>1982q2</text:p>
          </table:table-cell>
          <table:table-cell office:value-type="float" office:value="1982" calcext:value-type="float">
            <text:p>1982</text:p>
          </table:table-cell>
          <table:table-cell office:value-type="float" office:value="253159.98" calcext:value-type="float">
            <text:p>253159.98</text:p>
          </table:table-cell>
          <table:table-cell office:value-type="float" office:value="539755.65" calcext:value-type="float">
            <text:p>539755.65</text:p>
          </table:table-cell>
          <table:table-cell office:value-type="float" office:value="164344.43" calcext:value-type="float">
            <text:p>164344.43</text:p>
          </table:table-cell>
          <table:table-cell office:value-type="float" office:value="409475.08" calcext:value-type="float">
            <text:p>409475.08</text:p>
          </table:table-cell>
          <table:table-cell office:value-type="float" office:value="88815.551" calcext:value-type="float">
            <text:p>88815.551</text:p>
          </table:table-cell>
          <table:table-cell office:value-type="float" office:value="269390.01" calcext:value-type="float">
            <text:p>269390.01</text:p>
          </table:table-cell>
          <table:table-cell office:value-type="float" office:value="253159.98" calcext:value-type="float">
            <text:p>253159.98</text:p>
          </table:table-cell>
          <table:table-cell office:value-type="float" office:value="677964.3" calcext:value-type="float">
            <text:p>677964.3</text:p>
          </table:table-cell>
          <table:table-cell office:value-type="float" office:value="79.614169" calcext:value-type="float">
            <text:p>79.61</text:p>
          </table:table-cell>
          <table:table-cell office:value-type="float" office:value="15915.847" calcext:value-type="float">
            <text:p>15915.85</text:p>
          </table:table-cell>
          <table:table-cell office:value-type="float" office:value="70.702254" calcext:value-type="float">
            <text:p>70.70</text:p>
          </table:table-cell>
        </table:table-row>
        <table:table-row table:style-name="ro1">
          <table:table-cell office:value-type="string" calcext:value-type="string">
            <text:p>1982q3</text:p>
          </table:table-cell>
          <table:table-cell office:value-type="float" office:value="1982" calcext:value-type="float">
            <text:p>1982</text:p>
          </table:table-cell>
          <table:table-cell office:value-type="float" office:value="253402.35" calcext:value-type="float">
            <text:p>253402.35</text:p>
          </table:table-cell>
          <table:table-cell office:value-type="float" office:value="532674.54" calcext:value-type="float">
            <text:p>532674.54</text:p>
          </table:table-cell>
          <table:table-cell office:value-type="float" office:value="160610.37" calcext:value-type="float">
            <text:p>160610.37</text:p>
          </table:table-cell>
          <table:table-cell office:value-type="float" office:value="400729" calcext:value-type="float">
            <text:p>400729</text:p>
          </table:table-cell>
          <table:table-cell office:value-type="float" office:value="92791.983" calcext:value-type="float">
            <text:p>92791.983</text:p>
          </table:table-cell>
          <table:table-cell office:value-type="float" office:value="269719.44" calcext:value-type="float">
            <text:p>269719.44</text:p>
          </table:table-cell>
          <table:table-cell office:value-type="float" office:value="253402.35" calcext:value-type="float">
            <text:p>253402.35</text:p>
          </table:table-cell>
          <table:table-cell office:value-type="float" office:value="668930.98" calcext:value-type="float">
            <text:p>668930.98</text:p>
          </table:table-cell>
          <table:table-cell office:value-type="float" office:value="79.630718" calcext:value-type="float">
            <text:p>79.63</text:p>
          </table:table-cell>
          <table:table-cell office:value-type="float" office:value="15637.784" calcext:value-type="float">
            <text:p>15637.78</text:p>
          </table:table-cell>
          <table:table-cell office:value-type="float" office:value="71.015404" calcext:value-type="float">
            <text:p>71.02</text:p>
          </table:table-cell>
        </table:table-row>
        <table:table-row table:style-name="ro1">
          <table:table-cell office:value-type="string" calcext:value-type="string">
            <text:p>1982q4</text:p>
          </table:table-cell>
          <table:table-cell office:value-type="float" office:value="1982" calcext:value-type="float">
            <text:p>1982</text:p>
          </table:table-cell>
          <table:table-cell office:value-type="float" office:value="257241.39" calcext:value-type="float">
            <text:p>257241.39</text:p>
          </table:table-cell>
          <table:table-cell office:value-type="float" office:value="527794.96" calcext:value-type="float">
            <text:p>527794.96</text:p>
          </table:table-cell>
          <table:table-cell office:value-type="float" office:value="161143.16" calcext:value-type="float">
            <text:p>161143.16</text:p>
          </table:table-cell>
          <table:table-cell office:value-type="float" office:value="393181.71" calcext:value-type="float">
            <text:p>393181.71</text:p>
          </table:table-cell>
          <table:table-cell office:value-type="float" office:value="96098.23" calcext:value-type="float">
            <text:p>96098.23</text:p>
          </table:table-cell>
          <table:table-cell office:value-type="float" office:value="269566.43" calcext:value-type="float">
            <text:p>269566.43</text:p>
          </table:table-cell>
          <table:table-cell office:value-type="float" office:value="257241.39" calcext:value-type="float">
            <text:p>257241.39</text:p>
          </table:table-cell>
          <table:table-cell office:value-type="float" office:value="660825.63" calcext:value-type="float">
            <text:p>660825.63</text:p>
          </table:table-cell>
          <table:table-cell office:value-type="float" office:value="79.86902" calcext:value-type="float">
            <text:p>79.87</text:p>
          </table:table-cell>
          <table:table-cell office:value-type="float" office:value="15244.09" calcext:value-type="float">
            <text:p>15244.09</text:p>
          </table:table-cell>
          <table:table-cell office:value-type="float" office:value="72.182105" calcext:value-type="float">
            <text:p>72.18</text:p>
          </table:table-cell>
        </table:table-row>
        <table:table-row table:style-name="ro1">
          <table:table-cell office:value-type="string" calcext:value-type="string">
            <text:p>1983q1</text:p>
          </table:table-cell>
          <table:table-cell office:value-type="float" office:value="1983" calcext:value-type="float">
            <text:p>1983</text:p>
          </table:table-cell>
          <table:table-cell office:value-type="float" office:value="264051.55" calcext:value-type="float">
            <text:p>264051.55</text:p>
          </table:table-cell>
          <table:table-cell office:value-type="float" office:value="537254.57" calcext:value-type="float">
            <text:p>537254.57</text:p>
          </table:table-cell>
          <table:table-cell office:value-type="float" office:value="162926.77" calcext:value-type="float">
            <text:p>162926.77</text:p>
          </table:table-cell>
          <table:table-cell office:value-type="float" office:value="400716.73" calcext:value-type="float">
            <text:p>400716.73</text:p>
          </table:table-cell>
          <table:table-cell office:value-type="float" office:value="101124.79" calcext:value-type="float">
            <text:p>101124.79</text:p>
          </table:table-cell>
          <table:table-cell office:value-type="float" office:value="269363.5" calcext:value-type="float">
            <text:p>269363.5</text:p>
          </table:table-cell>
          <table:table-cell office:value-type="float" office:value="264051.55" calcext:value-type="float">
            <text:p>264051.55</text:p>
          </table:table-cell>
          <table:table-cell office:value-type="float" office:value="668480.35" calcext:value-type="float">
            <text:p>668480.35</text:p>
          </table:table-cell>
          <table:table-cell office:value-type="float" office:value="80.369539" calcext:value-type="float">
            <text:p>80.37</text:p>
          </table:table-cell>
          <table:table-cell office:value-type="float" office:value="15509.355" calcext:value-type="float">
            <text:p>15509.36</text:p>
          </table:table-cell>
          <table:table-cell office:value-type="float" office:value="72.219121" calcext:value-type="float">
            <text:p>72.22</text:p>
          </table:table-cell>
        </table:table-row>
        <table:table-row table:style-name="ro1">
          <table:table-cell office:value-type="string" calcext:value-type="string">
            <text:p>1983q2</text:p>
          </table:table-cell>
          <table:table-cell office:value-type="float" office:value="1983" calcext:value-type="float">
            <text:p>1983</text:p>
          </table:table-cell>
          <table:table-cell office:value-type="float" office:value="272712.13" calcext:value-type="float">
            <text:p>272712.13</text:p>
          </table:table-cell>
          <table:table-cell office:value-type="float" office:value="548161.8" calcext:value-type="float">
            <text:p>548161.8</text:p>
          </table:table-cell>
          <table:table-cell office:value-type="float" office:value="167311.99" calcext:value-type="float">
            <text:p>167311.99</text:p>
          </table:table-cell>
          <table:table-cell office:value-type="float" office:value="408960.25" calcext:value-type="float">
            <text:p>408960.25</text:p>
          </table:table-cell>
          <table:table-cell office:value-type="float" office:value="105400.13" calcext:value-type="float">
            <text:p>105400.13</text:p>
          </table:table-cell>
          <table:table-cell office:value-type="float" office:value="269792.37" calcext:value-type="float">
            <text:p>269792.37</text:p>
          </table:table-cell>
          <table:table-cell office:value-type="float" office:value="272712.12" calcext:value-type="float">
            <text:p>272712.12</text:p>
          </table:table-cell>
          <table:table-cell office:value-type="float" office:value="677322.75" calcext:value-type="float">
            <text:p>677322.75</text:p>
          </table:table-cell>
          <table:table-cell office:value-type="float" office:value="80.930663" calcext:value-type="float">
            <text:p>80.93</text:p>
          </table:table-cell>
          <table:table-cell office:value-type="float" office:value="15895.623" calcext:value-type="float">
            <text:p>15895.62</text:p>
          </table:table-cell>
          <table:table-cell office:value-type="float" office:value="71.894725" calcext:value-type="float">
            <text:p>71.89</text:p>
          </table:table-cell>
        </table:table-row>
        <table:table-row table:style-name="ro1">
          <table:table-cell office:value-type="string" calcext:value-type="string">
            <text:p>1983q3</text:p>
          </table:table-cell>
          <table:table-cell office:value-type="float" office:value="1983" calcext:value-type="float">
            <text:p>1983</text:p>
          </table:table-cell>
          <table:table-cell office:value-type="float" office:value="280538.54" calcext:value-type="float">
            <text:p>280538.54</text:p>
          </table:table-cell>
          <table:table-cell office:value-type="float" office:value="558112.52" calcext:value-type="float">
            <text:p>558112.52</text:p>
          </table:table-cell>
          <table:table-cell office:value-type="float" office:value="171321.46" calcext:value-type="float">
            <text:p>171321.46</text:p>
          </table:table-cell>
          <table:table-cell office:value-type="float" office:value="415000.7" calcext:value-type="float">
            <text:p>415000.7</text:p>
          </table:table-cell>
          <table:table-cell office:value-type="float" office:value="109217.08" calcext:value-type="float">
            <text:p>109217.08</text:p>
          </table:table-cell>
          <table:table-cell office:value-type="float" office:value="270149.77" calcext:value-type="float">
            <text:p>270149.77</text:p>
          </table:table-cell>
          <table:table-cell office:value-type="float" office:value="280538.53" calcext:value-type="float">
            <text:p>280538.53</text:p>
          </table:table-cell>
          <table:table-cell office:value-type="float" office:value="683779.96" calcext:value-type="float">
            <text:p>683779.96</text:p>
          </table:table-cell>
          <table:table-cell office:value-type="float" office:value="81.621655" calcext:value-type="float">
            <text:p>81.62</text:p>
          </table:table-cell>
          <table:table-cell office:value-type="float" office:value="16129.616" calcext:value-type="float">
            <text:p>16129.62</text:p>
          </table:table-cell>
          <table:table-cell office:value-type="float" office:value="72.137912" calcext:value-type="float">
            <text:p>72.14</text:p>
          </table:table-cell>
        </table:table-row>
        <table:table-row table:style-name="ro1">
          <table:table-cell office:value-type="string" calcext:value-type="string">
            <text:p>1983q4</text:p>
          </table:table-cell>
          <table:table-cell office:value-type="float" office:value="1983" calcext:value-type="float">
            <text:p>1983</text:p>
          </table:table-cell>
          <table:table-cell office:value-type="float" office:value="287839.66" calcext:value-type="float">
            <text:p>287839.66</text:p>
          </table:table-cell>
          <table:table-cell office:value-type="float" office:value="567618.13" calcext:value-type="float">
            <text:p>567618.13</text:p>
          </table:table-cell>
          <table:table-cell office:value-type="float" office:value="173824.51" calcext:value-type="float">
            <text:p>173824.51</text:p>
          </table:table-cell>
          <table:table-cell office:value-type="float" office:value="407576.84" calcext:value-type="float">
            <text:p>407576.84</text:p>
          </table:table-cell>
          <table:table-cell office:value-type="float" office:value="114015.15" calcext:value-type="float">
            <text:p>114015.15</text:p>
          </table:table-cell>
          <table:table-cell office:value-type="float" office:value="270569.38" calcext:value-type="float">
            <text:p>270569.38</text:p>
          </table:table-cell>
          <table:table-cell office:value-type="float" office:value="287839.66" calcext:value-type="float">
            <text:p>287839.66</text:p>
          </table:table-cell>
          <table:table-cell office:value-type="float" office:value="676737.55" calcext:value-type="float">
            <text:p>676737.55</text:p>
          </table:table-cell>
          <table:table-cell office:value-type="float" office:value="83.875666" calcext:value-type="float">
            <text:p>83.88</text:p>
          </table:table-cell>
          <table:table-cell office:value-type="float" office:value="15768.712" calcext:value-type="float">
            <text:p>15768.71</text:p>
          </table:table-cell>
          <table:table-cell office:value-type="float" office:value="75.045708" calcext:value-type="float">
            <text:p>75.05</text:p>
          </table:table-cell>
        </table:table-row>
        <table:table-row table:style-name="ro1">
          <table:table-cell office:value-type="string" calcext:value-type="string">
            <text:p>1984q1</text:p>
          </table:table-cell>
          <table:table-cell office:value-type="float" office:value="1984" calcext:value-type="float">
            <text:p>1984</text:p>
          </table:table-cell>
          <table:table-cell office:value-type="float" office:value="291412.35" calcext:value-type="float">
            <text:p>291412.35</text:p>
          </table:table-cell>
          <table:table-cell office:value-type="float" office:value="570455.16" calcext:value-type="float">
            <text:p>570455.16</text:p>
          </table:table-cell>
          <table:table-cell office:value-type="float" office:value="176491.74" calcext:value-type="float">
            <text:p>176491.74</text:p>
          </table:table-cell>
          <table:table-cell office:value-type="float" office:value="416438.86" calcext:value-type="float">
            <text:p>416438.86</text:p>
          </table:table-cell>
          <table:table-cell office:value-type="float" office:value="114920.6" calcext:value-type="float">
            <text:p>114920.6</text:p>
          </table:table-cell>
          <table:table-cell office:value-type="float" office:value="271150.5" calcext:value-type="float">
            <text:p>271150.5</text:p>
          </table:table-cell>
          <table:table-cell office:value-type="float" office:value="291412.34" calcext:value-type="float">
            <text:p>291412.34</text:p>
          </table:table-cell>
          <table:table-cell office:value-type="float" office:value="686180.11" calcext:value-type="float">
            <text:p>686180.11</text:p>
          </table:table-cell>
          <table:table-cell office:value-type="float" office:value="83.134901" calcext:value-type="float">
            <text:p>83.13</text:p>
          </table:table-cell>
          <table:table-cell office:value-type="float" office:value="16084.752" calcext:value-type="float">
            <text:p>16084.75</text:p>
          </table:table-cell>
          <table:table-cell office:value-type="float" office:value="73.938897" calcext:value-type="float">
            <text:p>73.94</text:p>
          </table:table-cell>
        </table:table-row>
        <table:table-row table:style-name="ro1">
          <table:table-cell office:value-type="string" calcext:value-type="string">
            <text:p>1984q2</text:p>
          </table:table-cell>
          <table:table-cell office:value-type="float" office:value="1984" calcext:value-type="float">
            <text:p>1984</text:p>
          </table:table-cell>
          <table:table-cell office:value-type="float" office:value="301210.35" calcext:value-type="float">
            <text:p>301210.35</text:p>
          </table:table-cell>
          <table:table-cell office:value-type="float" office:value="584721.19" calcext:value-type="float">
            <text:p>584721.19</text:p>
          </table:table-cell>
          <table:table-cell office:value-type="float" office:value="181378.52" calcext:value-type="float">
            <text:p>181378.52</text:p>
          </table:table-cell>
          <table:table-cell office:value-type="float" office:value="405671.43" calcext:value-type="float">
            <text:p>405671.43</text:p>
          </table:table-cell>
          <table:table-cell office:value-type="float" office:value="119831.83" calcext:value-type="float">
            <text:p>119831.83</text:p>
          </table:table-cell>
          <table:table-cell office:value-type="float" office:value="272492.2" calcext:value-type="float">
            <text:p>272492.2</text:p>
          </table:table-cell>
          <table:table-cell office:value-type="float" office:value="301210.35" calcext:value-type="float">
            <text:p>301210.35</text:p>
          </table:table-cell>
          <table:table-cell office:value-type="float" office:value="676732" calcext:value-type="float">
            <text:p>676732</text:p>
          </table:table-cell>
          <table:table-cell office:value-type="float" office:value="86.403656" calcext:value-type="float">
            <text:p>86.40</text:p>
          </table:table-cell>
          <table:table-cell office:value-type="float" office:value="15767.147" calcext:value-type="float">
            <text:p>15767.15</text:p>
          </table:table-cell>
          <table:table-cell office:value-type="float" office:value="77.314605" calcext:value-type="float">
            <text:p>77.31</text:p>
          </table:table-cell>
        </table:table-row>
        <table:table-row table:style-name="ro1">
          <table:table-cell office:value-type="string" calcext:value-type="string">
            <text:p>1984q3</text:p>
          </table:table-cell>
          <table:table-cell office:value-type="float" office:value="1984" calcext:value-type="float">
            <text:p>1984</text:p>
          </table:table-cell>
          <table:table-cell office:value-type="float" office:value="305375.5" calcext:value-type="float">
            <text:p>305375.5</text:p>
          </table:table-cell>
          <table:table-cell office:value-type="float" office:value="588977.63" calcext:value-type="float">
            <text:p>588977.63</text:p>
          </table:table-cell>
          <table:table-cell office:value-type="float" office:value="186024.5" calcext:value-type="float">
            <text:p>186024.5</text:p>
          </table:table-cell>
          <table:table-cell office:value-type="float" office:value="420012.59" calcext:value-type="float">
            <text:p>420012.59</text:p>
          </table:table-cell>
          <table:table-cell office:value-type="float" office:value="119351.01" calcext:value-type="float">
            <text:p>119351.01</text:p>
          </table:table-cell>
          <table:table-cell office:value-type="float" office:value="273778.54" calcext:value-type="float">
            <text:p>273778.54</text:p>
          </table:table-cell>
          <table:table-cell office:value-type="float" office:value="305375.51" calcext:value-type="float">
            <text:p>305375.51</text:p>
          </table:table-cell>
          <table:table-cell office:value-type="float" office:value="692407.11" calcext:value-type="float">
            <text:p>692407.11</text:p>
          </table:table-cell>
          <table:table-cell office:value-type="float" office:value="85.062332" calcext:value-type="float">
            <text:p>85.06</text:p>
          </table:table-cell>
          <table:table-cell office:value-type="float" office:value="16354.717" calcext:value-type="float">
            <text:p>16354.72</text:p>
          </table:table-cell>
          <table:table-cell office:value-type="float" office:value="75.079538" calcext:value-type="float">
            <text:p>75.08</text:p>
          </table:table-cell>
        </table:table-row>
        <table:table-row table:style-name="ro1">
          <table:table-cell office:value-type="string" calcext:value-type="string">
            <text:p>1984q4</text:p>
          </table:table-cell>
          <table:table-cell office:value-type="float" office:value="1984" calcext:value-type="float">
            <text:p>1984</text:p>
          </table:table-cell>
          <table:table-cell office:value-type="float" office:value="312574.83" calcext:value-type="float">
            <text:p>312574.83</text:p>
          </table:table-cell>
          <table:table-cell office:value-type="float" office:value="606473.05" calcext:value-type="float">
            <text:p>606473.05</text:p>
          </table:table-cell>
          <table:table-cell office:value-type="float" office:value="190506.73" calcext:value-type="float">
            <text:p>190506.73</text:p>
          </table:table-cell>
          <table:table-cell office:value-type="float" office:value="442960.21" calcext:value-type="float">
            <text:p>442960.21</text:p>
          </table:table-cell>
          <table:table-cell office:value-type="float" office:value="122068.1" calcext:value-type="float">
            <text:p>122068.1</text:p>
          </table:table-cell>
          <table:table-cell office:value-type="float" office:value="275034.37" calcext:value-type="float">
            <text:p>275034.37</text:p>
          </table:table-cell>
          <table:table-cell office:value-type="float" office:value="312574.83" calcext:value-type="float">
            <text:p>312574.83</text:p>
          </table:table-cell>
          <table:table-cell office:value-type="float" office:value="716497.7" calcext:value-type="float">
            <text:p>716497.7</text:p>
          </table:table-cell>
          <table:table-cell office:value-type="float" office:value="84.644103" calcext:value-type="float">
            <text:p>84.64</text:p>
          </table:table-cell>
          <table:table-cell office:value-type="float" office:value="17146.031" calcext:value-type="float">
            <text:p>17146.03</text:p>
          </table:table-cell>
          <table:table-cell office:value-type="float" office:value="73.741797" calcext:value-type="float">
            <text:p>73.74</text:p>
          </table:table-cell>
        </table:table-row>
        <table:table-row table:style-name="ro1">
          <table:table-cell office:value-type="string" calcext:value-type="string">
            <text:p>1985q1</text:p>
          </table:table-cell>
          <table:table-cell office:value-type="float" office:value="1985" calcext:value-type="float">
            <text:p>1985</text:p>
          </table:table-cell>
          <table:table-cell office:value-type="float" office:value="319086.73" calcext:value-type="float">
            <text:p>319086.73</text:p>
          </table:table-cell>
          <table:table-cell office:value-type="float" office:value="612477.97" calcext:value-type="float">
            <text:p>612477.97</text:p>
          </table:table-cell>
          <table:table-cell office:value-type="float" office:value="194406.07" calcext:value-type="float">
            <text:p>194406.07</text:p>
          </table:table-cell>
          <table:table-cell office:value-type="float" office:value="428742.2" calcext:value-type="float">
            <text:p>428742.2</text:p>
          </table:table-cell>
          <table:table-cell office:value-type="float" office:value="124680.66" calcext:value-type="float">
            <text:p>124680.66</text:p>
          </table:table-cell>
          <table:table-cell office:value-type="float" office:value="276234.61" calcext:value-type="float">
            <text:p>276234.61</text:p>
          </table:table-cell>
          <table:table-cell office:value-type="float" office:value="319086.73" calcext:value-type="float">
            <text:p>319086.73</text:p>
          </table:table-cell>
          <table:table-cell office:value-type="float" office:value="703590.13" calcext:value-type="float">
            <text:p>703590.13</text:p>
          </table:table-cell>
          <table:table-cell office:value-type="float" office:value="87.050393" calcext:value-type="float">
            <text:p>87.05</text:p>
          </table:table-cell>
          <table:table-cell office:value-type="float" office:value="16724.144" calcext:value-type="float">
            <text:p>16724.14</text:p>
          </table:table-cell>
          <table:table-cell office:value-type="float" office:value="76.350588" calcext:value-type="float">
            <text:p>76.35</text:p>
          </table:table-cell>
        </table:table-row>
        <table:table-row table:style-name="ro1">
          <table:table-cell office:value-type="string" calcext:value-type="string">
            <text:p>1985q2</text:p>
          </table:table-cell>
          <table:table-cell office:value-type="float" office:value="1985" calcext:value-type="float">
            <text:p>1985</text:p>
          </table:table-cell>
          <table:table-cell office:value-type="float" office:value="326471.59" calcext:value-type="float">
            <text:p>326471.59</text:p>
          </table:table-cell>
          <table:table-cell office:value-type="float" office:value="619540.1" calcext:value-type="float">
            <text:p>619540.1</text:p>
          </table:table-cell>
          <table:table-cell office:value-type="float" office:value="198735.67" calcext:value-type="float">
            <text:p>198735.67</text:p>
          </table:table-cell>
          <table:table-cell office:value-type="float" office:value="438437.29" calcext:value-type="float">
            <text:p>438437.29</text:p>
          </table:table-cell>
          <table:table-cell office:value-type="float" office:value="127735.92" calcext:value-type="float">
            <text:p>127735.92</text:p>
          </table:table-cell>
          <table:table-cell office:value-type="float" office:value="277516.83" calcext:value-type="float">
            <text:p>277516.83</text:p>
          </table:table-cell>
          <table:table-cell office:value-type="float" office:value="326471.6" calcext:value-type="float">
            <text:p>326471.6</text:p>
          </table:table-cell>
          <table:table-cell office:value-type="float" office:value="714529.66" calcext:value-type="float">
            <text:p>714529.66</text:p>
          </table:table-cell>
          <table:table-cell office:value-type="float" office:value="86.706001" calcext:value-type="float">
            <text:p>86.71</text:p>
          </table:table-cell>
          <table:table-cell office:value-type="float" office:value="17116.164" calcext:value-type="float">
            <text:p>17116.16</text:p>
          </table:table-cell>
          <table:table-cell office:value-type="float" office:value="75.462085" calcext:value-type="float">
            <text:p>75.46</text:p>
          </table:table-cell>
        </table:table-row>
        <table:table-row table:style-name="ro1">
          <table:table-cell office:value-type="string" calcext:value-type="string">
            <text:p>1985q3</text:p>
          </table:table-cell>
          <table:table-cell office:value-type="float" office:value="1985" calcext:value-type="float">
            <text:p>1985</text:p>
          </table:table-cell>
          <table:table-cell office:value-type="float" office:value="335038.09" calcext:value-type="float">
            <text:p>335038.09</text:p>
          </table:table-cell>
          <table:table-cell office:value-type="float" office:value="630410.21" calcext:value-type="float">
            <text:p>630410.21</text:p>
          </table:table-cell>
          <table:table-cell office:value-type="float" office:value="203239.86" calcext:value-type="float">
            <text:p>203239.86</text:p>
          </table:table-cell>
          <table:table-cell office:value-type="float" office:value="437466.79" calcext:value-type="float">
            <text:p>437466.79</text:p>
          </table:table-cell>
          <table:table-cell office:value-type="float" office:value="131798.24" calcext:value-type="float">
            <text:p>131798.24</text:p>
          </table:table-cell>
          <table:table-cell office:value-type="float" office:value="279135.8" calcext:value-type="float">
            <text:p>279135.8</text:p>
          </table:table-cell>
          <table:table-cell office:value-type="float" office:value="335038.1" calcext:value-type="float">
            <text:p>335038.1</text:p>
          </table:table-cell>
          <table:table-cell office:value-type="float" office:value="715198.39" calcext:value-type="float">
            <text:p>715198.39</text:p>
          </table:table-cell>
          <table:table-cell office:value-type="float" office:value="88.144803" calcext:value-type="float">
            <text:p>88.14</text:p>
          </table:table-cell>
          <table:table-cell office:value-type="float" office:value="17047.72" calcext:value-type="float">
            <text:p>17047.72</text:p>
          </table:table-cell>
          <table:table-cell office:value-type="float" office:value="77.094385" calcext:value-type="float">
            <text:p>77.09</text:p>
          </table:table-cell>
        </table:table-row>
        <table:table-row table:style-name="ro1">
          <table:table-cell office:value-type="string" calcext:value-type="string">
            <text:p>1985q4</text:p>
          </table:table-cell>
          <table:table-cell office:value-type="float" office:value="1985" calcext:value-type="float">
            <text:p>1985</text:p>
          </table:table-cell>
          <table:table-cell office:value-type="float" office:value="342319.14" calcext:value-type="float">
            <text:p>342319.14</text:p>
          </table:table-cell>
          <table:table-cell office:value-type="float" office:value="640623.43" calcext:value-type="float">
            <text:p>640623.43</text:p>
          </table:table-cell>
          <table:table-cell office:value-type="float" office:value="206623.74" calcext:value-type="float">
            <text:p>206623.74</text:p>
          </table:table-cell>
          <table:table-cell office:value-type="float" office:value="445098.92" calcext:value-type="float">
            <text:p>445098.92</text:p>
          </table:table-cell>
          <table:table-cell office:value-type="float" office:value="135695.41" calcext:value-type="float">
            <text:p>135695.41</text:p>
          </table:table-cell>
          <table:table-cell office:value-type="float" office:value="280810.55" calcext:value-type="float">
            <text:p>280810.55</text:p>
          </table:table-cell>
          <table:table-cell office:value-type="float" office:value="342319.15" calcext:value-type="float">
            <text:p>342319.15</text:p>
          </table:table-cell>
          <table:table-cell office:value-type="float" office:value="724432.04" calcext:value-type="float">
            <text:p>724432.04</text:p>
          </table:table-cell>
          <table:table-cell office:value-type="float" office:value="88.431129" calcext:value-type="float">
            <text:p>88.43</text:p>
          </table:table-cell>
          <table:table-cell office:value-type="float" office:value="17242.232" calcext:value-type="float">
            <text:p>17242.23</text:p>
          </table:table-cell>
          <table:table-cell office:value-type="float" office:value="77.459582" calcext:value-type="float">
            <text:p>77.46</text:p>
          </table:table-cell>
        </table:table-row>
        <table:table-row table:style-name="ro1">
          <table:table-cell office:value-type="string" calcext:value-type="string">
            <text:p>1986q1</text:p>
          </table:table-cell>
          <table:table-cell office:value-type="float" office:value="1986" calcext:value-type="float">
            <text:p>1986</text:p>
          </table:table-cell>
          <table:table-cell office:value-type="float" office:value="342445.22" calcext:value-type="float">
            <text:p>342445.22</text:p>
          </table:table-cell>
          <table:table-cell office:value-type="float" office:value="644291.06" calcext:value-type="float">
            <text:p>644291.06</text:p>
          </table:table-cell>
          <table:table-cell office:value-type="float" office:value="209973.17" calcext:value-type="float">
            <text:p>209973.17</text:p>
          </table:table-cell>
          <table:table-cell office:value-type="float" office:value="456417.58" calcext:value-type="float">
            <text:p>456417.58</text:p>
          </table:table-cell>
          <table:table-cell office:value-type="float" office:value="132472.04" calcext:value-type="float">
            <text:p>132472.04</text:p>
          </table:table-cell>
          <table:table-cell office:value-type="float" office:value="282365.41" calcext:value-type="float">
            <text:p>282365.41</text:p>
          </table:table-cell>
          <table:table-cell office:value-type="float" office:value="342445.21" calcext:value-type="float">
            <text:p>342445.21</text:p>
          </table:table-cell>
          <table:table-cell office:value-type="float" office:value="737177.01" calcext:value-type="float">
            <text:p>737177.01</text:p>
          </table:table-cell>
          <table:table-cell office:value-type="float" office:value="87.399777" calcext:value-type="float">
            <text:p>87.40</text:p>
          </table:table-cell>
          <table:table-cell office:value-type="float" office:value="17601.325" calcext:value-type="float">
            <text:p>17601.33</text:p>
          </table:table-cell>
          <table:table-cell office:value-type="float" office:value="76.313711" calcext:value-type="float">
            <text:p>76.31</text:p>
          </table:table-cell>
        </table:table-row>
        <table:table-row table:style-name="ro1">
          <table:table-cell office:value-type="string" calcext:value-type="string">
            <text:p>1986q2</text:p>
          </table:table-cell>
          <table:table-cell office:value-type="float" office:value="1986" calcext:value-type="float">
            <text:p>1986</text:p>
          </table:table-cell>
          <table:table-cell office:value-type="float" office:value="345867.92" calcext:value-type="float">
            <text:p>345867.92</text:p>
          </table:table-cell>
          <table:table-cell office:value-type="float" office:value="647387.09" calcext:value-type="float">
            <text:p>647387.09</text:p>
          </table:table-cell>
          <table:table-cell office:value-type="float" office:value="213095.87" calcext:value-type="float">
            <text:p>213095.87</text:p>
          </table:table-cell>
          <table:table-cell office:value-type="float" office:value="456747.32" calcext:value-type="float">
            <text:p>456747.32</text:p>
          </table:table-cell>
          <table:table-cell office:value-type="float" office:value="132772.04" calcext:value-type="float">
            <text:p>132772.04</text:p>
          </table:table-cell>
          <table:table-cell office:value-type="float" office:value="283845.61" calcext:value-type="float">
            <text:p>283845.61</text:p>
          </table:table-cell>
          <table:table-cell office:value-type="float" office:value="345867.92" calcext:value-type="float">
            <text:p>345867.92</text:p>
          </table:table-cell>
          <table:table-cell office:value-type="float" office:value="738991.75" calcext:value-type="float">
            <text:p>738991.75</text:p>
          </table:table-cell>
          <table:table-cell office:value-type="float" office:value="87.604103" calcext:value-type="float">
            <text:p>87.60</text:p>
          </table:table-cell>
          <table:table-cell office:value-type="float" office:value="17688.256" calcext:value-type="float">
            <text:p>17688.26</text:p>
          </table:table-cell>
          <table:table-cell office:value-type="float" office:value="76.303565" calcext:value-type="float">
            <text:p>76.30</text:p>
          </table:table-cell>
        </table:table-row>
        <table:table-row table:style-name="ro1">
          <table:table-cell office:value-type="string" calcext:value-type="string">
            <text:p>1986q3</text:p>
          </table:table-cell>
          <table:table-cell office:value-type="float" office:value="1986" calcext:value-type="float">
            <text:p>1986</text:p>
          </table:table-cell>
          <table:table-cell office:value-type="float" office:value="346588.84" calcext:value-type="float">
            <text:p>346588.84</text:p>
          </table:table-cell>
          <table:table-cell office:value-type="float" office:value="641648.91" calcext:value-type="float">
            <text:p>641648.91</text:p>
          </table:table-cell>
          <table:table-cell office:value-type="float" office:value="215687.29" calcext:value-type="float">
            <text:p>215687.29</text:p>
          </table:table-cell>
          <table:table-cell office:value-type="float" office:value="450867.81" calcext:value-type="float">
            <text:p>450867.81</text:p>
          </table:table-cell>
          <table:table-cell office:value-type="float" office:value="130901.55" calcext:value-type="float">
            <text:p>130901.55</text:p>
          </table:table-cell>
          <table:table-cell office:value-type="float" office:value="285191.17" calcext:value-type="float">
            <text:p>285191.17</text:p>
          </table:table-cell>
          <table:table-cell office:value-type="float" office:value="346588.84" calcext:value-type="float">
            <text:p>346588.84</text:p>
          </table:table-cell>
          <table:table-cell office:value-type="float" office:value="734408.21" calcext:value-type="float">
            <text:p>734408.21</text:p>
          </table:table-cell>
          <table:table-cell office:value-type="float" office:value="87.369518" calcext:value-type="float">
            <text:p>87.37</text:p>
          </table:table-cell>
          <table:table-cell office:value-type="float" office:value="17468.575" calcext:value-type="float">
            <text:p>17468.58</text:p>
          </table:table-cell>
          <table:table-cell office:value-type="float" office:value="76.578314" calcext:value-type="float">
            <text:p>76.58</text:p>
          </table:table-cell>
        </table:table-row>
        <table:table-row table:style-name="ro1">
          <table:table-cell office:value-type="string" calcext:value-type="string">
            <text:p>1986q4</text:p>
          </table:table-cell>
          <table:table-cell office:value-type="float" office:value="1986" calcext:value-type="float">
            <text:p>1986</text:p>
          </table:table-cell>
          <table:table-cell office:value-type="float" office:value="351196.14" calcext:value-type="float">
            <text:p>351196.14</text:p>
          </table:table-cell>
          <table:table-cell office:value-type="float" office:value="637529.33" calcext:value-type="float">
            <text:p>637529.33</text:p>
          </table:table-cell>
          <table:table-cell office:value-type="float" office:value="220697.61" calcext:value-type="float">
            <text:p>220697.61</text:p>
          </table:table-cell>
          <table:table-cell office:value-type="float" office:value="453279.82" calcext:value-type="float">
            <text:p>453279.82</text:p>
          </table:table-cell>
          <table:table-cell office:value-type="float" office:value="130498.54" calcext:value-type="float">
            <text:p>130498.54</text:p>
          </table:table-cell>
          <table:table-cell office:value-type="float" office:value="286384.82" calcext:value-type="float">
            <text:p>286384.82</text:p>
          </table:table-cell>
          <table:table-cell office:value-type="float" office:value="351196.15" calcext:value-type="float">
            <text:p>351196.15</text:p>
          </table:table-cell>
          <table:table-cell office:value-type="float" office:value="738016.69" calcext:value-type="float">
            <text:p>738016.69</text:p>
          </table:table-cell>
          <table:table-cell office:value-type="float" office:value="86.384134" calcext:value-type="float">
            <text:p>86.38</text:p>
          </table:table-cell>
          <table:table-cell office:value-type="float" office:value="17506.791" calcext:value-type="float">
            <text:p>17506.79</text:p>
          </table:table-cell>
          <table:table-cell office:value-type="float" office:value="75.920569" calcext:value-type="float">
            <text:p>75.92</text:p>
          </table:table-cell>
        </table:table-row>
        <table:table-row table:style-name="ro1">
          <table:table-cell office:value-type="string" calcext:value-type="string">
            <text:p>1987q1</text:p>
          </table:table-cell>
          <table:table-cell office:value-type="float" office:value="1987" calcext:value-type="float">
            <text:p>1987</text:p>
          </table:table-cell>
          <table:table-cell office:value-type="float" office:value="365200.36" calcext:value-type="float">
            <text:p>365200.36</text:p>
          </table:table-cell>
          <table:table-cell office:value-type="float" office:value="655712.84" calcext:value-type="float">
            <text:p>655712.84</text:p>
          </table:table-cell>
          <table:table-cell office:value-type="float" office:value="225077.95" calcext:value-type="float">
            <text:p>225077.95</text:p>
          </table:table-cell>
          <table:table-cell office:value-type="float" office:value="469314.12" calcext:value-type="float">
            <text:p>469314.12</text:p>
          </table:table-cell>
          <table:table-cell office:value-type="float" office:value="140122.42" calcext:value-type="float">
            <text:p>140122.42</text:p>
          </table:table-cell>
          <table:table-cell office:value-type="float" office:value="287526.6" calcext:value-type="float">
            <text:p>287526.6</text:p>
          </table:table-cell>
          <table:table-cell office:value-type="float" office:value="365200.36" calcext:value-type="float">
            <text:p>365200.36</text:p>
          </table:table-cell>
          <table:table-cell office:value-type="float" office:value="755291.27" calcext:value-type="float">
            <text:p>755291.27</text:p>
          </table:table-cell>
          <table:table-cell office:value-type="float" office:value="86.81589" calcext:value-type="float">
            <text:p>86.82</text:p>
          </table:table-cell>
          <table:table-cell office:value-type="float" office:value="18066.838" calcext:value-type="float">
            <text:p>18066.84</text:p>
          </table:table-cell>
          <table:table-cell office:value-type="float" office:value="75.665405" calcext:value-type="float">
            <text:p>75.67</text:p>
          </table:table-cell>
        </table:table-row>
        <table:table-row table:style-name="ro1">
          <table:table-cell office:value-type="string" calcext:value-type="string">
            <text:p>1987q2</text:p>
          </table:table-cell>
          <table:table-cell office:value-type="float" office:value="1987" calcext:value-type="float">
            <text:p>1987</text:p>
          </table:table-cell>
          <table:table-cell office:value-type="float" office:value="375583.11" calcext:value-type="float">
            <text:p>375583.11</text:p>
          </table:table-cell>
          <table:table-cell office:value-type="float" office:value="663352.73" calcext:value-type="float">
            <text:p>663352.73</text:p>
          </table:table-cell>
          <table:table-cell office:value-type="float" office:value="230179.79" calcext:value-type="float">
            <text:p>230179.79</text:p>
          </table:table-cell>
          <table:table-cell office:value-type="float" office:value="464222.75" calcext:value-type="float">
            <text:p>464222.75</text:p>
          </table:table-cell>
          <table:table-cell office:value-type="float" office:value="145403.32" calcext:value-type="float">
            <text:p>145403.32</text:p>
          </table:table-cell>
          <table:table-cell office:value-type="float" office:value="288874" calcext:value-type="float">
            <text:p>288874</text:p>
          </table:table-cell>
          <table:table-cell office:value-type="float" office:value="375583.11" calcext:value-type="float">
            <text:p>375583.11</text:p>
          </table:table-cell>
          <table:table-cell office:value-type="float" office:value="751597.95" calcext:value-type="float">
            <text:p>751597.95</text:p>
          </table:table-cell>
          <table:table-cell office:value-type="float" office:value="88.258986" calcext:value-type="float">
            <text:p>88.26</text:p>
          </table:table-cell>
          <table:table-cell office:value-type="float" office:value="17962.38" calcext:value-type="float">
            <text:p>17962.38</text:p>
          </table:table-cell>
          <table:table-cell office:value-type="float" office:value="76.992154" calcext:value-type="float">
            <text:p>76.99</text:p>
          </table:table-cell>
        </table:table-row>
        <table:table-row table:style-name="ro1">
          <table:table-cell office:value-type="string" calcext:value-type="string">
            <text:p>1987q3</text:p>
          </table:table-cell>
          <table:table-cell office:value-type="float" office:value="1987" calcext:value-type="float">
            <text:p>1987</text:p>
          </table:table-cell>
          <table:table-cell office:value-type="float" office:value="383896.98" calcext:value-type="float">
            <text:p>383896.98</text:p>
          </table:table-cell>
          <table:table-cell office:value-type="float" office:value="678390.66" calcext:value-type="float">
            <text:p>678390.66</text:p>
          </table:table-cell>
          <table:table-cell office:value-type="float" office:value="235591.5" calcext:value-type="float">
            <text:p>235591.5</text:p>
          </table:table-cell>
          <table:table-cell office:value-type="float" office:value="481979.75" calcext:value-type="float">
            <text:p>481979.75</text:p>
          </table:table-cell>
          <table:table-cell office:value-type="float" office:value="148305.47" calcext:value-type="float">
            <text:p>148305.47</text:p>
          </table:table-cell>
          <table:table-cell office:value-type="float" office:value="290589.22" calcext:value-type="float">
            <text:p>290589.22</text:p>
          </table:table-cell>
          <table:table-cell office:value-type="float" office:value="383896.97" calcext:value-type="float">
            <text:p>383896.97</text:p>
          </table:table-cell>
          <table:table-cell office:value-type="float" office:value="770863.84" calcext:value-type="float">
            <text:p>770863.84</text:p>
          </table:table-cell>
          <table:table-cell office:value-type="float" office:value="88.003954" calcext:value-type="float">
            <text:p>88.00</text:p>
          </table:table-cell>
          <table:table-cell office:value-type="float" office:value="18586.635" calcext:value-type="float">
            <text:p>18586.64</text:p>
          </table:table-cell>
          <table:table-cell office:value-type="float" office:value="76.093036" calcext:value-type="float">
            <text:p>76.09</text:p>
          </table:table-cell>
        </table:table-row>
        <table:table-row table:style-name="ro1">
          <table:table-cell office:value-type="string" calcext:value-type="string">
            <text:p>1987q4</text:p>
          </table:table-cell>
          <table:table-cell office:value-type="float" office:value="1987" calcext:value-type="float">
            <text:p>1987</text:p>
          </table:table-cell>
          <table:table-cell office:value-type="float" office:value="395622.29" calcext:value-type="float">
            <text:p>395622.29</text:p>
          </table:table-cell>
          <table:table-cell office:value-type="float" office:value="691021.63" calcext:value-type="float">
            <text:p>691021.63</text:p>
          </table:table-cell>
          <table:table-cell office:value-type="float" office:value="242432.1" calcext:value-type="float">
            <text:p>242432.1</text:p>
          </table:table-cell>
          <table:table-cell office:value-type="float" office:value="486911.41" calcext:value-type="float">
            <text:p>486911.41</text:p>
          </table:table-cell>
          <table:table-cell office:value-type="float" office:value="153190.19" calcext:value-type="float">
            <text:p>153190.19</text:p>
          </table:table-cell>
          <table:table-cell office:value-type="float" office:value="292751.85" calcext:value-type="float">
            <text:p>292751.85</text:p>
          </table:table-cell>
          <table:table-cell office:value-type="float" office:value="395622.29" calcext:value-type="float">
            <text:p>395622.29</text:p>
          </table:table-cell>
          <table:table-cell office:value-type="float" office:value="777918.9" calcext:value-type="float">
            <text:p>777918.9</text:p>
          </table:table-cell>
          <table:table-cell office:value-type="float" office:value="88.829521" calcext:value-type="float">
            <text:p>88.83</text:p>
          </table:table-cell>
          <table:table-cell office:value-type="float" office:value="18675.587" calcext:value-type="float">
            <text:p>18675.59</text:p>
          </table:table-cell>
          <table:table-cell office:value-type="float" office:value="77.140635" calcext:value-type="float">
            <text:p>77.14</text:p>
          </table:table-cell>
        </table:table-row>
        <table:table-row table:style-name="ro1">
          <table:table-cell office:value-type="string" calcext:value-type="string">
            <text:p>1988q1</text:p>
          </table:table-cell>
          <table:table-cell office:value-type="float" office:value="1988" calcext:value-type="float">
            <text:p>1988</text:p>
          </table:table-cell>
          <table:table-cell office:value-type="float" office:value="397207.45" calcext:value-type="float">
            <text:p>397207.45</text:p>
          </table:table-cell>
          <table:table-cell office:value-type="float" office:value="685109.71" calcext:value-type="float">
            <text:p>685109.71</text:p>
          </table:table-cell>
          <table:table-cell office:value-type="float" office:value="251454.09" calcext:value-type="float">
            <text:p>251454.09</text:p>
          </table:table-cell>
          <table:table-cell office:value-type="float" office:value="489807.22" calcext:value-type="float">
            <text:p>489807.22</text:p>
          </table:table-cell>
          <table:table-cell office:value-type="float" office:value="145753.36" calcext:value-type="float">
            <text:p>145753.36</text:p>
          </table:table-cell>
          <table:table-cell office:value-type="float" office:value="295115.18" calcext:value-type="float">
            <text:p>295115.18</text:p>
          </table:table-cell>
          <table:table-cell office:value-type="float" office:value="397207.46" calcext:value-type="float">
            <text:p>397207.46</text:p>
          </table:table-cell>
          <table:table-cell office:value-type="float" office:value="783170.93" calcext:value-type="float">
            <text:p>783170.93</text:p>
          </table:table-cell>
          <table:table-cell office:value-type="float" office:value="87.47895" calcext:value-type="float">
            <text:p>87.48</text:p>
          </table:table-cell>
          <table:table-cell office:value-type="float" office:value="18838.832" calcext:value-type="float">
            <text:p>18838.83</text:p>
          </table:table-cell>
          <table:table-cell office:value-type="float" office:value="75.817937" calcext:value-type="float">
            <text:p>75.82</text:p>
          </table:table-cell>
        </table:table-row>
        <table:table-row table:style-name="ro1">
          <table:table-cell office:value-type="string" calcext:value-type="string">
            <text:p>1988q2</text:p>
          </table:table-cell>
          <table:table-cell office:value-type="float" office:value="1988" calcext:value-type="float">
            <text:p>1988</text:p>
          </table:table-cell>
          <table:table-cell office:value-type="float" office:value="409661.88" calcext:value-type="float">
            <text:p>409661.88</text:p>
          </table:table-cell>
          <table:table-cell office:value-type="float" office:value="701301.77" calcext:value-type="float">
            <text:p>701301.77</text:p>
          </table:table-cell>
          <table:table-cell office:value-type="float" office:value="258176.62" calcext:value-type="float">
            <text:p>258176.62</text:p>
          </table:table-cell>
          <table:table-cell office:value-type="float" office:value="499304.77" calcext:value-type="float">
            <text:p>499304.77</text:p>
          </table:table-cell>
          <table:table-cell office:value-type="float" office:value="151485.26" calcext:value-type="float">
            <text:p>151485.26</text:p>
          </table:table-cell>
          <table:table-cell office:value-type="float" office:value="297759.54" calcext:value-type="float">
            <text:p>297759.54</text:p>
          </table:table-cell>
          <table:table-cell office:value-type="float" office:value="409661.88" calcext:value-type="float">
            <text:p>409661.88</text:p>
          </table:table-cell>
          <table:table-cell office:value-type="float" office:value="795338.18" calcext:value-type="float">
            <text:p>795338.18</text:p>
          </table:table-cell>
          <table:table-cell office:value-type="float" office:value="88.17655" calcext:value-type="float">
            <text:p>88.18</text:p>
          </table:table-cell>
          <table:table-cell office:value-type="float" office:value="19202.616" calcext:value-type="float">
            <text:p>19202.62</text:p>
          </table:table-cell>
          <table:table-cell office:value-type="float" office:value="76.139559" calcext:value-type="float">
            <text:p>76.14</text:p>
          </table:table-cell>
        </table:table-row>
        <table:table-row table:style-name="ro1">
          <table:table-cell office:value-type="string" calcext:value-type="string">
            <text:p>1988q3</text:p>
          </table:table-cell>
          <table:table-cell office:value-type="float" office:value="1988" calcext:value-type="float">
            <text:p>1988</text:p>
          </table:table-cell>
          <table:table-cell office:value-type="float" office:value="415882.54" calcext:value-type="float">
            <text:p>415882.54</text:p>
          </table:table-cell>
          <table:table-cell office:value-type="float" office:value="703225.41" calcext:value-type="float">
            <text:p>703225.41</text:p>
          </table:table-cell>
          <table:table-cell office:value-type="float" office:value="262834.77" calcext:value-type="float">
            <text:p>262834.77</text:p>
          </table:table-cell>
          <table:table-cell office:value-type="float" office:value="500170.85" calcext:value-type="float">
            <text:p>500170.85</text:p>
          </table:table-cell>
          <table:table-cell office:value-type="float" office:value="153047.77" calcext:value-type="float">
            <text:p>153047.77</text:p>
          </table:table-cell>
          <table:table-cell office:value-type="float" office:value="300345.15" calcext:value-type="float">
            <text:p>300345.15</text:p>
          </table:table-cell>
          <table:table-cell office:value-type="float" office:value="415882.54" calcext:value-type="float">
            <text:p>415882.54</text:p>
          </table:table-cell>
          <table:table-cell office:value-type="float" office:value="798752.1" calcext:value-type="float">
            <text:p>798752.1</text:p>
          </table:table-cell>
          <table:table-cell office:value-type="float" office:value="88.040508" calcext:value-type="float">
            <text:p>88.04</text:p>
          </table:table-cell>
          <table:table-cell office:value-type="float" office:value="19196.026" calcext:value-type="float">
            <text:p>19196.03</text:p>
          </table:table-cell>
          <table:table-cell office:value-type="float" office:value="76.374616" calcext:value-type="float">
            <text:p>76.37</text:p>
          </table:table-cell>
        </table:table-row>
        <table:table-row table:style-name="ro1">
          <table:table-cell office:value-type="string" calcext:value-type="string">
            <text:p>1988q4</text:p>
          </table:table-cell>
          <table:table-cell office:value-type="float" office:value="1988" calcext:value-type="float">
            <text:p>1988</text:p>
          </table:table-cell>
          <table:table-cell office:value-type="float" office:value="422895.25" calcext:value-type="float">
            <text:p>422895.25</text:p>
          </table:table-cell>
          <table:table-cell office:value-type="float" office:value="707413.75" calcext:value-type="float">
            <text:p>707413.75</text:p>
          </table:table-cell>
          <table:table-cell office:value-type="float" office:value="267272.88" calcext:value-type="float">
            <text:p>267272.88</text:p>
          </table:table-cell>
          <table:table-cell office:value-type="float" office:value="491125.81" calcext:value-type="float">
            <text:p>491125.81</text:p>
          </table:table-cell>
          <table:table-cell office:value-type="float" office:value="155622.38" calcext:value-type="float">
            <text:p>155622.38</text:p>
          </table:table-cell>
          <table:table-cell office:value-type="float" office:value="303373.02" calcext:value-type="float">
            <text:p>303373.02</text:p>
          </table:table-cell>
          <table:table-cell office:value-type="float" office:value="422895.26" calcext:value-type="float">
            <text:p>422895.26</text:p>
          </table:table-cell>
          <table:table-cell office:value-type="float" office:value="792512.55" calcext:value-type="float">
            <text:p>792512.55</text:p>
          </table:table-cell>
          <table:table-cell office:value-type="float" office:value="89.262151" calcext:value-type="float">
            <text:p>89.26</text:p>
          </table:table-cell>
          <table:table-cell office:value-type="float" office:value="18789.608" calcext:value-type="float">
            <text:p>18789.61</text:p>
          </table:table-cell>
          <table:table-cell office:value-type="float" office:value="78.491315" calcext:value-type="float">
            <text:p>78.49</text:p>
          </table:table-cell>
        </table:table-row>
        <table:table-row table:style-name="ro1">
          <table:table-cell office:value-type="string" calcext:value-type="string">
            <text:p>1989q1</text:p>
          </table:table-cell>
          <table:table-cell office:value-type="float" office:value="1989" calcext:value-type="float">
            <text:p>1989</text:p>
          </table:table-cell>
          <table:table-cell office:value-type="float" office:value="426979.53" calcext:value-type="float">
            <text:p>426979.53</text:p>
          </table:table-cell>
          <table:table-cell office:value-type="float" office:value="708603.64" calcext:value-type="float">
            <text:p>708603.64</text:p>
          </table:table-cell>
          <table:table-cell office:value-type="float" office:value="272879.82" calcext:value-type="float">
            <text:p>272879.82</text:p>
          </table:table-cell>
          <table:table-cell office:value-type="float" office:value="500830.72" calcext:value-type="float">
            <text:p>500830.72</text:p>
          </table:table-cell>
          <table:table-cell office:value-type="float" office:value="154099.71" calcext:value-type="float">
            <text:p>154099.71</text:p>
          </table:table-cell>
          <table:table-cell office:value-type="float" office:value="305996.8" calcext:value-type="float">
            <text:p>305996.8</text:p>
          </table:table-cell>
          <table:table-cell office:value-type="float" office:value="426979.53" calcext:value-type="float">
            <text:p>426979.53</text:p>
          </table:table-cell>
          <table:table-cell office:value-type="float" office:value="804952.53" calcext:value-type="float">
            <text:p>804952.53</text:p>
          </table:table-cell>
          <table:table-cell office:value-type="float" office:value="88.030488" calcext:value-type="float">
            <text:p>88.03</text:p>
          </table:table-cell>
          <table:table-cell office:value-type="float" office:value="19157.336" calcext:value-type="float">
            <text:p>19157.34</text:p>
          </table:table-cell>
          <table:table-cell office:value-type="float" office:value="77.114153" calcext:value-type="float">
            <text:p>77.11</text:p>
          </table:table-cell>
        </table:table-row>
        <table:table-row table:style-name="ro1">
          <table:table-cell office:value-type="string" calcext:value-type="string">
            <text:p>1989q2</text:p>
          </table:table-cell>
          <table:table-cell office:value-type="float" office:value="1989" calcext:value-type="float">
            <text:p>1989</text:p>
          </table:table-cell>
          <table:table-cell office:value-type="float" office:value="440380.21" calcext:value-type="float">
            <text:p>440380.21</text:p>
          </table:table-cell>
          <table:table-cell office:value-type="float" office:value="720439.81" calcext:value-type="float">
            <text:p>720439.81</text:p>
          </table:table-cell>
          <table:table-cell office:value-type="float" office:value="277130.73" calcext:value-type="float">
            <text:p>277130.73</text:p>
          </table:table-cell>
          <table:table-cell office:value-type="float" office:value="503118.49" calcext:value-type="float">
            <text:p>503118.49</text:p>
          </table:table-cell>
          <table:table-cell office:value-type="float" office:value="163249.48" calcext:value-type="float">
            <text:p>163249.48</text:p>
          </table:table-cell>
          <table:table-cell office:value-type="float" office:value="308658.84" calcext:value-type="float">
            <text:p>308658.84</text:p>
          </table:table-cell>
          <table:table-cell office:value-type="float" office:value="440380.21" calcext:value-type="float">
            <text:p>440380.21</text:p>
          </table:table-cell>
          <table:table-cell office:value-type="float" office:value="809844.18" calcext:value-type="float">
            <text:p>809844.18</text:p>
          </table:table-cell>
          <table:table-cell office:value-type="float" office:value="88.9603" calcext:value-type="float">
            <text:p>88.96</text:p>
          </table:table-cell>
          <table:table-cell office:value-type="float" office:value="19305.71" calcext:value-type="float">
            <text:p>19305.71</text:p>
          </table:table-cell>
          <table:table-cell office:value-type="float" office:value="77.799668" calcext:value-type="float">
            <text:p>77.80</text:p>
          </table:table-cell>
        </table:table-row>
        <table:table-row table:style-name="ro1">
          <table:table-cell office:value-type="string" calcext:value-type="string">
            <text:p>1989q3</text:p>
          </table:table-cell>
          <table:table-cell office:value-type="float" office:value="1989" calcext:value-type="float">
            <text:p>1989</text:p>
          </table:table-cell>
          <table:table-cell office:value-type="float" office:value="446789.38" calcext:value-type="float">
            <text:p>446789.38</text:p>
          </table:table-cell>
          <table:table-cell office:value-type="float" office:value="726123.14" calcext:value-type="float">
            <text:p>726123.14</text:p>
          </table:table-cell>
          <table:table-cell office:value-type="float" office:value="281039.4" calcext:value-type="float">
            <text:p>281039.4</text:p>
          </table:table-cell>
          <table:table-cell office:value-type="float" office:value="506323.34" calcext:value-type="float">
            <text:p>506323.34</text:p>
          </table:table-cell>
          <table:table-cell office:value-type="float" office:value="165749.98" calcext:value-type="float">
            <text:p>165749.98</text:p>
          </table:table-cell>
          <table:table-cell office:value-type="float" office:value="311279.13" calcext:value-type="float">
            <text:p>311279.13</text:p>
          </table:table-cell>
          <table:table-cell office:value-type="float" office:value="446789.38" calcext:value-type="float">
            <text:p>446789.38</text:p>
          </table:table-cell>
          <table:table-cell office:value-type="float" office:value="815638.93" calcext:value-type="float">
            <text:p>815638.93</text:p>
          </table:table-cell>
          <table:table-cell office:value-type="float" office:value="89.025072" calcext:value-type="float">
            <text:p>89.03</text:p>
          </table:table-cell>
          <table:table-cell office:value-type="float" office:value="19426.881" calcext:value-type="float">
            <text:p>19426.88</text:p>
          </table:table-cell>
          <table:table-cell office:value-type="float" office:value="77.924321" calcext:value-type="float">
            <text:p>77.92</text:p>
          </table:table-cell>
        </table:table-row>
        <table:table-row table:style-name="ro1">
          <table:table-cell office:value-type="string" calcext:value-type="string">
            <text:p>1989q4</text:p>
          </table:table-cell>
          <table:table-cell office:value-type="float" office:value="1989" calcext:value-type="float">
            <text:p>1989</text:p>
          </table:table-cell>
          <table:table-cell office:value-type="float" office:value="442220.62" calcext:value-type="float">
            <text:p>442220.62</text:p>
          </table:table-cell>
          <table:table-cell office:value-type="float" office:value="715372.3" calcext:value-type="float">
            <text:p>715372.3</text:p>
          </table:table-cell>
          <table:table-cell office:value-type="float" office:value="284116.75" calcext:value-type="float">
            <text:p>284116.75</text:p>
          </table:table-cell>
          <table:table-cell office:value-type="float" office:value="517219.16" calcext:value-type="float">
            <text:p>517219.16</text:p>
          </table:table-cell>
          <table:table-cell office:value-type="float" office:value="158103.87" calcext:value-type="float">
            <text:p>158103.87</text:p>
          </table:table-cell>
          <table:table-cell office:value-type="float" office:value="313622.58" calcext:value-type="float">
            <text:p>313622.58</text:p>
          </table:table-cell>
          <table:table-cell office:value-type="float" office:value="442220.62" calcext:value-type="float">
            <text:p>442220.62</text:p>
          </table:table-cell>
          <table:table-cell office:value-type="float" office:value="829016.97" calcext:value-type="float">
            <text:p>829016.97</text:p>
          </table:table-cell>
          <table:table-cell office:value-type="float" office:value="86.291636" calcext:value-type="float">
            <text:p>86.29</text:p>
          </table:table-cell>
          <table:table-cell office:value-type="float" office:value="19764.449" calcext:value-type="float">
            <text:p>19764.45</text:p>
          </table:table-cell>
          <table:table-cell office:value-type="float" office:value="75.459379" calcext:value-type="float">
            <text:p>75.46</text:p>
          </table:table-cell>
        </table:table-row>
        <table:table-row table:style-name="ro1">
          <table:table-cell office:value-type="string" calcext:value-type="string">
            <text:p>1990q1</text:p>
          </table:table-cell>
          <table:table-cell office:value-type="float" office:value="1990" calcext:value-type="float">
            <text:p>1990</text:p>
          </table:table-cell>
          <table:table-cell office:value-type="float" office:value="450070.38" calcext:value-type="float">
            <text:p>450070.38</text:p>
          </table:table-cell>
          <table:table-cell office:value-type="float" office:value="724228.54" calcext:value-type="float">
            <text:p>724228.54</text:p>
          </table:table-cell>
          <table:table-cell office:value-type="float" office:value="287436.02" calcext:value-type="float">
            <text:p>287436.02</text:p>
          </table:table-cell>
          <table:table-cell office:value-type="float" office:value="510023.01" calcext:value-type="float">
            <text:p>510023.01</text:p>
          </table:table-cell>
          <table:table-cell office:value-type="float" office:value="162634.36" calcext:value-type="float">
            <text:p>162634.36</text:p>
          </table:table-cell>
          <table:table-cell office:value-type="float" office:value="316161.07" calcext:value-type="float">
            <text:p>316161.07</text:p>
          </table:table-cell>
          <table:table-cell office:value-type="float" office:value="450070.38" calcext:value-type="float">
            <text:p>450070.38</text:p>
          </table:table-cell>
          <table:table-cell office:value-type="float" office:value="823994.12" calcext:value-type="float">
            <text:p>823994.12</text:p>
          </table:table-cell>
          <table:table-cell office:value-type="float" office:value="87.89244" calcext:value-type="float">
            <text:p>87.89</text:p>
          </table:table-cell>
          <table:table-cell office:value-type="float" office:value="19514.662" calcext:value-type="float">
            <text:p>19514.66</text:p>
          </table:table-cell>
          <table:table-cell office:value-type="float" office:value="77.371396" calcext:value-type="float">
            <text:p>77.37</text:p>
          </table:table-cell>
        </table:table-row>
        <table:table-row table:style-name="ro1">
          <table:table-cell office:value-type="string" calcext:value-type="string">
            <text:p>1990q2</text:p>
          </table:table-cell>
          <table:table-cell office:value-type="float" office:value="1990" calcext:value-type="float">
            <text:p>1990</text:p>
          </table:table-cell>
          <table:table-cell office:value-type="float" office:value="447778.48" calcext:value-type="float">
            <text:p>447778.48</text:p>
          </table:table-cell>
          <table:table-cell office:value-type="float" office:value="716032.21" calcext:value-type="float">
            <text:p>716032.21</text:p>
          </table:table-cell>
          <table:table-cell office:value-type="float" office:value="288976.11" calcext:value-type="float">
            <text:p>288976.11</text:p>
          </table:table-cell>
          <table:table-cell office:value-type="float" office:value="505132.95" calcext:value-type="float">
            <text:p>505132.95</text:p>
          </table:table-cell>
          <table:table-cell office:value-type="float" office:value="158802.36" calcext:value-type="float">
            <text:p>158802.36</text:p>
          </table:table-cell>
          <table:table-cell office:value-type="float" office:value="317849.42" calcext:value-type="float">
            <text:p>317849.42</text:p>
          </table:table-cell>
          <table:table-cell office:value-type="float" office:value="447778.47" calcext:value-type="float">
            <text:p>447778.47</text:p>
          </table:table-cell>
          <table:table-cell office:value-type="float" office:value="820476.33" calcext:value-type="float">
            <text:p>820476.33</text:p>
          </table:table-cell>
          <table:table-cell office:value-type="float" office:value="87.270307" calcext:value-type="float">
            <text:p>87.27</text:p>
          </table:table-cell>
          <table:table-cell office:value-type="float" office:value="19343.117" calcext:value-type="float">
            <text:p>19343.12</text:p>
          </table:table-cell>
          <table:table-cell office:value-type="float" office:value="77.174163" calcext:value-type="float">
            <text:p>77.17</text:p>
          </table:table-cell>
        </table:table-row>
        <table:table-row table:style-name="ro1">
          <table:table-cell office:value-type="string" calcext:value-type="string">
            <text:p>1990q3</text:p>
          </table:table-cell>
          <table:table-cell office:value-type="float" office:value="1990" calcext:value-type="float">
            <text:p>1990</text:p>
          </table:table-cell>
          <table:table-cell office:value-type="float" office:value="449315.72" calcext:value-type="float">
            <text:p>449315.72</text:p>
          </table:table-cell>
          <table:table-cell office:value-type="float" office:value="711153.86" calcext:value-type="float">
            <text:p>711153.86</text:p>
          </table:table-cell>
          <table:table-cell office:value-type="float" office:value="289315.22" calcext:value-type="float">
            <text:p>289315.22</text:p>
          </table:table-cell>
          <table:table-cell office:value-type="float" office:value="494436.8" calcext:value-type="float">
            <text:p>494436.8</text:p>
          </table:table-cell>
          <table:table-cell office:value-type="float" office:value="160000.51" calcext:value-type="float">
            <text:p>160000.51</text:p>
          </table:table-cell>
          <table:table-cell office:value-type="float" office:value="318819.86" calcext:value-type="float">
            <text:p>318819.86</text:p>
          </table:table-cell>
          <table:table-cell office:value-type="float" office:value="449315.72" calcext:value-type="float">
            <text:p>449315.72</text:p>
          </table:table-cell>
          <table:table-cell office:value-type="float" office:value="810111.48" calcext:value-type="float">
            <text:p>810111.48</text:p>
          </table:table-cell>
          <table:table-cell office:value-type="float" office:value="87.78469" calcext:value-type="float">
            <text:p>87.78</text:p>
          </table:table-cell>
          <table:table-cell office:value-type="float" office:value="19061.792" calcext:value-type="float">
            <text:p>19061.79</text:p>
          </table:table-cell>
          <table:table-cell office:value-type="float" office:value="77.779592" calcext:value-type="float">
            <text:p>77.78</text:p>
          </table:table-cell>
        </table:table-row>
        <table:table-row table:style-name="ro1">
          <table:table-cell office:value-type="string" calcext:value-type="string">
            <text:p>1990q4</text:p>
          </table:table-cell>
          <table:table-cell office:value-type="float" office:value="1990" calcext:value-type="float">
            <text:p>1990</text:p>
          </table:table-cell>
          <table:table-cell office:value-type="float" office:value="453051.77" calcext:value-type="float">
            <text:p>453051.77</text:p>
          </table:table-cell>
          <table:table-cell office:value-type="float" office:value="698225.32" calcext:value-type="float">
            <text:p>698225.32</text:p>
          </table:table-cell>
          <table:table-cell office:value-type="float" office:value="290744.73" calcext:value-type="float">
            <text:p>290744.73</text:p>
          </table:table-cell>
          <table:table-cell office:value-type="float" office:value="505817.84" calcext:value-type="float">
            <text:p>505817.84</text:p>
          </table:table-cell>
          <table:table-cell office:value-type="float" office:value="162307.03" calcext:value-type="float">
            <text:p>162307.03</text:p>
          </table:table-cell>
          <table:table-cell office:value-type="float" office:value="321157.74" calcext:value-type="float">
            <text:p>321157.74</text:p>
          </table:table-cell>
          <table:table-cell office:value-type="float" office:value="453051.76" calcext:value-type="float">
            <text:p>453051.76</text:p>
          </table:table-cell>
          <table:table-cell office:value-type="float" office:value="824197.66" calcext:value-type="float">
            <text:p>824197.66</text:p>
          </table:table-cell>
          <table:table-cell office:value-type="float" office:value="84.715761" calcext:value-type="float">
            <text:p>84.72</text:p>
          </table:table-cell>
          <table:table-cell office:value-type="float" office:value="19315.451" calcext:value-type="float">
            <text:p>19315.45</text:p>
          </table:table-cell>
          <table:table-cell office:value-type="float" office:value="75.362718" calcext:value-type="float">
            <text:p>75.36</text:p>
          </table:table-cell>
        </table:table-row>
        <table:table-row table:style-name="ro1">
          <table:table-cell office:value-type="string" calcext:value-type="string">
            <text:p>1991q1</text:p>
          </table:table-cell>
          <table:table-cell office:value-type="float" office:value="1991" calcext:value-type="float">
            <text:p>1991</text:p>
          </table:table-cell>
          <table:table-cell office:value-type="float" office:value="441537.13" calcext:value-type="float">
            <text:p>441537.13</text:p>
          </table:table-cell>
          <table:table-cell office:value-type="float" office:value="685196.4" calcext:value-type="float">
            <text:p>685196.4</text:p>
          </table:table-cell>
          <table:table-cell office:value-type="float" office:value="289656.5" calcext:value-type="float">
            <text:p>289656.5</text:p>
          </table:table-cell>
          <table:table-cell office:value-type="float" office:value="485167.77" calcext:value-type="float">
            <text:p>485167.77</text:p>
          </table:table-cell>
          <table:table-cell office:value-type="float" office:value="151880.63" calcext:value-type="float">
            <text:p>151880.63</text:p>
          </table:table-cell>
          <table:table-cell office:value-type="float" office:value="320598.12" calcext:value-type="float">
            <text:p>320598.12</text:p>
          </table:table-cell>
          <table:table-cell office:value-type="float" office:value="441537.12" calcext:value-type="float">
            <text:p>441537.12</text:p>
          </table:table-cell>
          <table:table-cell office:value-type="float" office:value="801714.67" calcext:value-type="float">
            <text:p>801714.67</text:p>
          </table:table-cell>
          <table:table-cell office:value-type="float" office:value="85.466367" calcext:value-type="float">
            <text:p>85.47</text:p>
          </table:table-cell>
          <table:table-cell office:value-type="float" office:value="18482.133" calcext:value-type="float">
            <text:p>18482.13</text:p>
          </table:table-cell>
          <table:table-cell office:value-type="float" office:value="77.290979" calcext:value-type="float">
            <text:p>77.29</text:p>
          </table:table-cell>
        </table:table-row>
        <table:table-row table:style-name="ro1">
          <table:table-cell office:value-type="string" calcext:value-type="string">
            <text:p>1991q2</text:p>
          </table:table-cell>
          <table:table-cell office:value-type="float" office:value="1991" calcext:value-type="float">
            <text:p>1991</text:p>
          </table:table-cell>
          <table:table-cell office:value-type="float" office:value="442284.75" calcext:value-type="float">
            <text:p>442284.75</text:p>
          </table:table-cell>
          <table:table-cell office:value-type="float" office:value="684303.62" calcext:value-type="float">
            <text:p>684303.62</text:p>
          </table:table-cell>
          <table:table-cell office:value-type="float" office:value="290797.96" calcext:value-type="float">
            <text:p>290797.96</text:p>
          </table:table-cell>
          <table:table-cell office:value-type="float" office:value="489950.64" calcext:value-type="float">
            <text:p>489950.64</text:p>
          </table:table-cell>
          <table:table-cell office:value-type="float" office:value="151486.79" calcext:value-type="float">
            <text:p>151486.79</text:p>
          </table:table-cell>
          <table:table-cell office:value-type="float" office:value="321937.45" calcext:value-type="float">
            <text:p>321937.45</text:p>
          </table:table-cell>
          <table:table-cell office:value-type="float" office:value="442284.75" calcext:value-type="float">
            <text:p>442284.75</text:p>
          </table:table-cell>
          <table:table-cell office:value-type="float" office:value="808052.01" calcext:value-type="float">
            <text:p>808052.01</text:p>
          </table:table-cell>
          <table:table-cell office:value-type="float" office:value="84.685592" calcext:value-type="float">
            <text:p>84.69</text:p>
          </table:table-cell>
          <table:table-cell office:value-type="float" office:value="18734.542" calcext:value-type="float">
            <text:p>18734.54</text:p>
          </table:table-cell>
          <table:table-cell office:value-type="float" office:value="76.150293" calcext:value-type="float">
            <text:p>76.15</text:p>
          </table:table-cell>
        </table:table-row>
        <table:table-row table:style-name="ro1">
          <table:table-cell office:value-type="string" calcext:value-type="string">
            <text:p>1991q3</text:p>
          </table:table-cell>
          <table:table-cell office:value-type="float" office:value="1991" calcext:value-type="float">
            <text:p>1991</text:p>
          </table:table-cell>
          <table:table-cell office:value-type="float" office:value="446876.92" calcext:value-type="float">
            <text:p>446876.92</text:p>
          </table:table-cell>
          <table:table-cell office:value-type="float" office:value="688865.68" calcext:value-type="float">
            <text:p>688865.68</text:p>
          </table:table-cell>
          <table:table-cell office:value-type="float" office:value="292418.24" calcext:value-type="float">
            <text:p>292418.24</text:p>
          </table:table-cell>
          <table:table-cell office:value-type="float" office:value="485463.14" calcext:value-type="float">
            <text:p>485463.14</text:p>
          </table:table-cell>
          <table:table-cell office:value-type="float" office:value="154458.67" calcext:value-type="float">
            <text:p>154458.67</text:p>
          </table:table-cell>
          <table:table-cell office:value-type="float" office:value="320893.01" calcext:value-type="float">
            <text:p>320893.01</text:p>
          </table:table-cell>
          <table:table-cell office:value-type="float" office:value="446876.91" calcext:value-type="float">
            <text:p>446876.91</text:p>
          </table:table-cell>
          <table:table-cell office:value-type="float" office:value="802292.26" calcext:value-type="float">
            <text:p>802292.26</text:p>
          </table:table-cell>
          <table:table-cell office:value-type="float" office:value="85.862186" calcext:value-type="float">
            <text:p>85.86</text:p>
          </table:table-cell>
          <table:table-cell office:value-type="float" office:value="18560.754" calcext:value-type="float">
            <text:p>18560.75</text:p>
          </table:table-cell>
          <table:table-cell office:value-type="float" office:value="77.375728" calcext:value-type="float">
            <text:p>77.38</text:p>
          </table:table-cell>
        </table:table-row>
        <table:table-row table:style-name="ro1">
          <table:table-cell office:value-type="string" calcext:value-type="string">
            <text:p>1991q4</text:p>
          </table:table-cell>
          <table:table-cell office:value-type="float" office:value="1991" calcext:value-type="float">
            <text:p>1991</text:p>
          </table:table-cell>
          <table:table-cell office:value-type="float" office:value="443645.18" calcext:value-type="float">
            <text:p>443645.18</text:p>
          </table:table-cell>
          <table:table-cell office:value-type="float" office:value="688767.51" calcext:value-type="float">
            <text:p>688767.51</text:p>
          </table:table-cell>
          <table:table-cell office:value-type="float" office:value="293307.25" calcext:value-type="float">
            <text:p>293307.25</text:p>
          </table:table-cell>
          <table:table-cell office:value-type="float" office:value="482878.1" calcext:value-type="float">
            <text:p>482878.1</text:p>
          </table:table-cell>
          <table:table-cell office:value-type="float" office:value="150337.94" calcext:value-type="float">
            <text:p>150337.94</text:p>
          </table:table-cell>
          <table:table-cell office:value-type="float" office:value="321550.4" calcext:value-type="float">
            <text:p>321550.4</text:p>
          </table:table-cell>
          <table:table-cell office:value-type="float" office:value="443645.18" calcext:value-type="float">
            <text:p>443645.18</text:p>
          </table:table-cell>
          <table:table-cell office:value-type="float" office:value="800040.04" calcext:value-type="float">
            <text:p>800040.04</text:p>
          </table:table-cell>
          <table:table-cell office:value-type="float" office:value="86.091629" calcext:value-type="float">
            <text:p>86.09</text:p>
          </table:table-cell>
          <table:table-cell office:value-type="float" office:value="18375.919" calcext:value-type="float">
            <text:p>18375.92</text:p>
          </table:table-cell>
          <table:table-cell office:value-type="float" office:value="78.142878" calcext:value-type="float">
            <text:p>78.14</text:p>
          </table:table-cell>
        </table:table-row>
        <table:table-row table:style-name="ro1">
          <table:table-cell office:value-type="string" calcext:value-type="string">
            <text:p>1992q1</text:p>
          </table:table-cell>
          <table:table-cell office:value-type="float" office:value="1992" calcext:value-type="float">
            <text:p>1992</text:p>
          </table:table-cell>
          <table:table-cell office:value-type="float" office:value="441337.89" calcext:value-type="float">
            <text:p>441337.89</text:p>
          </table:table-cell>
          <table:table-cell office:value-type="float" office:value="686212.22" calcext:value-type="float">
            <text:p>686212.22</text:p>
          </table:table-cell>
          <table:table-cell office:value-type="float" office:value="291825.06" calcext:value-type="float">
            <text:p>291825.06</text:p>
          </table:table-cell>
          <table:table-cell office:value-type="float" office:value="481178.66" calcext:value-type="float">
            <text:p>481178.66</text:p>
          </table:table-cell>
          <table:table-cell office:value-type="float" office:value="149512.83" calcext:value-type="float">
            <text:p>149512.83</text:p>
          </table:table-cell>
          <table:table-cell office:value-type="float" office:value="321123.63" calcext:value-type="float">
            <text:p>321123.63</text:p>
          </table:table-cell>
          <table:table-cell office:value-type="float" office:value="441337.89" calcext:value-type="float">
            <text:p>441337.89</text:p>
          </table:table-cell>
          <table:table-cell office:value-type="float" office:value="797818.19" calcext:value-type="float">
            <text:p>797818.19</text:p>
          </table:table-cell>
          <table:table-cell office:value-type="float" office:value="86.011102" calcext:value-type="float">
            <text:p>86.01</text:p>
          </table:table-cell>
          <table:table-cell office:value-type="float" office:value="18293.816" calcext:value-type="float">
            <text:p>18293.82</text:p>
          </table:table-cell>
          <table:table-cell office:value-type="float" office:value="78.202379" calcext:value-type="float">
            <text:p>78.20</text:p>
          </table:table-cell>
        </table:table-row>
        <table:table-row table:style-name="ro1">
          <table:table-cell office:value-type="string" calcext:value-type="string">
            <text:p>1992q2</text:p>
          </table:table-cell>
          <table:table-cell office:value-type="float" office:value="1992" calcext:value-type="float">
            <text:p>1992</text:p>
          </table:table-cell>
          <table:table-cell office:value-type="float" office:value="445538.86" calcext:value-type="float">
            <text:p>445538.86</text:p>
          </table:table-cell>
          <table:table-cell office:value-type="float" office:value="686702.61" calcext:value-type="float">
            <text:p>686702.61</text:p>
          </table:table-cell>
          <table:table-cell office:value-type="float" office:value="294187.56" calcext:value-type="float">
            <text:p>294187.56</text:p>
          </table:table-cell>
          <table:table-cell office:value-type="float" office:value="472912.27" calcext:value-type="float">
            <text:p>472912.27</text:p>
          </table:table-cell>
          <table:table-cell office:value-type="float" office:value="151351.31" calcext:value-type="float">
            <text:p>151351.31</text:p>
          </table:table-cell>
          <table:table-cell office:value-type="float" office:value="321988.46" calcext:value-type="float">
            <text:p>321988.46</text:p>
          </table:table-cell>
          <table:table-cell office:value-type="float" office:value="445538.87" calcext:value-type="float">
            <text:p>445538.87</text:p>
          </table:table-cell>
          <table:table-cell office:value-type="float" office:value="789455.09" calcext:value-type="float">
            <text:p>789455.09</text:p>
          </table:table-cell>
          <table:table-cell office:value-type="float" office:value="86.984379" calcext:value-type="float">
            <text:p>86.98</text:p>
          </table:table-cell>
          <table:table-cell office:value-type="float" office:value="18008.934" calcext:value-type="float">
            <text:p>18008.93</text:p>
          </table:table-cell>
          <table:table-cell office:value-type="float" office:value="79.496228" calcext:value-type="float">
            <text:p>79.50</text:p>
          </table:table-cell>
        </table:table-row>
        <table:table-row table:style-name="ro1">
          <table:table-cell office:value-type="string" calcext:value-type="string">
            <text:p>1992q3</text:p>
          </table:table-cell>
          <table:table-cell office:value-type="float" office:value="1992" calcext:value-type="float">
            <text:p>1992</text:p>
          </table:table-cell>
          <table:table-cell office:value-type="float" office:value="445325.13" calcext:value-type="float">
            <text:p>445325.13</text:p>
          </table:table-cell>
          <table:table-cell office:value-type="float" office:value="688079.26" calcext:value-type="float">
            <text:p>688079.26</text:p>
          </table:table-cell>
          <table:table-cell office:value-type="float" office:value="294752.38" calcext:value-type="float">
            <text:p>294752.38</text:p>
          </table:table-cell>
          <table:table-cell office:value-type="float" office:value="483688" calcext:value-type="float">
            <text:p>483688</text:p>
          </table:table-cell>
          <table:table-cell office:value-type="float" office:value="150572.75" calcext:value-type="float">
            <text:p>150572.75</text:p>
          </table:table-cell>
          <table:table-cell office:value-type="float" office:value="321452.57" calcext:value-type="float">
            <text:p>321452.57</text:p>
          </table:table-cell>
          <table:table-cell office:value-type="float" office:value="445325.13" calcext:value-type="float">
            <text:p>445325.13</text:p>
          </table:table-cell>
          <table:table-cell office:value-type="float" office:value="800849.36" calcext:value-type="float">
            <text:p>800849.36</text:p>
          </table:table-cell>
          <table:table-cell office:value-type="float" office:value="85.918688" calcext:value-type="float">
            <text:p>85.92</text:p>
          </table:table-cell>
          <table:table-cell office:value-type="float" office:value="18375.727" calcext:value-type="float">
            <text:p>18375.73</text:p>
          </table:table-cell>
          <table:table-cell office:value-type="float" office:value="78.065612" calcext:value-type="float">
            <text:p>78.07</text:p>
          </table:table-cell>
        </table:table-row>
        <table:table-row table:style-name="ro1">
          <table:table-cell office:value-type="string" calcext:value-type="string">
            <text:p>1992q4</text:p>
          </table:table-cell>
          <table:table-cell office:value-type="float" office:value="1992" calcext:value-type="float">
            <text:p>1992</text:p>
          </table:table-cell>
          <table:table-cell office:value-type="float" office:value="451516.68" calcext:value-type="float">
            <text:p>451516.68</text:p>
          </table:table-cell>
          <table:table-cell office:value-type="float" office:value="696920.25" calcext:value-type="float">
            <text:p>696920.25</text:p>
          </table:table-cell>
          <table:table-cell office:value-type="float" office:value="296641.5" calcext:value-type="float">
            <text:p>296641.5</text:p>
          </table:table-cell>
          <table:table-cell office:value-type="float" office:value="481223.49" calcext:value-type="float">
            <text:p>481223.49</text:p>
          </table:table-cell>
          <table:table-cell office:value-type="float" office:value="154875.17" calcext:value-type="float">
            <text:p>154875.17</text:p>
          </table:table-cell>
          <table:table-cell office:value-type="float" office:value="322284.1" calcext:value-type="float">
            <text:p>322284.1</text:p>
          </table:table-cell>
          <table:table-cell office:value-type="float" office:value="451516.67" calcext:value-type="float">
            <text:p>451516.67</text:p>
          </table:table-cell>
          <table:table-cell office:value-type="float" office:value="798858.68" calcext:value-type="float">
            <text:p>798858.68</text:p>
          </table:table-cell>
          <table:table-cell office:value-type="float" office:value="87.239492" calcext:value-type="float">
            <text:p>87.24</text:p>
          </table:table-cell>
          <table:table-cell office:value-type="float" office:value="18148.403" calcext:value-type="float">
            <text:p>18148.40</text:p>
          </table:table-cell>
          <table:table-cell office:value-type="float" office:value="80.059059" calcext:value-type="float">
            <text:p>80.06</text:p>
          </table:table-cell>
        </table:table-row>
        <table:table-row table:style-name="ro1">
          <table:table-cell office:value-type="string" calcext:value-type="string">
            <text:p>1993q1</text:p>
          </table:table-cell>
          <table:table-cell office:value-type="float" office:value="1993" calcext:value-type="float">
            <text:p>1993</text:p>
          </table:table-cell>
          <table:table-cell office:value-type="float" office:value="453170.15" calcext:value-type="float">
            <text:p>453170.15</text:p>
          </table:table-cell>
          <table:table-cell office:value-type="float" office:value="696334.54" calcext:value-type="float">
            <text:p>696334.54</text:p>
          </table:table-cell>
          <table:table-cell office:value-type="float" office:value="298601.76" calcext:value-type="float">
            <text:p>298601.76</text:p>
          </table:table-cell>
          <table:table-cell office:value-type="float" office:value="483660.66" calcext:value-type="float">
            <text:p>483660.66</text:p>
          </table:table-cell>
          <table:table-cell office:value-type="float" office:value="154568.38" calcext:value-type="float">
            <text:p>154568.38</text:p>
          </table:table-cell>
          <table:table-cell office:value-type="float" office:value="321390.59" calcext:value-type="float">
            <text:p>321390.59</text:p>
          </table:table-cell>
          <table:table-cell office:value-type="float" office:value="453170.14" calcext:value-type="float">
            <text:p>453170.14</text:p>
          </table:table-cell>
          <table:table-cell office:value-type="float" office:value="800757.59" calcext:value-type="float">
            <text:p>800757.59</text:p>
          </table:table-cell>
          <table:table-cell office:value-type="float" office:value="86.959469" calcext:value-type="float">
            <text:p>86.96</text:p>
          </table:table-cell>
          <table:table-cell office:value-type="float" office:value="18195.706" calcext:value-type="float">
            <text:p>18195.71</text:p>
          </table:table-cell>
          <table:table-cell office:value-type="float" office:value="79.783825" calcext:value-type="float">
            <text:p>79.78</text:p>
          </table:table-cell>
        </table:table-row>
        <table:table-row table:style-name="ro1">
          <table:table-cell office:value-type="string" calcext:value-type="string">
            <text:p>1993q2</text:p>
          </table:table-cell>
          <table:table-cell office:value-type="float" office:value="1993" calcext:value-type="float">
            <text:p>1993</text:p>
          </table:table-cell>
          <table:table-cell office:value-type="float" office:value="461303.69" calcext:value-type="float">
            <text:p>461303.69</text:p>
          </table:table-cell>
          <table:table-cell office:value-type="float" office:value="707001.34" calcext:value-type="float">
            <text:p>707001.34</text:p>
          </table:table-cell>
          <table:table-cell office:value-type="float" office:value="299174.09" calcext:value-type="float">
            <text:p>299174.09</text:p>
          </table:table-cell>
          <table:table-cell office:value-type="float" office:value="488265.98" calcext:value-type="float">
            <text:p>488265.98</text:p>
          </table:table-cell>
          <table:table-cell office:value-type="float" office:value="162129.6" calcext:value-type="float">
            <text:p>162129.6</text:p>
          </table:table-cell>
          <table:table-cell office:value-type="float" office:value="321102.75" calcext:value-type="float">
            <text:p>321102.75</text:p>
          </table:table-cell>
          <table:table-cell office:value-type="float" office:value="461303.69" calcext:value-type="float">
            <text:p>461303.69</text:p>
          </table:table-cell>
          <table:table-cell office:value-type="float" office:value="805483.47" calcext:value-type="float">
            <text:p>805483.47</text:p>
          </table:table-cell>
          <table:table-cell office:value-type="float" office:value="87.773539" calcext:value-type="float">
            <text:p>87.77</text:p>
          </table:table-cell>
          <table:table-cell office:value-type="float" office:value="18409.532" calcext:value-type="float">
            <text:p>18409.53</text:p>
          </table:table-cell>
          <table:table-cell office:value-type="float" office:value="80.065112" calcext:value-type="float">
            <text:p>80.07</text:p>
          </table:table-cell>
        </table:table-row>
        <table:table-row table:style-name="ro1">
          <table:table-cell office:value-type="string" calcext:value-type="string">
            <text:p>1993q3</text:p>
          </table:table-cell>
          <table:table-cell office:value-type="float" office:value="1993" calcext:value-type="float">
            <text:p>1993</text:p>
          </table:table-cell>
          <table:table-cell office:value-type="float" office:value="465287.43" calcext:value-type="float">
            <text:p>465287.43</text:p>
          </table:table-cell>
          <table:table-cell office:value-type="float" office:value="717563.5" calcext:value-type="float">
            <text:p>717563.5</text:p>
          </table:table-cell>
          <table:table-cell office:value-type="float" office:value="300252.89" calcext:value-type="float">
            <text:p>300252.89</text:p>
          </table:table-cell>
          <table:table-cell office:value-type="float" office:value="496241.97" calcext:value-type="float">
            <text:p>496241.97</text:p>
          </table:table-cell>
          <table:table-cell office:value-type="float" office:value="165034.54" calcext:value-type="float">
            <text:p>165034.54</text:p>
          </table:table-cell>
          <table:table-cell office:value-type="float" office:value="319806.13" calcext:value-type="float">
            <text:p>319806.13</text:p>
          </table:table-cell>
          <table:table-cell office:value-type="float" office:value="465287.43" calcext:value-type="float">
            <text:p>465287.43</text:p>
          </table:table-cell>
          <table:table-cell office:value-type="float" office:value="812809.18" calcext:value-type="float">
            <text:p>812809.18</text:p>
          </table:table-cell>
          <table:table-cell office:value-type="float" office:value="88.281914" calcext:value-type="float">
            <text:p>88.28</text:p>
          </table:table-cell>
          <table:table-cell office:value-type="float" office:value="18677.671" calcext:value-type="float">
            <text:p>18677.67</text:p>
          </table:table-cell>
          <table:table-cell office:value-type="float" office:value="80.094636" calcext:value-type="float">
            <text:p>80.09</text:p>
          </table:table-cell>
        </table:table-row>
        <table:table-row table:style-name="ro1">
          <table:table-cell office:value-type="string" calcext:value-type="string">
            <text:p>1993q4</text:p>
          </table:table-cell>
          <table:table-cell office:value-type="float" office:value="1993" calcext:value-type="float">
            <text:p>1993</text:p>
          </table:table-cell>
          <table:table-cell office:value-type="float" office:value="469266.12" calcext:value-type="float">
            <text:p>469266.12</text:p>
          </table:table-cell>
          <table:table-cell office:value-type="float" office:value="718951.97" calcext:value-type="float">
            <text:p>718951.97</text:p>
          </table:table-cell>
          <table:table-cell office:value-type="float" office:value="300981.4" calcext:value-type="float">
            <text:p>300981.4</text:p>
          </table:table-cell>
          <table:table-cell office:value-type="float" office:value="488671.15" calcext:value-type="float">
            <text:p>488671.15</text:p>
          </table:table-cell>
          <table:table-cell office:value-type="float" office:value="168284.73" calcext:value-type="float">
            <text:p>168284.73</text:p>
          </table:table-cell>
          <table:table-cell office:value-type="float" office:value="321078.13" calcext:value-type="float">
            <text:p>321078.13</text:p>
          </table:table-cell>
          <table:table-cell office:value-type="float" office:value="469266.12" calcext:value-type="float">
            <text:p>469266.12</text:p>
          </table:table-cell>
          <table:table-cell office:value-type="float" office:value="805949.71" calcext:value-type="float">
            <text:p>805949.71</text:p>
          </table:table-cell>
          <table:table-cell office:value-type="float" office:value="89.205562" calcext:value-type="float">
            <text:p>89.21</text:p>
          </table:table-cell>
          <table:table-cell office:value-type="float" office:value="18362.083" calcext:value-type="float">
            <text:p>18362.08</text:p>
          </table:table-cell>
          <table:table-cell office:value-type="float" office:value="81.628864" calcext:value-type="float">
            <text:p>81.63</text:p>
          </table:table-cell>
        </table:table-row>
        <table:table-row table:style-name="ro1">
          <table:table-cell office:value-type="string" calcext:value-type="string">
            <text:p>1994q1</text:p>
          </table:table-cell>
          <table:table-cell office:value-type="float" office:value="1994" calcext:value-type="float">
            <text:p>1994</text:p>
          </table:table-cell>
          <table:table-cell office:value-type="float" office:value="479454.27" calcext:value-type="float">
            <text:p>479454.27</text:p>
          </table:table-cell>
          <table:table-cell office:value-type="float" office:value="729720.14" calcext:value-type="float">
            <text:p>729720.14</text:p>
          </table:table-cell>
          <table:table-cell office:value-type="float" office:value="302955.56" calcext:value-type="float">
            <text:p>302955.56</text:p>
          </table:table-cell>
          <table:table-cell office:value-type="float" office:value="490960.35" calcext:value-type="float">
            <text:p>490960.35</text:p>
          </table:table-cell>
          <table:table-cell office:value-type="float" office:value="176498.72" calcext:value-type="float">
            <text:p>176498.72</text:p>
          </table:table-cell>
          <table:table-cell office:value-type="float" office:value="320930" calcext:value-type="float">
            <text:p>320930</text:p>
          </table:table-cell>
          <table:table-cell office:value-type="float" office:value="479454.28" calcext:value-type="float">
            <text:p>479454.28</text:p>
          </table:table-cell>
          <table:table-cell office:value-type="float" office:value="808215.44" calcext:value-type="float">
            <text:p>808215.44</text:p>
          </table:table-cell>
          <table:table-cell office:value-type="float" office:value="90.287825" calcext:value-type="float">
            <text:p>90.29</text:p>
          </table:table-cell>
          <table:table-cell office:value-type="float" office:value="18406.165" calcext:value-type="float">
            <text:p>18406.17</text:p>
          </table:table-cell>
          <table:table-cell office:value-type="float" office:value="82.653041" calcext:value-type="float">
            <text:p>82.65</text:p>
          </table:table-cell>
        </table:table-row>
        <table:table-row table:style-name="ro1">
          <table:table-cell office:value-type="string" calcext:value-type="string">
            <text:p>1994q2</text:p>
          </table:table-cell>
          <table:table-cell office:value-type="float" office:value="1994" calcext:value-type="float">
            <text:p>1994</text:p>
          </table:table-cell>
          <table:table-cell office:value-type="float" office:value="489479.87" calcext:value-type="float">
            <text:p>489479.87</text:p>
          </table:table-cell>
          <table:table-cell office:value-type="float" office:value="745558.15" calcext:value-type="float">
            <text:p>745558.15</text:p>
          </table:table-cell>
          <table:table-cell office:value-type="float" office:value="308192.98" calcext:value-type="float">
            <text:p>308192.98</text:p>
          </table:table-cell>
          <table:table-cell office:value-type="float" office:value="509259.24" calcext:value-type="float">
            <text:p>509259.24</text:p>
          </table:table-cell>
          <table:table-cell office:value-type="float" office:value="181286.88" calcext:value-type="float">
            <text:p>181286.88</text:p>
          </table:table-cell>
          <table:table-cell office:value-type="float" office:value="321950.52" calcext:value-type="float">
            <text:p>321950.52</text:p>
          </table:table-cell>
          <table:table-cell office:value-type="float" office:value="489479.86" calcext:value-type="float">
            <text:p>489479.86</text:p>
          </table:table-cell>
          <table:table-cell office:value-type="float" office:value="828057.57" calcext:value-type="float">
            <text:p>828057.57</text:p>
          </table:table-cell>
          <table:table-cell office:value-type="float" office:value="90.036994" calcext:value-type="float">
            <text:p>90.04</text:p>
          </table:table-cell>
          <table:table-cell office:value-type="float" office:value="19052.765" calcext:value-type="float">
            <text:p>19052.77</text:p>
          </table:table-cell>
          <table:table-cell office:value-type="float" office:value="81.581059" calcext:value-type="float">
            <text:p>81.58</text:p>
          </table:table-cell>
        </table:table-row>
        <table:table-row table:style-name="ro1">
          <table:table-cell office:value-type="string" calcext:value-type="string">
            <text:p>1994q3</text:p>
          </table:table-cell>
          <table:table-cell office:value-type="float" office:value="1994" calcext:value-type="float">
            <text:p>1994</text:p>
          </table:table-cell>
          <table:table-cell office:value-type="float" office:value="502422.23" calcext:value-type="float">
            <text:p>502422.23</text:p>
          </table:table-cell>
          <table:table-cell office:value-type="float" office:value="756171.67" calcext:value-type="float">
            <text:p>756171.67</text:p>
          </table:table-cell>
          <table:table-cell office:value-type="float" office:value="311307.39" calcext:value-type="float">
            <text:p>311307.39</text:p>
          </table:table-cell>
          <table:table-cell office:value-type="float" office:value="520380.83" calcext:value-type="float">
            <text:p>520380.83</text:p>
          </table:table-cell>
          <table:table-cell office:value-type="float" office:value="191114.85" calcext:value-type="float">
            <text:p>191114.85</text:p>
          </table:table-cell>
          <table:table-cell office:value-type="float" office:value="322128.33" calcext:value-type="float">
            <text:p>322128.33</text:p>
          </table:table-cell>
          <table:table-cell office:value-type="float" office:value="502422.24" calcext:value-type="float">
            <text:p>502422.24</text:p>
          </table:table-cell>
          <table:table-cell office:value-type="float" office:value="839480.92" calcext:value-type="float">
            <text:p>839480.92</text:p>
          </table:table-cell>
          <table:table-cell office:value-type="float" office:value="90.0761" calcext:value-type="float">
            <text:p>90.08</text:p>
          </table:table-cell>
          <table:table-cell office:value-type="float" office:value="19422.134" calcext:value-type="float">
            <text:p>19422.13</text:p>
          </table:table-cell>
          <table:table-cell office:value-type="float" office:value="81.168829" calcext:value-type="float">
            <text:p>81.17</text:p>
          </table:table-cell>
        </table:table-row>
        <table:table-row table:style-name="ro1">
          <table:table-cell office:value-type="string" calcext:value-type="string">
            <text:p>1994q4</text:p>
          </table:table-cell>
          <table:table-cell office:value-type="float" office:value="1994" calcext:value-type="float">
            <text:p>1994</text:p>
          </table:table-cell>
          <table:table-cell office:value-type="float" office:value="507817.18" calcext:value-type="float">
            <text:p>507817.18</text:p>
          </table:table-cell>
          <table:table-cell office:value-type="float" office:value="760554.01" calcext:value-type="float">
            <text:p>760554.01</text:p>
          </table:table-cell>
          <table:table-cell office:value-type="float" office:value="315411.78" calcext:value-type="float">
            <text:p>315411.78</text:p>
          </table:table-cell>
          <table:table-cell office:value-type="float" office:value="517215.96" calcext:value-type="float">
            <text:p>517215.96</text:p>
          </table:table-cell>
          <table:table-cell office:value-type="float" office:value="192405.4" calcext:value-type="float">
            <text:p>192405.4</text:p>
          </table:table-cell>
          <table:table-cell office:value-type="float" office:value="323872.65" calcext:value-type="float">
            <text:p>323872.65</text:p>
          </table:table-cell>
          <table:table-cell office:value-type="float" office:value="507817.18" calcext:value-type="float">
            <text:p>507817.18</text:p>
          </table:table-cell>
          <table:table-cell office:value-type="float" office:value="838026.27" calcext:value-type="float">
            <text:p>838026.27</text:p>
          </table:table-cell>
          <table:table-cell office:value-type="float" office:value="90.75539" calcext:value-type="float">
            <text:p>90.76</text:p>
          </table:table-cell>
          <table:table-cell office:value-type="float" office:value="19222.532" calcext:value-type="float">
            <text:p>19222.53</text:p>
          </table:table-cell>
          <table:table-cell office:value-type="float" office:value="82.486956" calcext:value-type="float">
            <text:p>82.49</text:p>
          </table:table-cell>
        </table:table-row>
        <table:table-row table:style-name="ro1">
          <table:table-cell office:value-type="string" calcext:value-type="string">
            <text:p>1995q1</text:p>
          </table:table-cell>
          <table:table-cell office:value-type="float" office:value="1995" calcext:value-type="float">
            <text:p>1995</text:p>
          </table:table-cell>
          <table:table-cell office:value-type="float" office:value="520487.65" calcext:value-type="float">
            <text:p>520487.65</text:p>
          </table:table-cell>
          <table:table-cell office:value-type="float" office:value="774029.54" calcext:value-type="float">
            <text:p>774029.54</text:p>
          </table:table-cell>
          <table:table-cell office:value-type="float" office:value="319056.75" calcext:value-type="float">
            <text:p>319056.75</text:p>
          </table:table-cell>
          <table:table-cell office:value-type="float" office:value="517532.15" calcext:value-type="float">
            <text:p>517532.15</text:p>
          </table:table-cell>
          <table:table-cell office:value-type="float" office:value="201430.9" calcext:value-type="float">
            <text:p>201430.9</text:p>
          </table:table-cell>
          <table:table-cell office:value-type="float" office:value="324462.2" calcext:value-type="float">
            <text:p>324462.2</text:p>
          </table:table-cell>
          <table:table-cell office:value-type="float" office:value="520487.65" calcext:value-type="float">
            <text:p>520487.65</text:p>
          </table:table-cell>
          <table:table-cell office:value-type="float" office:value="838926.27" calcext:value-type="float">
            <text:p>838926.27</text:p>
          </table:table-cell>
          <table:table-cell office:value-type="float" office:value="92.26431" calcext:value-type="float">
            <text:p>92.26</text:p>
          </table:table-cell>
          <table:table-cell office:value-type="float" office:value="19229.424" calcext:value-type="float">
            <text:p>19229.42</text:p>
          </table:table-cell>
          <table:table-cell office:value-type="float" office:value="83.918377" calcext:value-type="float">
            <text:p>83.92</text:p>
          </table:table-cell>
        </table:table-row>
        <table:table-row table:style-name="ro1">
          <table:table-cell office:value-type="string" calcext:value-type="string">
            <text:p>1995q2</text:p>
          </table:table-cell>
          <table:table-cell office:value-type="float" office:value="1995" calcext:value-type="float">
            <text:p>1995</text:p>
          </table:table-cell>
          <table:table-cell office:value-type="float" office:value="520484.15" calcext:value-type="float">
            <text:p>520484.15</text:p>
          </table:table-cell>
          <table:table-cell office:value-type="float" office:value="768862.92" calcext:value-type="float">
            <text:p>768862.92</text:p>
          </table:table-cell>
          <table:table-cell office:value-type="float" office:value="322317.81" calcext:value-type="float">
            <text:p>322317.81</text:p>
          </table:table-cell>
          <table:table-cell office:value-type="float" office:value="509079.5" calcext:value-type="float">
            <text:p>509079.5</text:p>
          </table:table-cell>
          <table:table-cell office:value-type="float" office:value="198166.34" calcext:value-type="float">
            <text:p>198166.34</text:p>
          </table:table-cell>
          <table:table-cell office:value-type="float" office:value="326413.37" calcext:value-type="float">
            <text:p>326413.37</text:p>
          </table:table-cell>
          <table:table-cell office:value-type="float" office:value="520484.14" calcext:value-type="float">
            <text:p>520484.14</text:p>
          </table:table-cell>
          <table:table-cell office:value-type="float" office:value="832371.05" calcext:value-type="float">
            <text:p>832371.05</text:p>
          </table:table-cell>
          <table:table-cell office:value-type="float" office:value="92.370214" calcext:value-type="float">
            <text:p>92.37</text:p>
          </table:table-cell>
          <table:table-cell office:value-type="float" office:value="18911.187" calcext:value-type="float">
            <text:p>18911.19</text:p>
          </table:table-cell>
          <table:table-cell office:value-type="float" office:value="84.760977" calcext:value-type="float">
            <text:p>84.76</text:p>
          </table:table-cell>
        </table:table-row>
        <table:table-row table:style-name="ro1">
          <table:table-cell office:value-type="string" calcext:value-type="string">
            <text:p>1995q3</text:p>
          </table:table-cell>
          <table:table-cell office:value-type="float" office:value="1995" calcext:value-type="float">
            <text:p>1995</text:p>
          </table:table-cell>
          <table:table-cell office:value-type="float" office:value="526343.46" calcext:value-type="float">
            <text:p>526343.46</text:p>
          </table:table-cell>
          <table:table-cell office:value-type="float" office:value="773644.5" calcext:value-type="float">
            <text:p>773644.5</text:p>
          </table:table-cell>
          <table:table-cell office:value-type="float" office:value="326687.23" calcext:value-type="float">
            <text:p>326687.23</text:p>
          </table:table-cell>
          <table:table-cell office:value-type="float" office:value="532173.06" calcext:value-type="float">
            <text:p>532173.06</text:p>
          </table:table-cell>
          <table:table-cell office:value-type="float" office:value="199656.23" calcext:value-type="float">
            <text:p>199656.23</text:p>
          </table:table-cell>
          <table:table-cell office:value-type="float" office:value="326841.89" calcext:value-type="float">
            <text:p>326841.89</text:p>
          </table:table-cell>
          <table:table-cell office:value-type="float" office:value="526343.46" calcext:value-type="float">
            <text:p>526343.46</text:p>
          </table:table-cell>
          <table:table-cell office:value-type="float" office:value="856009.56" calcext:value-type="float">
            <text:p>856009.56</text:p>
          </table:table-cell>
          <table:table-cell office:value-type="float" office:value="90.378021" calcext:value-type="float">
            <text:p>90.38</text:p>
          </table:table-cell>
          <table:table-cell office:value-type="float" office:value="19757.489" calcext:value-type="float">
            <text:p>19757.49</text:p>
          </table:table-cell>
          <table:table-cell office:value-type="float" office:value="81.634835" calcext:value-type="float">
            <text:p>81.63</text:p>
          </table:table-cell>
        </table:table-row>
        <table:table-row table:style-name="ro1">
          <table:table-cell office:value-type="string" calcext:value-type="string">
            <text:p>1995q4</text:p>
          </table:table-cell>
          <table:table-cell office:value-type="float" office:value="1995" calcext:value-type="float">
            <text:p>1995</text:p>
          </table:table-cell>
          <table:table-cell office:value-type="float" office:value="530373.96" calcext:value-type="float">
            <text:p>530373.96</text:p>
          </table:table-cell>
          <table:table-cell office:value-type="float" office:value="779255.17" calcext:value-type="float">
            <text:p>779255.17</text:p>
          </table:table-cell>
          <table:table-cell office:value-type="float" office:value="329099.47" calcext:value-type="float">
            <text:p>329099.47</text:p>
          </table:table-cell>
          <table:table-cell office:value-type="float" office:value="534506.94" calcext:value-type="float">
            <text:p>534506.94</text:p>
          </table:table-cell>
          <table:table-cell office:value-type="float" office:value="201274.49" calcext:value-type="float">
            <text:p>201274.49</text:p>
          </table:table-cell>
          <table:table-cell office:value-type="float" office:value="329359.85" calcext:value-type="float">
            <text:p>329359.85</text:p>
          </table:table-cell>
          <table:table-cell office:value-type="float" office:value="530373.96" calcext:value-type="float">
            <text:p>530373.96</text:p>
          </table:table-cell>
          <table:table-cell office:value-type="float" office:value="860840.28" calcext:value-type="float">
            <text:p>860840.28</text:p>
          </table:table-cell>
          <table:table-cell office:value-type="float" office:value="90.522619" calcext:value-type="float">
            <text:p>90.52</text:p>
          </table:table-cell>
          <table:table-cell office:value-type="float" office:value="19764" calcext:value-type="float">
            <text:p>19764.00</text:p>
          </table:table-cell>
          <table:table-cell office:value-type="float" office:value="82.19978" calcext:value-type="float">
            <text:p>82.20</text:p>
          </table:table-cell>
        </table:table-row>
        <table:table-row table:style-name="ro1">
          <table:table-cell office:value-type="string" calcext:value-type="string">
            <text:p>1996q1</text:p>
          </table:table-cell>
          <table:table-cell office:value-type="float" office:value="1996" calcext:value-type="float">
            <text:p>1996</text:p>
          </table:table-cell>
          <table:table-cell office:value-type="float" office:value="537916.66" calcext:value-type="float">
            <text:p>537916.66</text:p>
          </table:table-cell>
          <table:table-cell office:value-type="float" office:value="784248.79" calcext:value-type="float">
            <text:p>784248.79</text:p>
          </table:table-cell>
          <table:table-cell office:value-type="float" office:value="331685.09" calcext:value-type="float">
            <text:p>331685.09</text:p>
          </table:table-cell>
          <table:table-cell office:value-type="float" office:value="531602.41" calcext:value-type="float">
            <text:p>531602.41</text:p>
          </table:table-cell>
          <table:table-cell office:value-type="float" office:value="206231.56" calcext:value-type="float">
            <text:p>206231.56</text:p>
          </table:table-cell>
          <table:table-cell office:value-type="float" office:value="329556.65" calcext:value-type="float">
            <text:p>329556.65</text:p>
          </table:table-cell>
          <table:table-cell office:value-type="float" office:value="537916.65" calcext:value-type="float">
            <text:p>537916.65</text:p>
          </table:table-cell>
          <table:table-cell office:value-type="float" office:value="858139.26" calcext:value-type="float">
            <text:p>858139.26</text:p>
          </table:table-cell>
          <table:table-cell office:value-type="float" office:value="91.389455" calcext:value-type="float">
            <text:p>91.39</text:p>
          </table:table-cell>
          <table:table-cell office:value-type="float" office:value="19684.764" calcext:value-type="float">
            <text:p>19684.76</text:p>
          </table:table-cell>
          <table:table-cell office:value-type="float" office:value="83.059527" calcext:value-type="float">
            <text:p>83.06</text:p>
          </table:table-cell>
        </table:table-row>
        <table:table-row table:style-name="ro1">
          <table:table-cell office:value-type="string" calcext:value-type="string">
            <text:p>1996q2</text:p>
          </table:table-cell>
          <table:table-cell office:value-type="float" office:value="1996" calcext:value-type="float">
            <text:p>1996</text:p>
          </table:table-cell>
          <table:table-cell office:value-type="float" office:value="541296.76" calcext:value-type="float">
            <text:p>541296.76</text:p>
          </table:table-cell>
          <table:table-cell office:value-type="float" office:value="788218.78" calcext:value-type="float">
            <text:p>788218.78</text:p>
          </table:table-cell>
          <table:table-cell office:value-type="float" office:value="333695.98" calcext:value-type="float">
            <text:p>333695.98</text:p>
          </table:table-cell>
          <table:table-cell office:value-type="float" office:value="541077.32" calcext:value-type="float">
            <text:p>541077.32</text:p>
          </table:table-cell>
          <table:table-cell office:value-type="float" office:value="207600.78" calcext:value-type="float">
            <text:p>207600.78</text:p>
          </table:table-cell>
          <table:table-cell office:value-type="float" office:value="331163.91" calcext:value-type="float">
            <text:p>331163.91</text:p>
          </table:table-cell>
          <table:table-cell office:value-type="float" office:value="541296.76" calcext:value-type="float">
            <text:p>541296.76</text:p>
          </table:table-cell>
          <table:table-cell office:value-type="float" office:value="869157.21" calcext:value-type="float">
            <text:p>869157.21</text:p>
          </table:table-cell>
          <table:table-cell office:value-type="float" office:value="90.687712" calcext:value-type="float">
            <text:p>90.69</text:p>
          </table:table-cell>
          <table:table-cell office:value-type="float" office:value="20062.49" calcext:value-type="float">
            <text:p>20062.49</text:p>
          </table:table-cell>
          <table:table-cell office:value-type="float" office:value="81.908274" calcext:value-type="float">
            <text:p>81.91</text:p>
          </table:table-cell>
        </table:table-row>
        <table:table-row table:style-name="ro1">
          <table:table-cell office:value-type="string" calcext:value-type="string">
            <text:p>1996q3</text:p>
          </table:table-cell>
          <table:table-cell office:value-type="float" office:value="1996" calcext:value-type="float">
            <text:p>1996</text:p>
          </table:table-cell>
          <table:table-cell office:value-type="float" office:value="554891.93" calcext:value-type="float">
            <text:p>554891.93</text:p>
          </table:table-cell>
          <table:table-cell office:value-type="float" office:value="804889.26" calcext:value-type="float">
            <text:p>804889.26</text:p>
          </table:table-cell>
          <table:table-cell office:value-type="float" office:value="339549.32" calcext:value-type="float">
            <text:p>339549.32</text:p>
          </table:table-cell>
          <table:table-cell office:value-type="float" office:value="540833.75" calcext:value-type="float">
            <text:p>540833.75</text:p>
          </table:table-cell>
          <table:table-cell office:value-type="float" office:value="215342.61" calcext:value-type="float">
            <text:p>215342.61</text:p>
          </table:table-cell>
          <table:table-cell office:value-type="float" office:value="330232.55" calcext:value-type="float">
            <text:p>330232.55</text:p>
          </table:table-cell>
          <table:table-cell office:value-type="float" office:value="554891.93" calcext:value-type="float">
            <text:p>554891.93</text:p>
          </table:table-cell>
          <table:table-cell office:value-type="float" office:value="867973.24" calcext:value-type="float">
            <text:p>867973.24</text:p>
          </table:table-cell>
          <table:table-cell office:value-type="float" office:value="92.732036" calcext:value-type="float">
            <text:p>92.73</text:p>
          </table:table-cell>
          <table:table-cell office:value-type="float" office:value="20082.398" calcext:value-type="float">
            <text:p>20082.40</text:p>
          </table:table-cell>
          <table:table-cell office:value-type="float" office:value="83.55768" calcext:value-type="float">
            <text:p>83.56</text:p>
          </table:table-cell>
        </table:table-row>
        <table:table-row table:style-name="ro1">
          <table:table-cell office:value-type="string" calcext:value-type="string">
            <text:p>1996q4</text:p>
          </table:table-cell>
          <table:table-cell office:value-type="float" office:value="1996" calcext:value-type="float">
            <text:p>1996</text:p>
          </table:table-cell>
          <table:table-cell office:value-type="float" office:value="566749.94" calcext:value-type="float">
            <text:p>566749.94</text:p>
          </table:table-cell>
          <table:table-cell office:value-type="float" office:value="811492.91" calcext:value-type="float">
            <text:p>811492.91</text:p>
          </table:table-cell>
          <table:table-cell office:value-type="float" office:value="346878.59" calcext:value-type="float">
            <text:p>346878.59</text:p>
          </table:table-cell>
          <table:table-cell office:value-type="float" office:value="538164.69" calcext:value-type="float">
            <text:p>538164.69</text:p>
          </table:table-cell>
          <table:table-cell office:value-type="float" office:value="219871.35" calcext:value-type="float">
            <text:p>219871.35</text:p>
          </table:table-cell>
          <table:table-cell office:value-type="float" office:value="334143.05" calcext:value-type="float">
            <text:p>334143.05</text:p>
          </table:table-cell>
          <table:table-cell office:value-type="float" office:value="566749.94" calcext:value-type="float">
            <text:p>566749.94</text:p>
          </table:table-cell>
          <table:table-cell office:value-type="float" office:value="869311.02" calcext:value-type="float">
            <text:p>869311.02</text:p>
          </table:table-cell>
          <table:table-cell office:value-type="float" office:value="93.348973" calcext:value-type="float">
            <text:p>93.35</text:p>
          </table:table-cell>
          <table:table-cell office:value-type="float" office:value="19882.207" calcext:value-type="float">
            <text:p>19882.21</text:p>
          </table:table-cell>
          <table:table-cell office:value-type="float" office:value="85.091457" calcext:value-type="float">
            <text:p>85.09</text:p>
          </table:table-cell>
        </table:table-row>
        <table:table-row table:style-name="ro1">
          <table:table-cell office:value-type="string" calcext:value-type="string">
            <text:p>1997q1</text:p>
          </table:table-cell>
          <table:table-cell office:value-type="float" office:value="1997" calcext:value-type="float">
            <text:p>1997</text:p>
          </table:table-cell>
          <table:table-cell office:value-type="float" office:value="576842.36" calcext:value-type="float">
            <text:p>576842.36</text:p>
          </table:table-cell>
          <table:table-cell office:value-type="float" office:value="824402.57" calcext:value-type="float">
            <text:p>824402.57</text:p>
          </table:table-cell>
          <table:table-cell office:value-type="float" office:value="352855.58" calcext:value-type="float">
            <text:p>352855.58</text:p>
          </table:table-cell>
          <table:table-cell office:value-type="float" office:value="543354.45" calcext:value-type="float">
            <text:p>543354.45</text:p>
          </table:table-cell>
          <table:table-cell office:value-type="float" office:value="223986.79" calcext:value-type="float">
            <text:p>223986.79</text:p>
          </table:table-cell>
          <table:table-cell office:value-type="float" office:value="335787.03" calcext:value-type="float">
            <text:p>335787.03</text:p>
          </table:table-cell>
          <table:table-cell office:value-type="float" office:value="576842.37" calcext:value-type="float">
            <text:p>576842.37</text:p>
          </table:table-cell>
          <table:table-cell office:value-type="float" office:value="876098.19" calcext:value-type="float">
            <text:p>876098.19</text:p>
          </table:table-cell>
          <table:table-cell office:value-type="float" office:value="94.099334" calcext:value-type="float">
            <text:p>94.10</text:p>
          </table:table-cell>
          <table:table-cell office:value-type="float" office:value="19973.414" calcext:value-type="float">
            <text:p>19973.41</text:p>
          </table:table-cell>
          <table:table-cell office:value-type="float" office:value="86.050392" calcext:value-type="float">
            <text:p>86.05</text:p>
          </table:table-cell>
        </table:table-row>
        <table:table-row table:style-name="ro1">
          <table:table-cell office:value-type="string" calcext:value-type="string">
            <text:p>1997q2</text:p>
          </table:table-cell>
          <table:table-cell office:value-type="float" office:value="1997" calcext:value-type="float">
            <text:p>1997</text:p>
          </table:table-cell>
          <table:table-cell office:value-type="float" office:value="578251.2" calcext:value-type="float">
            <text:p>578251.2</text:p>
          </table:table-cell>
          <table:table-cell office:value-type="float" office:value="831501.98" calcext:value-type="float">
            <text:p>831501.98</text:p>
          </table:table-cell>
          <table:table-cell office:value-type="float" office:value="359933.01" calcext:value-type="float">
            <text:p>359933.01</text:p>
          </table:table-cell>
          <table:table-cell office:value-type="float" office:value="553340.62" calcext:value-type="float">
            <text:p>553340.62</text:p>
          </table:table-cell>
          <table:table-cell office:value-type="float" office:value="218318.19" calcext:value-type="float">
            <text:p>218318.19</text:p>
          </table:table-cell>
          <table:table-cell office:value-type="float" office:value="338108.43" calcext:value-type="float">
            <text:p>338108.43</text:p>
          </table:table-cell>
          <table:table-cell office:value-type="float" office:value="578251.2" calcext:value-type="float">
            <text:p>578251.2</text:p>
          </table:table-cell>
          <table:table-cell office:value-type="float" office:value="888340.3" calcext:value-type="float">
            <text:p>888340.3</text:p>
          </table:table-cell>
          <table:table-cell office:value-type="float" office:value="93.60174" calcext:value-type="float">
            <text:p>93.60</text:p>
          </table:table-cell>
          <table:table-cell office:value-type="float" office:value="20363.873" calcext:value-type="float">
            <text:p>20363.87</text:p>
          </table:table-cell>
          <table:table-cell office:value-type="float" office:value="85.127274" calcext:value-type="float">
            <text:p>85.13</text:p>
          </table:table-cell>
        </table:table-row>
        <table:table-row table:style-name="ro1">
          <table:table-cell office:value-type="string" calcext:value-type="string">
            <text:p>1997q3</text:p>
          </table:table-cell>
          <table:table-cell office:value-type="float" office:value="1997" calcext:value-type="float">
            <text:p>1997</text:p>
          </table:table-cell>
          <table:table-cell office:value-type="float" office:value="588149.41" calcext:value-type="float">
            <text:p>588149.41</text:p>
          </table:table-cell>
          <table:table-cell office:value-type="float" office:value="844004.42" calcext:value-type="float">
            <text:p>844004.42</text:p>
          </table:table-cell>
          <table:table-cell office:value-type="float" office:value="358324.43" calcext:value-type="float">
            <text:p>358324.43</text:p>
          </table:table-cell>
          <table:table-cell office:value-type="float" office:value="556600.46" calcext:value-type="float">
            <text:p>556600.46</text:p>
          </table:table-cell>
          <table:table-cell office:value-type="float" office:value="229824.98" calcext:value-type="float">
            <text:p>229824.98</text:p>
          </table:table-cell>
          <table:table-cell office:value-type="float" office:value="339633.04" calcext:value-type="float">
            <text:p>339633.04</text:p>
          </table:table-cell>
          <table:table-cell office:value-type="float" office:value="588149.42" calcext:value-type="float">
            <text:p>588149.42</text:p>
          </table:table-cell>
          <table:table-cell office:value-type="float" office:value="893101.19" calcext:value-type="float">
            <text:p>893101.19</text:p>
          </table:table-cell>
          <table:table-cell office:value-type="float" office:value="94.502665" calcext:value-type="float">
            <text:p>94.50</text:p>
          </table:table-cell>
          <table:table-cell office:value-type="float" office:value="20551.863" calcext:value-type="float">
            <text:p>20551.86</text:p>
          </table:table-cell>
          <table:table-cell office:value-type="float" office:value="85.61687" calcext:value-type="float">
            <text:p>85.62</text:p>
          </table:table-cell>
        </table:table-row>
        <table:table-row table:style-name="ro1">
          <table:table-cell office:value-type="string" calcext:value-type="string">
            <text:p>1997q4</text:p>
          </table:table-cell>
          <table:table-cell office:value-type="float" office:value="1997" calcext:value-type="float">
            <text:p>1997</text:p>
          </table:table-cell>
          <table:table-cell office:value-type="float" office:value="597361.55" calcext:value-type="float">
            <text:p>597361.55</text:p>
          </table:table-cell>
          <table:table-cell office:value-type="float" office:value="855782.78" calcext:value-type="float">
            <text:p>855782.78</text:p>
          </table:table-cell>
          <table:table-cell office:value-type="float" office:value="373318.64" calcext:value-type="float">
            <text:p>373318.64</text:p>
          </table:table-cell>
          <table:table-cell office:value-type="float" office:value="566692.32" calcext:value-type="float">
            <text:p>566692.32</text:p>
          </table:table-cell>
          <table:table-cell office:value-type="float" office:value="224042.91" calcext:value-type="float">
            <text:p>224042.91</text:p>
          </table:table-cell>
          <table:table-cell office:value-type="float" office:value="344055.2" calcext:value-type="float">
            <text:p>344055.2</text:p>
          </table:table-cell>
          <table:table-cell office:value-type="float" office:value="597361.55" calcext:value-type="float">
            <text:p>597361.55</text:p>
          </table:table-cell>
          <table:table-cell office:value-type="float" office:value="907544.95" calcext:value-type="float">
            <text:p>907544.95</text:p>
          </table:table-cell>
          <table:table-cell office:value-type="float" office:value="94.296462" calcext:value-type="float">
            <text:p>94.30</text:p>
          </table:table-cell>
          <table:table-cell office:value-type="float" office:value="20778.742" calcext:value-type="float">
            <text:p>20778.74</text:p>
          </table:table-cell>
          <table:table-cell office:value-type="float" office:value="85.863802" calcext:value-type="float">
            <text:p>85.86</text:p>
          </table:table-cell>
        </table:table-row>
        <table:table-row table:style-name="ro1">
          <table:table-cell office:value-type="string" calcext:value-type="string">
            <text:p>1998q1</text:p>
          </table:table-cell>
          <table:table-cell office:value-type="float" office:value="1998" calcext:value-type="float">
            <text:p>1998</text:p>
          </table:table-cell>
          <table:table-cell office:value-type="float" office:value="608486.21" calcext:value-type="float">
            <text:p>608486.21</text:p>
          </table:table-cell>
          <table:table-cell office:value-type="float" office:value="874272.64" calcext:value-type="float">
            <text:p>874272.64</text:p>
          </table:table-cell>
          <table:table-cell office:value-type="float" office:value="374672.78" calcext:value-type="float">
            <text:p>374672.78</text:p>
          </table:table-cell>
          <table:table-cell office:value-type="float" office:value="562173.11" calcext:value-type="float">
            <text:p>562173.11</text:p>
          </table:table-cell>
          <table:table-cell office:value-type="float" office:value="233813.42" calcext:value-type="float">
            <text:p>233813.42</text:p>
          </table:table-cell>
          <table:table-cell office:value-type="float" office:value="346751.05" calcext:value-type="float">
            <text:p>346751.05</text:p>
          </table:table-cell>
          <table:table-cell office:value-type="float" office:value="608486.2" calcext:value-type="float">
            <text:p>608486.2</text:p>
          </table:table-cell>
          <table:table-cell office:value-type="float" office:value="905728.05" calcext:value-type="float">
            <text:p>905728.05</text:p>
          </table:table-cell>
          <table:table-cell office:value-type="float" office:value="96.527058" calcext:value-type="float">
            <text:p>96.53</text:p>
          </table:table-cell>
          <table:table-cell office:value-type="float" office:value="20608.986" calcext:value-type="float">
            <text:p>20608.99</text:p>
          </table:table-cell>
          <table:table-cell office:value-type="float" office:value="88.441498" calcext:value-type="float">
            <text:p>88.44</text:p>
          </table:table-cell>
        </table:table-row>
        <table:table-row table:style-name="ro1">
          <table:table-cell office:value-type="string" calcext:value-type="string">
            <text:p>1998q2</text:p>
          </table:table-cell>
          <table:table-cell office:value-type="float" office:value="1998" calcext:value-type="float">
            <text:p>1998</text:p>
          </table:table-cell>
          <table:table-cell office:value-type="float" office:value="605091.94" calcext:value-type="float">
            <text:p>605091.94</text:p>
          </table:table-cell>
          <table:table-cell office:value-type="float" office:value="870149.41" calcext:value-type="float">
            <text:p>870149.41</text:p>
          </table:table-cell>
          <table:table-cell office:value-type="float" office:value="382062.75" calcext:value-type="float">
            <text:p>382062.75</text:p>
          </table:table-cell>
          <table:table-cell office:value-type="float" office:value="569385.02" calcext:value-type="float">
            <text:p>569385.02</text:p>
          </table:table-cell>
          <table:table-cell office:value-type="float" office:value="223029.18" calcext:value-type="float">
            <text:p>223029.18</text:p>
          </table:table-cell>
          <table:table-cell office:value-type="float" office:value="349981.44" calcext:value-type="float">
            <text:p>349981.44</text:p>
          </table:table-cell>
          <table:table-cell office:value-type="float" office:value="605091.93" calcext:value-type="float">
            <text:p>605091.93</text:p>
          </table:table-cell>
          <table:table-cell office:value-type="float" office:value="916149.8" calcext:value-type="float">
            <text:p>916149.8</text:p>
          </table:table-cell>
          <table:table-cell office:value-type="float" office:value="94.978944" calcext:value-type="float">
            <text:p>94.98</text:p>
          </table:table-cell>
          <table:table-cell office:value-type="float" office:value="20917.199" calcext:value-type="float">
            <text:p>20917.20</text:p>
          </table:table-cell>
          <table:table-cell office:value-type="float" office:value="86.72736" calcext:value-type="float">
            <text:p>86.73</text:p>
          </table:table-cell>
        </table:table-row>
        <table:table-row table:style-name="ro1">
          <table:table-cell office:value-type="string" calcext:value-type="string">
            <text:p>1998q3</text:p>
          </table:table-cell>
          <table:table-cell office:value-type="float" office:value="1998" calcext:value-type="float">
            <text:p>1998</text:p>
          </table:table-cell>
          <table:table-cell office:value-type="float" office:value="607135.1" calcext:value-type="float">
            <text:p>607135.1</text:p>
          </table:table-cell>
          <table:table-cell office:value-type="float" office:value="879558.81" calcext:value-type="float">
            <text:p>879558.81</text:p>
          </table:table-cell>
          <table:table-cell office:value-type="float" office:value="381627.5" calcext:value-type="float">
            <text:p>381627.5</text:p>
          </table:table-cell>
          <table:table-cell office:value-type="float" office:value="572830.74" calcext:value-type="float">
            <text:p>572830.74</text:p>
          </table:table-cell>
          <table:table-cell office:value-type="float" office:value="225507.61" calcext:value-type="float">
            <text:p>225507.61</text:p>
          </table:table-cell>
          <table:table-cell office:value-type="float" office:value="351354.92" calcext:value-type="float">
            <text:p>351354.92</text:p>
          </table:table-cell>
          <table:table-cell office:value-type="float" office:value="607135.11" calcext:value-type="float">
            <text:p>607135.11</text:p>
          </table:table-cell>
          <table:table-cell office:value-type="float" office:value="920972.45" calcext:value-type="float">
            <text:p>920972.45</text:p>
          </table:table-cell>
          <table:table-cell office:value-type="float" office:value="95.50327" calcext:value-type="float">
            <text:p>95.50</text:p>
          </table:table-cell>
          <table:table-cell office:value-type="float" office:value="21073.739" calcext:value-type="float">
            <text:p>21073.74</text:p>
          </table:table-cell>
          <table:table-cell office:value-type="float" office:value="87.013996" calcext:value-type="float">
            <text:p>87.01</text:p>
          </table:table-cell>
        </table:table-row>
        <table:table-row table:style-name="ro1">
          <table:table-cell office:value-type="string" calcext:value-type="string">
            <text:p>1998q4</text:p>
          </table:table-cell>
          <table:table-cell office:value-type="float" office:value="1998" calcext:value-type="float">
            <text:p>1998</text:p>
          </table:table-cell>
          <table:table-cell office:value-type="float" office:value="613518.95" calcext:value-type="float">
            <text:p>613518.95</text:p>
          </table:table-cell>
          <table:table-cell office:value-type="float" office:value="889994.63" calcext:value-type="float">
            <text:p>889994.63</text:p>
          </table:table-cell>
          <table:table-cell office:value-type="float" office:value="394839.91" calcext:value-type="float">
            <text:p>394839.91</text:p>
          </table:table-cell>
          <table:table-cell office:value-type="float" office:value="580047.17" calcext:value-type="float">
            <text:p>580047.17</text:p>
          </table:table-cell>
          <table:table-cell office:value-type="float" office:value="218679.05" calcext:value-type="float">
            <text:p>218679.05</text:p>
          </table:table-cell>
          <table:table-cell office:value-type="float" office:value="354241.96" calcext:value-type="float">
            <text:p>354241.96</text:p>
          </table:table-cell>
          <table:table-cell office:value-type="float" office:value="613518.96" calcext:value-type="float">
            <text:p>613518.96</text:p>
          </table:table-cell>
          <table:table-cell office:value-type="float" office:value="931105.64" calcext:value-type="float">
            <text:p>931105.64</text:p>
          </table:table-cell>
          <table:table-cell office:value-type="float" office:value="95.584711" calcext:value-type="float">
            <text:p>95.58</text:p>
          </table:table-cell>
          <table:table-cell office:value-type="float" office:value="21238.284" calcext:value-type="float">
            <text:p>21238.28</text:p>
          </table:table-cell>
          <table:table-cell office:value-type="float" office:value="87.364254" calcext:value-type="float">
            <text:p>87.36</text:p>
          </table:table-cell>
        </table:table-row>
        <table:table-row table:style-name="ro1">
          <table:table-cell office:value-type="string" calcext:value-type="string">
            <text:p>1999q1</text:p>
          </table:table-cell>
          <table:table-cell office:value-type="float" office:value="1999" calcext:value-type="float">
            <text:p>1999</text:p>
          </table:table-cell>
          <table:table-cell office:value-type="float" office:value="631014.01" calcext:value-type="float">
            <text:p>631014.01</text:p>
          </table:table-cell>
          <table:table-cell office:value-type="float" office:value="910659.92" calcext:value-type="float">
            <text:p>910659.92</text:p>
          </table:table-cell>
          <table:table-cell office:value-type="float" office:value="392688.02" calcext:value-type="float">
            <text:p>392688.02</text:p>
          </table:table-cell>
          <table:table-cell office:value-type="float" office:value="574688.84" calcext:value-type="float">
            <text:p>574688.84</text:p>
          </table:table-cell>
          <table:table-cell office:value-type="float" office:value="238325.97" calcext:value-type="float">
            <text:p>238325.97</text:p>
          </table:table-cell>
          <table:table-cell office:value-type="float" office:value="356712.26" calcext:value-type="float">
            <text:p>356712.26</text:p>
          </table:table-cell>
          <table:table-cell office:value-type="float" office:value="631013.99" calcext:value-type="float">
            <text:p>631013.99</text:p>
          </table:table-cell>
          <table:table-cell office:value-type="float" office:value="928012.77" calcext:value-type="float">
            <text:p>928012.77</text:p>
          </table:table-cell>
          <table:table-cell office:value-type="float" office:value="98.130107" calcext:value-type="float">
            <text:p>98.13</text:p>
          </table:table-cell>
          <table:table-cell office:value-type="float" office:value="21035.966" calcext:value-type="float">
            <text:p>21035.97</text:p>
          </table:table-cell>
          <table:table-cell office:value-type="float" office:value="90.252573" calcext:value-type="float">
            <text:p>90.25</text:p>
          </table:table-cell>
        </table:table-row>
        <table:table-row table:style-name="ro1">
          <table:table-cell office:value-type="string" calcext:value-type="string">
            <text:p>1999q2</text:p>
          </table:table-cell>
          <table:table-cell office:value-type="float" office:value="1999" calcext:value-type="float">
            <text:p>1999</text:p>
          </table:table-cell>
          <table:table-cell office:value-type="float" office:value="649953" calcext:value-type="float">
            <text:p>649953</text:p>
          </table:table-cell>
          <table:table-cell office:value-type="float" office:value="920723.2" calcext:value-type="float">
            <text:p>920723.2</text:p>
          </table:table-cell>
          <table:table-cell office:value-type="float" office:value="408638.7" calcext:value-type="float">
            <text:p>408638.7</text:p>
          </table:table-cell>
          <table:table-cell office:value-type="float" office:value="595640.9" calcext:value-type="float">
            <text:p>595640.9</text:p>
          </table:table-cell>
          <table:table-cell office:value-type="float" office:value="241314.3" calcext:value-type="float">
            <text:p>241314.3</text:p>
          </table:table-cell>
          <table:table-cell office:value-type="float" office:value="359088.93" calcext:value-type="float">
            <text:p>359088.93</text:p>
          </table:table-cell>
          <table:table-cell office:value-type="float" office:value="649953" calcext:value-type="float">
            <text:p>649953</text:p>
          </table:table-cell>
          <table:table-cell office:value-type="float" office:value="951397.22" calcext:value-type="float">
            <text:p>951397.22</text:p>
          </table:table-cell>
          <table:table-cell office:value-type="float" office:value="96.775898" calcext:value-type="float">
            <text:p>96.78</text:p>
          </table:table-cell>
          <table:table-cell office:value-type="float" office:value="21754.587" calcext:value-type="float">
            <text:p>21754.59</text:p>
          </table:table-cell>
          <table:table-cell office:value-type="float" office:value="88.235647" calcext:value-type="float">
            <text:p>88.24</text:p>
          </table:table-cell>
        </table:table-row>
        <table:table-row table:style-name="ro1">
          <table:table-cell office:value-type="string" calcext:value-type="string">
            <text:p>1999q3</text:p>
          </table:table-cell>
          <table:table-cell office:value-type="float" office:value="1999" calcext:value-type="float">
            <text:p>1999</text:p>
          </table:table-cell>
          <table:table-cell office:value-type="float" office:value="672401.91" calcext:value-type="float">
            <text:p>672401.91</text:p>
          </table:table-cell>
          <table:table-cell office:value-type="float" office:value="940908.91" calcext:value-type="float">
            <text:p>940908.91</text:p>
          </table:table-cell>
          <table:table-cell office:value-type="float" office:value="407187.07" calcext:value-type="float">
            <text:p>407187.07</text:p>
          </table:table-cell>
          <table:table-cell office:value-type="float" office:value="594681.74" calcext:value-type="float">
            <text:p>594681.74</text:p>
          </table:table-cell>
          <table:table-cell office:value-type="float" office:value="265214.82" calcext:value-type="float">
            <text:p>265214.82</text:p>
          </table:table-cell>
          <table:table-cell office:value-type="float" office:value="360098.86" calcext:value-type="float">
            <text:p>360098.86</text:p>
          </table:table-cell>
          <table:table-cell office:value-type="float" office:value="672401.9" calcext:value-type="float">
            <text:p>672401.9</text:p>
          </table:table-cell>
          <table:table-cell office:value-type="float" office:value="951469.83" calcext:value-type="float">
            <text:p>951469.83</text:p>
          </table:table-cell>
          <table:table-cell office:value-type="float" office:value="98.890041" calcext:value-type="float">
            <text:p>98.89</text:p>
          </table:table-cell>
          <table:table-cell office:value-type="float" office:value="21754.125" calcext:value-type="float">
            <text:p>21754.13</text:p>
          </table:table-cell>
          <table:table-cell office:value-type="float" office:value="90.172016" calcext:value-type="float">
            <text:p>90.17</text:p>
          </table:table-cell>
        </table:table-row>
        <table:table-row table:style-name="ro1">
          <table:table-cell office:value-type="string" calcext:value-type="string">
            <text:p>1999q4</text:p>
          </table:table-cell>
          <table:table-cell office:value-type="float" office:value="1999" calcext:value-type="float">
            <text:p>1999</text:p>
          </table:table-cell>
          <table:table-cell office:value-type="float" office:value="686060.45" calcext:value-type="float">
            <text:p>686060.45</text:p>
          </table:table-cell>
          <table:table-cell office:value-type="float" office:value="952952.2" calcext:value-type="float">
            <text:p>952952.2</text:p>
          </table:table-cell>
          <table:table-cell office:value-type="float" office:value="418829.93" calcext:value-type="float">
            <text:p>418829.93</text:p>
          </table:table-cell>
          <table:table-cell office:value-type="float" office:value="597014.49" calcext:value-type="float">
            <text:p>597014.49</text:p>
          </table:table-cell>
          <table:table-cell office:value-type="float" office:value="267230.54" calcext:value-type="float">
            <text:p>267230.54</text:p>
          </table:table-cell>
          <table:table-cell office:value-type="float" office:value="363457.83" calcext:value-type="float">
            <text:p>363457.83</text:p>
          </table:table-cell>
          <table:table-cell office:value-type="float" office:value="686060.47" calcext:value-type="float">
            <text:p>686060.47</text:p>
          </table:table-cell>
          <table:table-cell office:value-type="float" office:value="957214.77" calcext:value-type="float">
            <text:p>957214.77</text:p>
          </table:table-cell>
          <table:table-cell office:value-type="float" office:value="99.55469" calcext:value-type="float">
            <text:p>99.55</text:p>
          </table:table-cell>
          <table:table-cell office:value-type="float" office:value="21726.056" calcext:value-type="float">
            <text:p>21726.06</text:p>
          </table:table-cell>
          <table:table-cell office:value-type="float" office:value="91.444174" calcext:value-type="float">
            <text:p>91.44</text:p>
          </table:table-cell>
        </table:table-row>
        <table:table-row table:style-name="ro1">
          <table:table-cell office:value-type="string" calcext:value-type="string">
            <text:p>2000q1</text:p>
          </table:table-cell>
          <table:table-cell office:value-type="float" office:value="2000" calcext:value-type="float">
            <text:p>2000</text:p>
          </table:table-cell>
          <table:table-cell office:value-type="float" office:value="711580.77" calcext:value-type="float">
            <text:p>711580.77</text:p>
          </table:table-cell>
          <table:table-cell office:value-type="float" office:value="973358.07" calcext:value-type="float">
            <text:p>973358.07</text:p>
          </table:table-cell>
          <table:table-cell office:value-type="float" office:value="425549.65" calcext:value-type="float">
            <text:p>425549.65</text:p>
          </table:table-cell>
          <table:table-cell office:value-type="float" office:value="594918.87" calcext:value-type="float">
            <text:p>594918.87</text:p>
          </table:table-cell>
          <table:table-cell office:value-type="float" office:value="286031.1" calcext:value-type="float">
            <text:p>286031.1</text:p>
          </table:table-cell>
          <table:table-cell office:value-type="float" office:value="366215.81" calcext:value-type="float">
            <text:p>366215.81</text:p>
          </table:table-cell>
          <table:table-cell office:value-type="float" office:value="711580.76" calcext:value-type="float">
            <text:p>711580.76</text:p>
          </table:table-cell>
          <table:table-cell office:value-type="float" office:value="958044.3" calcext:value-type="float">
            <text:p>958044.3</text:p>
          </table:table-cell>
          <table:table-cell office:value-type="float" office:value="101.59844" calcext:value-type="float">
            <text:p>101.60</text:p>
          </table:table-cell>
          <table:table-cell office:value-type="float" office:value="21597.806" calcext:value-type="float">
            <text:p>21597.81</text:p>
          </table:table-cell>
          <table:table-cell office:value-type="float" office:value="93.956928" calcext:value-type="float">
            <text:p>93.96</text:p>
          </table:table-cell>
        </table:table-row>
        <table:table-row table:style-name="ro1">
          <table:table-cell office:value-type="string" calcext:value-type="string">
            <text:p>2000q2</text:p>
          </table:table-cell>
          <table:table-cell office:value-type="float" office:value="2000" calcext:value-type="float">
            <text:p>2000</text:p>
          </table:table-cell>
          <table:table-cell office:value-type="float" office:value="735107.61" calcext:value-type="float">
            <text:p>735107.61</text:p>
          </table:table-cell>
          <table:table-cell office:value-type="float" office:value="987870.86" calcext:value-type="float">
            <text:p>987870.86</text:p>
          </table:table-cell>
          <table:table-cell office:value-type="float" office:value="439824.75" calcext:value-type="float">
            <text:p>439824.75</text:p>
          </table:table-cell>
          <table:table-cell office:value-type="float" office:value="610674.08" calcext:value-type="float">
            <text:p>610674.08</text:p>
          </table:table-cell>
          <table:table-cell office:value-type="float" office:value="295282.87" calcext:value-type="float">
            <text:p>295282.87</text:p>
          </table:table-cell>
          <table:table-cell office:value-type="float" office:value="369537.86" calcext:value-type="float">
            <text:p>369537.86</text:p>
          </table:table-cell>
          <table:table-cell office:value-type="float" office:value="735107.62" calcext:value-type="float">
            <text:p>735107.62</text:p>
          </table:table-cell>
          <table:table-cell office:value-type="float" office:value="976678.91" calcext:value-type="float">
            <text:p>976678.91</text:p>
          </table:table-cell>
          <table:table-cell office:value-type="float" office:value="101.14592" calcext:value-type="float">
            <text:p>101.15</text:p>
          </table:table-cell>
          <table:table-cell office:value-type="float" office:value="22072.28" calcext:value-type="float">
            <text:p>22072.28</text:p>
          </table:table-cell>
          <table:table-cell office:value-type="float" office:value="93.307984" calcext:value-type="float">
            <text:p>93.31</text:p>
          </table:table-cell>
        </table:table-row>
        <table:table-row table:style-name="ro1">
          <table:table-cell office:value-type="string" calcext:value-type="string">
            <text:p>2000q3</text:p>
          </table:table-cell>
          <table:table-cell office:value-type="float" office:value="2000" calcext:value-type="float">
            <text:p>2000</text:p>
          </table:table-cell>
          <table:table-cell office:value-type="float" office:value="753843.84" calcext:value-type="float">
            <text:p>753843.84</text:p>
          </table:table-cell>
          <table:table-cell office:value-type="float" office:value="1001027.3" calcext:value-type="float">
            <text:p>1001027.3</text:p>
          </table:table-cell>
          <table:table-cell office:value-type="float" office:value="440390.76" calcext:value-type="float">
            <text:p>440390.76</text:p>
          </table:table-cell>
          <table:table-cell office:value-type="float" office:value="610722.46" calcext:value-type="float">
            <text:p>610722.46</text:p>
          </table:table-cell>
          <table:table-cell office:value-type="float" office:value="313453.07" calcext:value-type="float">
            <text:p>313453.07</text:p>
          </table:table-cell>
          <table:table-cell office:value-type="float" office:value="371826.52" calcext:value-type="float">
            <text:p>371826.52</text:p>
          </table:table-cell>
          <table:table-cell office:value-type="float" office:value="753843.84" calcext:value-type="float">
            <text:p>753843.84</text:p>
          </table:table-cell>
          <table:table-cell office:value-type="float" office:value="979192" calcext:value-type="float">
            <text:p>979192</text:p>
          </table:table-cell>
          <table:table-cell office:value-type="float" office:value="102.22993" calcext:value-type="float">
            <text:p>102.23</text:p>
          </table:table-cell>
          <table:table-cell office:value-type="float" office:value="22128.525" calcext:value-type="float">
            <text:p>22128.53</text:p>
          </table:table-cell>
          <table:table-cell office:value-type="float" office:value="94.310331" calcext:value-type="float">
            <text:p>94.31</text:p>
          </table:table-cell>
        </table:table-row>
        <table:table-row table:style-name="ro1">
          <table:table-cell office:value-type="string" calcext:value-type="string">
            <text:p>2000q4</text:p>
          </table:table-cell>
          <table:table-cell office:value-type="float" office:value="2000" calcext:value-type="float">
            <text:p>2000</text:p>
          </table:table-cell>
          <table:table-cell office:value-type="float" office:value="764926.81" calcext:value-type="float">
            <text:p>764926.81</text:p>
          </table:table-cell>
          <table:table-cell office:value-type="float" office:value="1005694.9" calcext:value-type="float">
            <text:p>1005694.9</text:p>
          </table:table-cell>
          <table:table-cell office:value-type="float" office:value="461657.63" calcext:value-type="float">
            <text:p>461657.63</text:p>
          </table:table-cell>
          <table:table-cell office:value-type="float" office:value="625140.15" calcext:value-type="float">
            <text:p>625140.15</text:p>
          </table:table-cell>
          <table:table-cell office:value-type="float" office:value="303269.17" calcext:value-type="float">
            <text:p>303269.17</text:p>
          </table:table-cell>
          <table:table-cell office:value-type="float" office:value="375197.79" calcext:value-type="float">
            <text:p>375197.79</text:p>
          </table:table-cell>
          <table:table-cell office:value-type="float" office:value="764926.81" calcext:value-type="float">
            <text:p>764926.81</text:p>
          </table:table-cell>
          <table:table-cell office:value-type="float" office:value="996503.05" calcext:value-type="float">
            <text:p>996503.05</text:p>
          </table:table-cell>
          <table:table-cell office:value-type="float" office:value="100.92241" calcext:value-type="float">
            <text:p>100.92</text:p>
          </table:table-cell>
          <table:table-cell office:value-type="float" office:value="22533.5" calcext:value-type="float">
            <text:p>22533.50</text:p>
          </table:table-cell>
          <table:table-cell office:value-type="float" office:value="93.047225" calcext:value-type="float">
            <text:p>93.05</text:p>
          </table:table-cell>
        </table:table-row>
        <table:table-row table:style-name="ro1">
          <table:table-cell office:value-type="string" calcext:value-type="string">
            <text:p>2001q1</text:p>
          </table:table-cell>
          <table:table-cell office:value-type="float" office:value="2001" calcext:value-type="float">
            <text:p>2001</text:p>
          </table:table-cell>
          <table:table-cell office:value-type="float" office:value="781618.13" calcext:value-type="float">
            <text:p>781618.13</text:p>
          </table:table-cell>
          <table:table-cell office:value-type="float" office:value="1008092.6" calcext:value-type="float">
            <text:p>1008092.6</text:p>
          </table:table-cell>
          <table:table-cell office:value-type="float" office:value="461484.97" calcext:value-type="float">
            <text:p>461484.97</text:p>
          </table:table-cell>
          <table:table-cell office:value-type="float" office:value="619138.6" calcext:value-type="float">
            <text:p>619138.6</text:p>
          </table:table-cell>
          <table:table-cell office:value-type="float" office:value="320133.19" calcext:value-type="float">
            <text:p>320133.19</text:p>
          </table:table-cell>
          <table:table-cell office:value-type="float" office:value="377502.23" calcext:value-type="float">
            <text:p>377502.23</text:p>
          </table:table-cell>
          <table:table-cell office:value-type="float" office:value="781618.16" calcext:value-type="float">
            <text:p>781618.16</text:p>
          </table:table-cell>
          <table:table-cell office:value-type="float" office:value="993228.22" calcext:value-type="float">
            <text:p>993228.22</text:p>
          </table:table-cell>
          <table:table-cell office:value-type="float" office:value="101.49657" calcext:value-type="float">
            <text:p>101.50</text:p>
          </table:table-cell>
          <table:table-cell office:value-type="float" office:value="22246.585" calcext:value-type="float">
            <text:p>22246.59</text:p>
          </table:table-cell>
          <table:table-cell office:value-type="float" office:value="94.471951" calcext:value-type="float">
            <text:p>94.47</text:p>
          </table:table-cell>
        </table:table-row>
        <table:table-row table:style-name="ro1">
          <table:table-cell office:value-type="string" calcext:value-type="string">
            <text:p>2001q2</text:p>
          </table:table-cell>
          <table:table-cell office:value-type="float" office:value="2001" calcext:value-type="float">
            <text:p>2001</text:p>
          </table:table-cell>
          <table:table-cell office:value-type="float" office:value="779863.11" calcext:value-type="float">
            <text:p>779863.11</text:p>
          </table:table-cell>
          <table:table-cell office:value-type="float" office:value="1013961.1" calcext:value-type="float">
            <text:p>1013961.1</text:p>
          </table:table-cell>
          <table:table-cell office:value-type="float" office:value="460545.1" calcext:value-type="float">
            <text:p>460545.1</text:p>
          </table:table-cell>
          <table:table-cell office:value-type="float" office:value="619428.05" calcext:value-type="float">
            <text:p>619428.05</text:p>
          </table:table-cell>
          <table:table-cell office:value-type="float" office:value="319318.02" calcext:value-type="float">
            <text:p>319318.02</text:p>
          </table:table-cell>
          <table:table-cell office:value-type="float" office:value="380259.59" calcext:value-type="float">
            <text:p>380259.59</text:p>
          </table:table-cell>
          <table:table-cell office:value-type="float" office:value="779863.12" calcext:value-type="float">
            <text:p>779863.12</text:p>
          </table:table-cell>
          <table:table-cell office:value-type="float" office:value="996467.76" calcext:value-type="float">
            <text:p>996467.76</text:p>
          </table:table-cell>
          <table:table-cell office:value-type="float" office:value="101.75553" calcext:value-type="float">
            <text:p>101.76</text:p>
          </table:table-cell>
          <table:table-cell office:value-type="float" office:value="22196.217" calcext:value-type="float">
            <text:p>22196.22</text:p>
          </table:table-cell>
          <table:table-cell office:value-type="float" office:value="95.237535" calcext:value-type="float">
            <text:p>95.24</text:p>
          </table:table-cell>
        </table:table-row>
        <table:table-row table:style-name="ro1">
          <table:table-cell office:value-type="string" calcext:value-type="string">
            <text:p>2001q3</text:p>
          </table:table-cell>
          <table:table-cell office:value-type="float" office:value="2001" calcext:value-type="float">
            <text:p>2001</text:p>
          </table:table-cell>
          <table:table-cell office:value-type="float" office:value="760932.66" calcext:value-type="float">
            <text:p>760932.66</text:p>
          </table:table-cell>
          <table:table-cell office:value-type="float" office:value="1011203.2" calcext:value-type="float">
            <text:p>1011203.2</text:p>
          </table:table-cell>
          <table:table-cell office:value-type="float" office:value="453356.71" calcext:value-type="float">
            <text:p>453356.71</text:p>
          </table:table-cell>
          <table:table-cell office:value-type="float" office:value="615212.02" calcext:value-type="float">
            <text:p>615212.02</text:p>
          </table:table-cell>
          <table:table-cell office:value-type="float" office:value="307575.95" calcext:value-type="float">
            <text:p>307575.95</text:p>
          </table:table-cell>
          <table:table-cell office:value-type="float" office:value="380694.43" calcext:value-type="float">
            <text:p>380694.43</text:p>
          </table:table-cell>
          <table:table-cell office:value-type="float" office:value="760932.66" calcext:value-type="float">
            <text:p>760932.66</text:p>
          </table:table-cell>
          <table:table-cell office:value-type="float" office:value="992900.73" calcext:value-type="float">
            <text:p>992900.73</text:p>
          </table:table-cell>
          <table:table-cell office:value-type="float" office:value="101.84333" calcext:value-type="float">
            <text:p>101.84</text:p>
          </table:table-cell>
          <table:table-cell office:value-type="float" office:value="22094.728" calcext:value-type="float">
            <text:p>22094.73</text:p>
          </table:table-cell>
          <table:table-cell office:value-type="float" office:value="95.414767" calcext:value-type="float">
            <text:p>95.41</text:p>
          </table:table-cell>
        </table:table-row>
        <table:table-row table:style-name="ro1">
          <table:table-cell office:value-type="string" calcext:value-type="string">
            <text:p>2001q4</text:p>
          </table:table-cell>
          <table:table-cell office:value-type="float" office:value="2001" calcext:value-type="float">
            <text:p>2001</text:p>
          </table:table-cell>
          <table:table-cell office:value-type="float" office:value="753993.68" calcext:value-type="float">
            <text:p>753993.68</text:p>
          </table:table-cell>
          <table:table-cell office:value-type="float" office:value="1015956" calcext:value-type="float">
            <text:p>1015956</text:p>
          </table:table-cell>
          <table:table-cell office:value-type="float" office:value="465393.28" calcext:value-type="float">
            <text:p>465393.28</text:p>
          </table:table-cell>
          <table:table-cell office:value-type="float" office:value="616416.2" calcext:value-type="float">
            <text:p>616416.2</text:p>
          </table:table-cell>
          <table:table-cell office:value-type="float" office:value="288600.39" calcext:value-type="float">
            <text:p>288600.39</text:p>
          </table:table-cell>
          <table:table-cell office:value-type="float" office:value="382783.79" calcext:value-type="float">
            <text:p>382783.79</text:p>
          </table:table-cell>
          <table:table-cell office:value-type="float" office:value="753993.67" calcext:value-type="float">
            <text:p>753993.67</text:p>
          </table:table-cell>
          <table:table-cell office:value-type="float" office:value="996225.28" calcext:value-type="float">
            <text:p>996225.28</text:p>
          </table:table-cell>
          <table:table-cell office:value-type="float" office:value="101.98055" calcext:value-type="float">
            <text:p>101.98</text:p>
          </table:table-cell>
          <table:table-cell office:value-type="float" office:value="22069.434" calcext:value-type="float">
            <text:p>22069.43</text:p>
          </table:table-cell>
          <table:table-cell office:value-type="float" office:value="95.973104" calcext:value-type="float">
            <text:p>95.97</text:p>
          </table:table-cell>
        </table:table-row>
        <table:table-row table:style-name="ro1">
          <table:table-cell office:value-type="string" calcext:value-type="string">
            <text:p>2002q1</text:p>
          </table:table-cell>
          <table:table-cell office:value-type="float" office:value="2002" calcext:value-type="float">
            <text:p>2002</text:p>
          </table:table-cell>
          <table:table-cell office:value-type="float" office:value="765629.95" calcext:value-type="float">
            <text:p>765629.95</text:p>
          </table:table-cell>
          <table:table-cell office:value-type="float" office:value="1028713.9" calcext:value-type="float">
            <text:p>1028713.9</text:p>
          </table:table-cell>
          <table:table-cell office:value-type="float" office:value="474078.42" calcext:value-type="float">
            <text:p>474078.42</text:p>
          </table:table-cell>
          <table:table-cell office:value-type="float" office:value="622872.29" calcext:value-type="float">
            <text:p>622872.29</text:p>
          </table:table-cell>
          <table:table-cell office:value-type="float" office:value="291551.52" calcext:value-type="float">
            <text:p>291551.52</text:p>
          </table:table-cell>
          <table:table-cell office:value-type="float" office:value="382091.1" calcext:value-type="float">
            <text:p>382091.1</text:p>
          </table:table-cell>
          <table:table-cell office:value-type="float" office:value="765629.94" calcext:value-type="float">
            <text:p>765629.94</text:p>
          </table:table-cell>
          <table:table-cell office:value-type="float" office:value="1001969.9" calcext:value-type="float">
            <text:p>1001969.9</text:p>
          </table:table-cell>
          <table:table-cell office:value-type="float" office:value="102.66915" calcext:value-type="float">
            <text:p>102.67</text:p>
          </table:table-cell>
          <table:table-cell office:value-type="float" office:value="22225.28" calcext:value-type="float">
            <text:p>22225.28</text:p>
          </table:table-cell>
          <table:table-cell office:value-type="float" office:value="96.496862" calcext:value-type="float">
            <text:p>96.50</text:p>
          </table:table-cell>
        </table:table-row>
        <table:table-row table:style-name="ro1">
          <table:table-cell office:value-type="string" calcext:value-type="string">
            <text:p>2002q2</text:p>
          </table:table-cell>
          <table:table-cell office:value-type="float" office:value="2002" calcext:value-type="float">
            <text:p>2002</text:p>
          </table:table-cell>
          <table:table-cell office:value-type="float" office:value="786301.5" calcext:value-type="float">
            <text:p>786301.5</text:p>
          </table:table-cell>
          <table:table-cell office:value-type="float" office:value="1037829.5" calcext:value-type="float">
            <text:p>1037829.5</text:p>
          </table:table-cell>
          <table:table-cell office:value-type="float" office:value="480580.54" calcext:value-type="float">
            <text:p>480580.54</text:p>
          </table:table-cell>
          <table:table-cell office:value-type="float" office:value="635089.69" calcext:value-type="float">
            <text:p>635089.69</text:p>
          </table:table-cell>
          <table:table-cell office:value-type="float" office:value="305720.97" calcext:value-type="float">
            <text:p>305720.97</text:p>
          </table:table-cell>
          <table:table-cell office:value-type="float" office:value="383442.13" calcext:value-type="float">
            <text:p>383442.13</text:p>
          </table:table-cell>
          <table:table-cell office:value-type="float" office:value="786301.51" calcext:value-type="float">
            <text:p>786301.51</text:p>
          </table:table-cell>
          <table:table-cell office:value-type="float" office:value="1015393.3" calcext:value-type="float">
            <text:p>1015393.3</text:p>
          </table:table-cell>
          <table:table-cell office:value-type="float" office:value="102.20961" calcext:value-type="float">
            <text:p>102.21</text:p>
          </table:table-cell>
          <table:table-cell office:value-type="float" office:value="22610.486" calcext:value-type="float">
            <text:p>22610.49</text:p>
          </table:table-cell>
          <table:table-cell office:value-type="float" office:value="95.693387" calcext:value-type="float">
            <text:p>95.69</text:p>
          </table:table-cell>
        </table:table-row>
        <table:table-row table:style-name="ro1">
          <table:table-cell office:value-type="string" calcext:value-type="string">
            <text:p>2002q3</text:p>
          </table:table-cell>
          <table:table-cell office:value-type="float" office:value="2002" calcext:value-type="float">
            <text:p>2002</text:p>
          </table:table-cell>
          <table:table-cell office:value-type="float" office:value="801056.29" calcext:value-type="float">
            <text:p>801056.29</text:p>
          </table:table-cell>
          <table:table-cell office:value-type="float" office:value="1047335.9" calcext:value-type="float">
            <text:p>1047335.9</text:p>
          </table:table-cell>
          <table:table-cell office:value-type="float" office:value="469491.82" calcext:value-type="float">
            <text:p>469491.82</text:p>
          </table:table-cell>
          <table:table-cell office:value-type="float" office:value="625368.99" calcext:value-type="float">
            <text:p>625368.99</text:p>
          </table:table-cell>
          <table:table-cell office:value-type="float" office:value="331564.48" calcext:value-type="float">
            <text:p>331564.48</text:p>
          </table:table-cell>
          <table:table-cell office:value-type="float" office:value="384192.62" calcext:value-type="float">
            <text:p>384192.62</text:p>
          </table:table-cell>
          <table:table-cell office:value-type="float" office:value="801056.29" calcext:value-type="float">
            <text:p>801056.29</text:p>
          </table:table-cell>
          <table:table-cell office:value-type="float" office:value="1006845.9" calcext:value-type="float">
            <text:p>1006845.9</text:p>
          </table:table-cell>
          <table:table-cell office:value-type="float" office:value="104.02147" calcext:value-type="float">
            <text:p>104.02</text:p>
          </table:table-cell>
          <table:table-cell office:value-type="float" office:value="22406.717" calcext:value-type="float">
            <text:p>22406.72</text:p>
          </table:table-cell>
          <table:table-cell office:value-type="float" office:value="97.448145" calcext:value-type="float">
            <text:p>97.45</text:p>
          </table:table-cell>
        </table:table-row>
        <table:table-row table:style-name="ro1">
          <table:table-cell office:value-type="string" calcext:value-type="string">
            <text:p>2002q4</text:p>
          </table:table-cell>
          <table:table-cell office:value-type="float" office:value="2002" calcext:value-type="float">
            <text:p>2002</text:p>
          </table:table-cell>
          <table:table-cell office:value-type="float" office:value="817072.11" calcext:value-type="float">
            <text:p>817072.11</text:p>
          </table:table-cell>
          <table:table-cell office:value-type="float" office:value="1052312.7" calcext:value-type="float">
            <text:p>1052312.7</text:p>
          </table:table-cell>
          <table:table-cell office:value-type="float" office:value="477061.56" calcext:value-type="float">
            <text:p>477061.56</text:p>
          </table:table-cell>
          <table:table-cell office:value-type="float" office:value="626307.08" calcext:value-type="float">
            <text:p>626307.08</text:p>
          </table:table-cell>
          <table:table-cell office:value-type="float" office:value="340010.56" calcext:value-type="float">
            <text:p>340010.56</text:p>
          </table:table-cell>
          <table:table-cell office:value-type="float" office:value="387191.49" calcext:value-type="float">
            <text:p>387191.49</text:p>
          </table:table-cell>
          <table:table-cell office:value-type="float" office:value="817072.12" calcext:value-type="float">
            <text:p>817072.12</text:p>
          </table:table-cell>
          <table:table-cell office:value-type="float" office:value="1010986.3" calcext:value-type="float">
            <text:p>1010986.3</text:p>
          </table:table-cell>
          <table:table-cell office:value-type="float" office:value="104.08774" calcext:value-type="float">
            <text:p>104.09</text:p>
          </table:table-cell>
          <table:table-cell office:value-type="float" office:value="22345.398" calcext:value-type="float">
            <text:p>22345.40</text:p>
          </table:table-cell>
          <table:table-cell office:value-type="float" office:value="98.179892" calcext:value-type="float">
            <text:p>98.18</text:p>
          </table:table-cell>
        </table:table-row>
        <table:table-row table:style-name="ro1">
          <table:table-cell office:value-type="string" calcext:value-type="string">
            <text:p>2003q1</text:p>
          </table:table-cell>
          <table:table-cell office:value-type="float" office:value="2003" calcext:value-type="float">
            <text:p>2003</text:p>
          </table:table-cell>
          <table:table-cell office:value-type="float" office:value="837202.37" calcext:value-type="float">
            <text:p>837202.37</text:p>
          </table:table-cell>
          <table:table-cell office:value-type="float" office:value="1053019.1" calcext:value-type="float">
            <text:p>1053019.1</text:p>
          </table:table-cell>
          <table:table-cell office:value-type="float" office:value="495327.95" calcext:value-type="float">
            <text:p>495327.95</text:p>
          </table:table-cell>
          <table:table-cell office:value-type="float" office:value="640049.84" calcext:value-type="float">
            <text:p>640049.84</text:p>
          </table:table-cell>
          <table:table-cell office:value-type="float" office:value="341874.42" calcext:value-type="float">
            <text:p>341874.42</text:p>
          </table:table-cell>
          <table:table-cell office:value-type="float" office:value="388807.21" calcext:value-type="float">
            <text:p>388807.21</text:p>
          </table:table-cell>
          <table:table-cell office:value-type="float" office:value="837202.37" calcext:value-type="float">
            <text:p>837202.37</text:p>
          </table:table-cell>
          <table:table-cell office:value-type="float" office:value="1025725.9" calcext:value-type="float">
            <text:p>1025725.9</text:p>
          </table:table-cell>
          <table:table-cell office:value-type="float" office:value="102.66086" calcext:value-type="float">
            <text:p>102.66</text:p>
          </table:table-cell>
          <table:table-cell office:value-type="float" office:value="22764.794" calcext:value-type="float">
            <text:p>22764.79</text:p>
          </table:table-cell>
          <table:table-cell office:value-type="float" office:value="96.435808" calcext:value-type="float">
            <text:p>96.44</text:p>
          </table:table-cell>
        </table:table-row>
        <table:table-row table:style-name="ro1">
          <table:table-cell office:value-type="string" calcext:value-type="string">
            <text:p>2003q2</text:p>
          </table:table-cell>
          <table:table-cell office:value-type="float" office:value="2003" calcext:value-type="float">
            <text:p>2003</text:p>
          </table:table-cell>
          <table:table-cell office:value-type="float" office:value="826296.21" calcext:value-type="float">
            <text:p>826296.21</text:p>
          </table:table-cell>
          <table:table-cell office:value-type="float" office:value="1044553" calcext:value-type="float">
            <text:p>1044553</text:p>
          </table:table-cell>
          <table:table-cell office:value-type="float" office:value="479833.96" calcext:value-type="float">
            <text:p>479833.96</text:p>
          </table:table-cell>
          <table:table-cell office:value-type="float" office:value="626032.61" calcext:value-type="float">
            <text:p>626032.61</text:p>
          </table:table-cell>
          <table:table-cell office:value-type="float" office:value="346462.27" calcext:value-type="float">
            <text:p>346462.27</text:p>
          </table:table-cell>
          <table:table-cell office:value-type="float" office:value="390877.45" calcext:value-type="float">
            <text:p>390877.45</text:p>
          </table:table-cell>
          <table:table-cell office:value-type="float" office:value="826296.23" calcext:value-type="float">
            <text:p>826296.23</text:p>
          </table:table-cell>
          <table:table-cell office:value-type="float" office:value="1014725.2" calcext:value-type="float">
            <text:p>1014725.2</text:p>
          </table:table-cell>
          <table:table-cell office:value-type="float" office:value="102.9395" calcext:value-type="float">
            <text:p>102.94</text:p>
          </table:table-cell>
          <table:table-cell office:value-type="float" office:value="22255.316" calcext:value-type="float">
            <text:p>22255.32</text:p>
          </table:table-cell>
          <table:table-cell office:value-type="float" office:value="97.85039" calcext:value-type="float">
            <text:p>97.85</text:p>
          </table:table-cell>
        </table:table-row>
        <table:table-row table:style-name="ro1">
          <table:table-cell office:value-type="string" calcext:value-type="string">
            <text:p>2003q3</text:p>
          </table:table-cell>
          <table:table-cell office:value-type="float" office:value="2003" calcext:value-type="float">
            <text:p>2003</text:p>
          </table:table-cell>
          <table:table-cell office:value-type="float" office:value="840623.75" calcext:value-type="float">
            <text:p>840623.75</text:p>
          </table:table-cell>
          <table:table-cell office:value-type="float" office:value="1048692.1" calcext:value-type="float">
            <text:p>1048692.1</text:p>
          </table:table-cell>
          <table:table-cell office:value-type="float" office:value="492492.19" calcext:value-type="float">
            <text:p>492492.19</text:p>
          </table:table-cell>
          <table:table-cell office:value-type="float" office:value="640641.73" calcext:value-type="float">
            <text:p>640641.73</text:p>
          </table:table-cell>
          <table:table-cell office:value-type="float" office:value="348131.56" calcext:value-type="float">
            <text:p>348131.56</text:p>
          </table:table-cell>
          <table:table-cell office:value-type="float" office:value="390127.39" calcext:value-type="float">
            <text:p>390127.39</text:p>
          </table:table-cell>
          <table:table-cell office:value-type="float" office:value="840623.75" calcext:value-type="float">
            <text:p>840623.75</text:p>
          </table:table-cell>
          <table:table-cell office:value-type="float" office:value="1027647.9" calcext:value-type="float">
            <text:p>1027647.9</text:p>
          </table:table-cell>
          <table:table-cell office:value-type="float" office:value="102.0478" calcext:value-type="float">
            <text:p>102.05</text:p>
          </table:table-cell>
          <table:table-cell office:value-type="float" office:value="22810.651" calcext:value-type="float">
            <text:p>22810.65</text:p>
          </table:table-cell>
          <table:table-cell office:value-type="float" office:value="95.846472" calcext:value-type="float">
            <text:p>95.85</text:p>
          </table:table-cell>
        </table:table-row>
        <table:table-row table:style-name="ro1">
          <table:table-cell office:value-type="string" calcext:value-type="string">
            <text:p>2003q4</text:p>
          </table:table-cell>
          <table:table-cell office:value-type="float" office:value="2003" calcext:value-type="float">
            <text:p>2003</text:p>
          </table:table-cell>
          <table:table-cell office:value-type="float" office:value="848976.03" calcext:value-type="float">
            <text:p>848976.03</text:p>
          </table:table-cell>
          <table:table-cell office:value-type="float" office:value="1057681.2" calcext:value-type="float">
            <text:p>1057681.2</text:p>
          </table:table-cell>
          <table:table-cell office:value-type="float" office:value="505737.79" calcext:value-type="float">
            <text:p>505737.79</text:p>
          </table:table-cell>
          <table:table-cell office:value-type="float" office:value="646929.04" calcext:value-type="float">
            <text:p>646929.04</text:p>
          </table:table-cell>
          <table:table-cell office:value-type="float" office:value="343238.24" calcext:value-type="float">
            <text:p>343238.24</text:p>
          </table:table-cell>
          <table:table-cell office:value-type="float" office:value="391042.47" calcext:value-type="float">
            <text:p>391042.47</text:p>
          </table:table-cell>
          <table:table-cell office:value-type="float" office:value="848976.04" calcext:value-type="float">
            <text:p>848976.04</text:p>
          </table:table-cell>
          <table:table-cell office:value-type="float" office:value="1034586" calcext:value-type="float">
            <text:p>1034586</text:p>
          </table:table-cell>
          <table:table-cell office:value-type="float" office:value="102.23231" calcext:value-type="float">
            <text:p>102.23</text:p>
          </table:table-cell>
          <table:table-cell office:value-type="float" office:value="22943.902" calcext:value-type="float">
            <text:p>22943.90</text:p>
          </table:table-cell>
          <table:table-cell office:value-type="float" office:value="96.106624" calcext:value-type="float">
            <text:p>96.11</text:p>
          </table:table-cell>
        </table:table-row>
        <table:table-row table:style-name="ro1">
          <table:table-cell office:value-type="string" calcext:value-type="string">
            <text:p>2004q1</text:p>
          </table:table-cell>
          <table:table-cell office:value-type="float" office:value="2004" calcext:value-type="float">
            <text:p>2004</text:p>
          </table:table-cell>
          <table:table-cell office:value-type="float" office:value="867319.83" calcext:value-type="float">
            <text:p>867319.83</text:p>
          </table:table-cell>
          <table:table-cell office:value-type="float" office:value="1060240.7" calcext:value-type="float">
            <text:p>1060240.7</text:p>
          </table:table-cell>
          <table:table-cell office:value-type="float" office:value="520068.97" calcext:value-type="float">
            <text:p>520068.97</text:p>
          </table:table-cell>
          <table:table-cell office:value-type="float" office:value="657445.82" calcext:value-type="float">
            <text:p>657445.82</text:p>
          </table:table-cell>
          <table:table-cell office:value-type="float" office:value="347250.87" calcext:value-type="float">
            <text:p>347250.87</text:p>
          </table:table-cell>
          <table:table-cell office:value-type="float" office:value="392696.21" calcext:value-type="float">
            <text:p>392696.21</text:p>
          </table:table-cell>
          <table:table-cell office:value-type="float" office:value="867319.83" calcext:value-type="float">
            <text:p>867319.83</text:p>
          </table:table-cell>
          <table:table-cell office:value-type="float" office:value="1046380.5" calcext:value-type="float">
            <text:p>1046380.5</text:p>
          </table:table-cell>
          <table:table-cell office:value-type="float" office:value="101.32458" calcext:value-type="float">
            <text:p>101.32</text:p>
          </table:table-cell>
          <table:table-cell office:value-type="float" office:value="23231.43" calcext:value-type="float">
            <text:p>23231.43</text:p>
          </table:table-cell>
          <table:table-cell office:value-type="float" office:value="95.146833" calcext:value-type="float">
            <text:p>95.15</text:p>
          </table:table-cell>
        </table:table-row>
        <table:table-row table:style-name="ro1">
          <table:table-cell office:value-type="string" calcext:value-type="string">
            <text:p>2004q2</text:p>
          </table:table-cell>
          <table:table-cell office:value-type="float" office:value="2004" calcext:value-type="float">
            <text:p>2004</text:p>
          </table:table-cell>
          <table:table-cell office:value-type="float" office:value="893083.83" calcext:value-type="float">
            <text:p>893083.83</text:p>
          </table:table-cell>
          <table:table-cell office:value-type="float" office:value="1076115.2" calcext:value-type="float">
            <text:p>1076115.2</text:p>
          </table:table-cell>
          <table:table-cell office:value-type="float" office:value="522288.21" calcext:value-type="float">
            <text:p>522288.21</text:p>
          </table:table-cell>
          <table:table-cell office:value-type="float" office:value="659914.87" calcext:value-type="float">
            <text:p>659914.87</text:p>
          </table:table-cell>
          <table:table-cell office:value-type="float" office:value="370795.63" calcext:value-type="float">
            <text:p>370795.63</text:p>
          </table:table-cell>
          <table:table-cell office:value-type="float" office:value="395151.12" calcext:value-type="float">
            <text:p>395151.12</text:p>
          </table:table-cell>
          <table:table-cell office:value-type="float" office:value="893083.85" calcext:value-type="float">
            <text:p>893083.85</text:p>
          </table:table-cell>
          <table:table-cell office:value-type="float" office:value="1051373.5" calcext:value-type="float">
            <text:p>1051373.5</text:p>
          </table:table-cell>
          <table:table-cell office:value-type="float" office:value="102.35327" calcext:value-type="float">
            <text:p>102.35</text:p>
          </table:table-cell>
          <table:table-cell office:value-type="float" office:value="23364.956" calcext:value-type="float">
            <text:p>23364.96</text:p>
          </table:table-cell>
          <table:table-cell office:value-type="float" office:value="96.019539" calcext:value-type="float">
            <text:p>96.02</text:p>
          </table:table-cell>
        </table:table-row>
        <table:table-row table:style-name="ro1">
          <table:table-cell office:value-type="string" calcext:value-type="string">
            <text:p>2004q3</text:p>
          </table:table-cell>
          <table:table-cell office:value-type="float" office:value="2004" calcext:value-type="float">
            <text:p>2004</text:p>
          </table:table-cell>
          <table:table-cell office:value-type="float" office:value="912009.87" calcext:value-type="float">
            <text:p>912009.87</text:p>
          </table:table-cell>
          <table:table-cell office:value-type="float" office:value="1091991.2" calcext:value-type="float">
            <text:p>1091991.2</text:p>
          </table:table-cell>
          <table:table-cell office:value-type="float" office:value="527176.16" calcext:value-type="float">
            <text:p>527176.16</text:p>
          </table:table-cell>
          <table:table-cell office:value-type="float" office:value="665487.19" calcext:value-type="float">
            <text:p>665487.19</text:p>
          </table:table-cell>
          <table:table-cell office:value-type="float" office:value="384833.72" calcext:value-type="float">
            <text:p>384833.72</text:p>
          </table:table-cell>
          <table:table-cell office:value-type="float" office:value="396142.62" calcext:value-type="float">
            <text:p>396142.62</text:p>
          </table:table-cell>
          <table:table-cell office:value-type="float" office:value="912009.87" calcext:value-type="float">
            <text:p>912009.87</text:p>
          </table:table-cell>
          <table:table-cell office:value-type="float" office:value="1057635" calcext:value-type="float">
            <text:p>1057635</text:p>
          </table:table-cell>
          <table:table-cell office:value-type="float" office:value="103.2484" calcext:value-type="float">
            <text:p>103.25</text:p>
          </table:table-cell>
          <table:table-cell office:value-type="float" office:value="23624.15" calcext:value-type="float">
            <text:p>23624.15</text:p>
          </table:table-cell>
          <table:table-cell office:value-type="float" office:value="96.367096" calcext:value-type="float">
            <text:p>96.37</text:p>
          </table:table-cell>
        </table:table-row>
        <table:table-row table:style-name="ro1">
          <table:table-cell office:value-type="string" calcext:value-type="string">
            <text:p>2004q4</text:p>
          </table:table-cell>
          <table:table-cell office:value-type="float" office:value="2004" calcext:value-type="float">
            <text:p>2004</text:p>
          </table:table-cell>
          <table:table-cell office:value-type="float" office:value="925305.64" calcext:value-type="float">
            <text:p>925305.64</text:p>
          </table:table-cell>
          <table:table-cell office:value-type="float" office:value="1099995.4" calcext:value-type="float">
            <text:p>1099995.4</text:p>
          </table:table-cell>
          <table:table-cell office:value-type="float" office:value="530544.31" calcext:value-type="float">
            <text:p>530544.31</text:p>
          </table:table-cell>
          <table:table-cell office:value-type="float" office:value="657102.96" calcext:value-type="float">
            <text:p>657102.96</text:p>
          </table:table-cell>
          <table:table-cell office:value-type="float" office:value="394761.35" calcext:value-type="float">
            <text:p>394761.35</text:p>
          </table:table-cell>
          <table:table-cell office:value-type="float" office:value="399950.6" calcext:value-type="float">
            <text:p>399950.6</text:p>
          </table:table-cell>
          <table:table-cell office:value-type="float" office:value="925305.65" calcext:value-type="float">
            <text:p>925305.65</text:p>
          </table:table-cell>
          <table:table-cell office:value-type="float" office:value="1054213.7" calcext:value-type="float">
            <text:p>1054213.7</text:p>
          </table:table-cell>
          <table:table-cell office:value-type="float" office:value="104.34273" calcext:value-type="float">
            <text:p>104.34</text:p>
          </table:table-cell>
          <table:table-cell office:value-type="float" office:value="23232.454" calcext:value-type="float">
            <text:p>23232.45</text:p>
          </table:table-cell>
          <table:table-cell office:value-type="float" office:value="98.710098" calcext:value-type="float">
            <text:p>98.71</text:p>
          </table:table-cell>
        </table:table-row>
        <table:table-row table:style-name="ro1">
          <table:table-cell office:value-type="string" calcext:value-type="string">
            <text:p>2005q1</text:p>
          </table:table-cell>
          <table:table-cell office:value-type="float" office:value="2005" calcext:value-type="float">
            <text:p>2005</text:p>
          </table:table-cell>
          <table:table-cell office:value-type="float" office:value="935710.85" calcext:value-type="float">
            <text:p>935710.85</text:p>
          </table:table-cell>
          <table:table-cell office:value-type="float" office:value="1101737.7" calcext:value-type="float">
            <text:p>1101737.7</text:p>
          </table:table-cell>
          <table:table-cell office:value-type="float" office:value="546077.39" calcext:value-type="float">
            <text:p>546077.39</text:p>
          </table:table-cell>
          <table:table-cell office:value-type="float" office:value="662374.39" calcext:value-type="float">
            <text:p>662374.39</text:p>
          </table:table-cell>
          <table:table-cell office:value-type="float" office:value="389633.46" calcext:value-type="float">
            <text:p>389633.46</text:p>
          </table:table-cell>
          <table:table-cell office:value-type="float" office:value="402538.04" calcext:value-type="float">
            <text:p>402538.04</text:p>
          </table:table-cell>
          <table:table-cell office:value-type="float" office:value="935710.85" calcext:value-type="float">
            <text:p>935710.85</text:p>
          </table:table-cell>
          <table:table-cell office:value-type="float" office:value="1061980.8" calcext:value-type="float">
            <text:p>1061980.8</text:p>
          </table:table-cell>
          <table:table-cell office:value-type="float" office:value="103.74366" calcext:value-type="float">
            <text:p>103.74</text:p>
          </table:table-cell>
          <table:table-cell office:value-type="float" office:value="23321.491" calcext:value-type="float">
            <text:p>23321.49</text:p>
          </table:table-cell>
          <table:table-cell office:value-type="float" office:value="98.488997" calcext:value-type="float">
            <text:p>98.49</text:p>
          </table:table-cell>
        </table:table-row>
        <table:table-row table:style-name="ro1">
          <table:table-cell office:value-type="string" calcext:value-type="string">
            <text:p>2005q2</text:p>
          </table:table-cell>
          <table:table-cell office:value-type="float" office:value="2005" calcext:value-type="float">
            <text:p>2005</text:p>
          </table:table-cell>
          <table:table-cell office:value-type="float" office:value="946525.91" calcext:value-type="float">
            <text:p>946525.91</text:p>
          </table:table-cell>
          <table:table-cell office:value-type="float" office:value="1106006.7" calcext:value-type="float">
            <text:p>1106006.7</text:p>
          </table:table-cell>
          <table:table-cell office:value-type="float" office:value="552650.52" calcext:value-type="float">
            <text:p>552650.52</text:p>
          </table:table-cell>
          <table:table-cell office:value-type="float" office:value="672853.7" calcext:value-type="float">
            <text:p>672853.7</text:p>
          </table:table-cell>
          <table:table-cell office:value-type="float" office:value="393875.39" calcext:value-type="float">
            <text:p>393875.39</text:p>
          </table:table-cell>
          <table:table-cell office:value-type="float" office:value="407269.6" calcext:value-type="float">
            <text:p>407269.6</text:p>
          </table:table-cell>
          <table:table-cell office:value-type="float" office:value="946525.91" calcext:value-type="float">
            <text:p>946525.91</text:p>
          </table:table-cell>
          <table:table-cell office:value-type="float" office:value="1076982.4" calcext:value-type="float">
            <text:p>1076982.4</text:p>
          </table:table-cell>
          <table:table-cell office:value-type="float" office:value="102.69497" calcext:value-type="float">
            <text:p>102.69</text:p>
          </table:table-cell>
          <table:table-cell office:value-type="float" office:value="23650.252" calcext:value-type="float">
            <text:p>23650.25</text:p>
          </table:table-cell>
          <table:table-cell office:value-type="float" office:value="97.496231" calcext:value-type="float">
            <text:p>97.50</text:p>
          </table:table-cell>
        </table:table-row>
        <table:table-row table:style-name="ro1">
          <table:table-cell office:value-type="string" calcext:value-type="string">
            <text:p>2005q3</text:p>
          </table:table-cell>
          <table:table-cell office:value-type="float" office:value="2005" calcext:value-type="float">
            <text:p>2005</text:p>
          </table:table-cell>
          <table:table-cell office:value-type="float" office:value="978657.46" calcext:value-type="float">
            <text:p>978657.46</text:p>
          </table:table-cell>
          <table:table-cell office:value-type="float" office:value="1116296" calcext:value-type="float">
            <text:p>1116296</text:p>
          </table:table-cell>
          <table:table-cell office:value-type="float" office:value="555884.16" calcext:value-type="float">
            <text:p>555884.16</text:p>
          </table:table-cell>
          <table:table-cell office:value-type="float" office:value="672565.52" calcext:value-type="float">
            <text:p>672565.52</text:p>
          </table:table-cell>
          <table:table-cell office:value-type="float" office:value="422773.29" calcext:value-type="float">
            <text:p>422773.29</text:p>
          </table:table-cell>
          <table:table-cell office:value-type="float" office:value="408967.23" calcext:value-type="float">
            <text:p>408967.23</text:p>
          </table:table-cell>
          <table:table-cell office:value-type="float" office:value="978657.45" calcext:value-type="float">
            <text:p>978657.45</text:p>
          </table:table-cell>
          <table:table-cell office:value-type="float" office:value="1078616.7" calcext:value-type="float">
            <text:p>1078616.7</text:p>
          </table:table-cell>
          <table:table-cell office:value-type="float" office:value="103.4933" calcext:value-type="float">
            <text:p>103.49</text:p>
          </table:table-cell>
          <table:table-cell office:value-type="float" office:value="23675.289" calcext:value-type="float">
            <text:p>23675.29</text:p>
          </table:table-cell>
          <table:table-cell office:value-type="float" office:value="98.299183" calcext:value-type="float">
            <text:p>98.30</text:p>
          </table:table-cell>
        </table:table-row>
        <table:table-row table:style-name="ro1">
          <table:table-cell office:value-type="string" calcext:value-type="string">
            <text:p>2005q4</text:p>
          </table:table-cell>
          <table:table-cell office:value-type="float" office:value="2005" calcext:value-type="float">
            <text:p>2005</text:p>
          </table:table-cell>
          <table:table-cell office:value-type="float" office:value="1003813.7" calcext:value-type="float">
            <text:p>1003813.7</text:p>
          </table:table-cell>
          <table:table-cell office:value-type="float" office:value="1126795" calcext:value-type="float">
            <text:p>1126795</text:p>
          </table:table-cell>
          <table:table-cell office:value-type="float" office:value="564385.44" calcext:value-type="float">
            <text:p>564385.44</text:p>
          </table:table-cell>
          <table:table-cell office:value-type="float" office:value="664441.49" calcext:value-type="float">
            <text:p>664441.49</text:p>
          </table:table-cell>
          <table:table-cell office:value-type="float" office:value="439428.3" calcext:value-type="float">
            <text:p>439428.3</text:p>
          </table:table-cell>
          <table:table-cell office:value-type="float" office:value="413792.51" calcext:value-type="float">
            <text:p>413792.51</text:p>
          </table:table-cell>
          <table:table-cell office:value-type="float" office:value="1003813.7" calcext:value-type="float">
            <text:p>1003813.7</text:p>
          </table:table-cell>
          <table:table-cell office:value-type="float" office:value="1076712.6" calcext:value-type="float">
            <text:p>1076712.6</text:p>
          </table:table-cell>
          <table:table-cell office:value-type="float" office:value="104.65141" calcext:value-type="float">
            <text:p>104.65</text:p>
          </table:table-cell>
          <table:table-cell office:value-type="float" office:value="23360.879" calcext:value-type="float">
            <text:p>23360.88</text:p>
          </table:table-cell>
          <table:table-cell office:value-type="float" office:value="100.55914" calcext:value-type="float">
            <text:p>100.56</text:p>
          </table:table-cell>
        </table:table-row>
        <table:table-row table:style-name="ro1">
          <table:table-cell office:value-type="string" calcext:value-type="string">
            <text:p>2006q1</text:p>
          </table:table-cell>
          <table:table-cell office:value-type="float" office:value="2006" calcext:value-type="float">
            <text:p>2006</text:p>
          </table:table-cell>
          <table:table-cell office:value-type="float" office:value="1003081.8" calcext:value-type="float">
            <text:p>1003081.8</text:p>
          </table:table-cell>
          <table:table-cell office:value-type="float" office:value="1135225" calcext:value-type="float">
            <text:p>1135225</text:p>
          </table:table-cell>
          <table:table-cell office:value-type="float" office:value="579885.03" calcext:value-type="float">
            <text:p>579885.03</text:p>
          </table:table-cell>
          <table:table-cell office:value-type="float" office:value="669817.98" calcext:value-type="float">
            <text:p>669817.98</text:p>
          </table:table-cell>
          <table:table-cell office:value-type="float" office:value="423196.79" calcext:value-type="float">
            <text:p>423196.79</text:p>
          </table:table-cell>
          <table:table-cell office:value-type="float" office:value="416926.08" calcext:value-type="float">
            <text:p>416926.08</text:p>
          </table:table-cell>
          <table:table-cell office:value-type="float" office:value="1003081.8" calcext:value-type="float">
            <text:p>1003081.8</text:p>
          </table:table-cell>
          <table:table-cell office:value-type="float" office:value="1085185.7" calcext:value-type="float">
            <text:p>1085185.7</text:p>
          </table:table-cell>
          <table:table-cell office:value-type="float" office:value="104.61112" calcext:value-type="float">
            <text:p>104.61</text:p>
          </table:table-cell>
          <table:table-cell office:value-type="float" office:value="23548.321" calcext:value-type="float">
            <text:p>23548.32</text:p>
          </table:table-cell>
          <table:table-cell office:value-type="float" office:value="100.50504" calcext:value-type="float">
            <text:p>100.51</text:p>
          </table:table-cell>
        </table:table-row>
        <table:table-row table:style-name="ro1">
          <table:table-cell office:value-type="string" calcext:value-type="string">
            <text:p>2006q2</text:p>
          </table:table-cell>
          <table:table-cell office:value-type="float" office:value="2006" calcext:value-type="float">
            <text:p>2006</text:p>
          </table:table-cell>
          <table:table-cell office:value-type="float" office:value="1011466.7" calcext:value-type="float">
            <text:p>1011466.7</text:p>
          </table:table-cell>
          <table:table-cell office:value-type="float" office:value="1133473.2" calcext:value-type="float">
            <text:p>1133473.2</text:p>
          </table:table-cell>
          <table:table-cell office:value-type="float" office:value="576323.2" calcext:value-type="float">
            <text:p>576323.2</text:p>
          </table:table-cell>
          <table:table-cell office:value-type="float" office:value="667813.23" calcext:value-type="float">
            <text:p>667813.23</text:p>
          </table:table-cell>
          <table:table-cell office:value-type="float" office:value="435143.46" calcext:value-type="float">
            <text:p>435143.46</text:p>
          </table:table-cell>
          <table:table-cell office:value-type="float" office:value="421903.32" calcext:value-type="float">
            <text:p>421903.32</text:p>
          </table:table-cell>
          <table:table-cell office:value-type="float" office:value="1011466.7" calcext:value-type="float">
            <text:p>1011466.7</text:p>
          </table:table-cell>
          <table:table-cell office:value-type="float" office:value="1088811.5" calcext:value-type="float">
            <text:p>1088811.5</text:p>
          </table:table-cell>
          <table:table-cell office:value-type="float" office:value="104.10188" calcext:value-type="float">
            <text:p>104.10</text:p>
          </table:table-cell>
          <table:table-cell office:value-type="float" office:value="23417.698" calcext:value-type="float">
            <text:p>23417.70</text:p>
          </table:table-cell>
          <table:table-cell office:value-type="float" office:value="100.90969" calcext:value-type="float">
            <text:p>100.91</text:p>
          </table:table-cell>
        </table:table-row>
        <table:table-row table:style-name="ro1">
          <table:table-cell office:value-type="string" calcext:value-type="string">
            <text:p>2006q3</text:p>
          </table:table-cell>
          <table:table-cell office:value-type="float" office:value="2006" calcext:value-type="float">
            <text:p>2006</text:p>
          </table:table-cell>
          <table:table-cell office:value-type="float" office:value="1023890.6" calcext:value-type="float">
            <text:p>1023890.6</text:p>
          </table:table-cell>
          <table:table-cell office:value-type="float" office:value="1136534.9" calcext:value-type="float">
            <text:p>1136534.9</text:p>
          </table:table-cell>
          <table:table-cell office:value-type="float" office:value="600641.9" calcext:value-type="float">
            <text:p>600641.9</text:p>
          </table:table-cell>
          <table:table-cell office:value-type="float" office:value="691437.33" calcext:value-type="float">
            <text:p>691437.33</text:p>
          </table:table-cell>
          <table:table-cell office:value-type="float" office:value="423248.74" calcext:value-type="float">
            <text:p>423248.74</text:p>
          </table:table-cell>
          <table:table-cell office:value-type="float" office:value="424902.71" calcext:value-type="float">
            <text:p>424902.71</text:p>
          </table:table-cell>
          <table:table-cell office:value-type="float" office:value="1023890.6" calcext:value-type="float">
            <text:p>1023890.6</text:p>
          </table:table-cell>
          <table:table-cell office:value-type="float" office:value="1114244.5" calcext:value-type="float">
            <text:p>1114244.5</text:p>
          </table:table-cell>
          <table:table-cell office:value-type="float" office:value="102.00049" calcext:value-type="float">
            <text:p>102.00</text:p>
          </table:table-cell>
          <table:table-cell office:value-type="float" office:value="24214.711" calcext:value-type="float">
            <text:p>24214.71</text:p>
          </table:table-cell>
          <table:table-cell office:value-type="float" office:value="97.851909" calcext:value-type="float">
            <text:p>97.85</text:p>
          </table:table-cell>
        </table:table-row>
        <table:table-row table:style-name="ro1">
          <table:table-cell office:value-type="string" calcext:value-type="string">
            <text:p>2006q4</text:p>
          </table:table-cell>
          <table:table-cell office:value-type="float" office:value="2006" calcext:value-type="float">
            <text:p>2006</text:p>
          </table:table-cell>
          <table:table-cell office:value-type="float" office:value="1026744.1" calcext:value-type="float">
            <text:p>1026744.1</text:p>
          </table:table-cell>
          <table:table-cell office:value-type="float" office:value="1137919.8" calcext:value-type="float">
            <text:p>1137919.8</text:p>
          </table:table-cell>
          <table:table-cell office:value-type="float" office:value="609320.63" calcext:value-type="float">
            <text:p>609320.63</text:p>
          </table:table-cell>
          <table:table-cell office:value-type="float" office:value="690985.1" calcext:value-type="float">
            <text:p>690985.1</text:p>
          </table:table-cell>
          <table:table-cell office:value-type="float" office:value="417423.48" calcext:value-type="float">
            <text:p>417423.48</text:p>
          </table:table-cell>
          <table:table-cell office:value-type="float" office:value="429937.08" calcext:value-type="float">
            <text:p>429937.08</text:p>
          </table:table-cell>
          <table:table-cell office:value-type="float" office:value="1026744.1" calcext:value-type="float">
            <text:p>1026744.1</text:p>
          </table:table-cell>
          <table:table-cell office:value-type="float" office:value="1119205.9" calcext:value-type="float">
            <text:p>1119205.9</text:p>
          </table:table-cell>
          <table:table-cell office:value-type="float" office:value="101.67207" calcext:value-type="float">
            <text:p>101.67</text:p>
          </table:table-cell>
          <table:table-cell office:value-type="float" office:value="24148.886" calcext:value-type="float">
            <text:p>24148.89</text:p>
          </table:table-cell>
          <table:table-cell office:value-type="float" office:value="98.238194" calcext:value-type="float">
            <text:p>98.24</text:p>
          </table:table-cell>
        </table:table-row>
        <table:table-row table:style-name="ro1">
          <table:table-cell office:value-type="string" calcext:value-type="string">
            <text:p>2007q1</text:p>
          </table:table-cell>
          <table:table-cell office:value-type="float" office:value="2007" calcext:value-type="float">
            <text:p>2007</text:p>
          </table:table-cell>
          <table:table-cell office:value-type="float" office:value="1052968.3" calcext:value-type="float">
            <text:p>1052968.3</text:p>
          </table:table-cell>
          <table:table-cell office:value-type="float" office:value="1144859.9" calcext:value-type="float">
            <text:p>1144859.9</text:p>
          </table:table-cell>
          <table:table-cell office:value-type="float" office:value="609090.74" calcext:value-type="float">
            <text:p>609090.74</text:p>
          </table:table-cell>
          <table:table-cell office:value-type="float" office:value="685837.28" calcext:value-type="float">
            <text:p>685837.28</text:p>
          </table:table-cell>
          <table:table-cell office:value-type="float" office:value="443877.55" calcext:value-type="float">
            <text:p>443877.55</text:p>
          </table:table-cell>
          <table:table-cell office:value-type="float" office:value="432114.52" calcext:value-type="float">
            <text:p>432114.52</text:p>
          </table:table-cell>
          <table:table-cell office:value-type="float" office:value="1052968.3" calcext:value-type="float">
            <text:p>1052968.3</text:p>
          </table:table-cell>
          <table:table-cell office:value-type="float" office:value="1116645" calcext:value-type="float">
            <text:p>1116645</text:p>
          </table:table-cell>
          <table:table-cell office:value-type="float" office:value="102.52676" calcext:value-type="float">
            <text:p>102.53</text:p>
          </table:table-cell>
          <table:table-cell office:value-type="float" office:value="23979.435" calcext:value-type="float">
            <text:p>23979.44</text:p>
          </table:table-cell>
          <table:table-cell office:value-type="float" office:value="99.535777" calcext:value-type="float">
            <text:p>99.54</text:p>
          </table:table-cell>
        </table:table-row>
        <table:table-row table:style-name="ro1">
          <table:table-cell office:value-type="string" calcext:value-type="string">
            <text:p>2007q2</text:p>
          </table:table-cell>
          <table:table-cell office:value-type="float" office:value="2007" calcext:value-type="float">
            <text:p>2007</text:p>
          </table:table-cell>
          <table:table-cell office:value-type="float" office:value="1072154" calcext:value-type="float">
            <text:p>1072154</text:p>
          </table:table-cell>
          <table:table-cell office:value-type="float" office:value="1150647" calcext:value-type="float">
            <text:p>1150647</text:p>
          </table:table-cell>
          <table:table-cell office:value-type="float" office:value="624336.07" calcext:value-type="float">
            <text:p>624336.07</text:p>
          </table:table-cell>
          <table:table-cell office:value-type="float" office:value="700904.4" calcext:value-type="float">
            <text:p>700904.4</text:p>
          </table:table-cell>
          <table:table-cell office:value-type="float" office:value="447817.87" calcext:value-type="float">
            <text:p>447817.87</text:p>
          </table:table-cell>
          <table:table-cell office:value-type="float" office:value="436552.97" calcext:value-type="float">
            <text:p>436552.97</text:p>
          </table:table-cell>
          <table:table-cell office:value-type="float" office:value="1072153.9" calcext:value-type="float">
            <text:p>1072153.9</text:p>
          </table:table-cell>
          <table:table-cell office:value-type="float" office:value="1135677.2" calcext:value-type="float">
            <text:p>1135677.2</text:p>
          </table:table-cell>
          <table:table-cell office:value-type="float" office:value="101.31813" calcext:value-type="float">
            <text:p>101.32</text:p>
          </table:table-cell>
          <table:table-cell office:value-type="float" office:value="24532.552" calcext:value-type="float">
            <text:p>24532.55</text:p>
          </table:table-cell>
          <table:table-cell office:value-type="float" office:value="97.783413" calcext:value-type="float">
            <text:p>97.78</text:p>
          </table:table-cell>
        </table:table-row>
        <table:table-row table:style-name="ro1">
          <table:table-cell office:value-type="string" calcext:value-type="string">
            <text:p>2007q3</text:p>
          </table:table-cell>
          <table:table-cell office:value-type="float" office:value="2007" calcext:value-type="float">
            <text:p>2007</text:p>
          </table:table-cell>
          <table:table-cell office:value-type="float" office:value="1072082.9" calcext:value-type="float">
            <text:p>1072082.9</text:p>
          </table:table-cell>
          <table:table-cell office:value-type="float" office:value="1154792.1" calcext:value-type="float">
            <text:p>1154792.1</text:p>
          </table:table-cell>
          <table:table-cell office:value-type="float" office:value="626486.69" calcext:value-type="float">
            <text:p>626486.69</text:p>
          </table:table-cell>
          <table:table-cell office:value-type="float" office:value="695547.36" calcext:value-type="float">
            <text:p>695547.36</text:p>
          </table:table-cell>
          <table:table-cell office:value-type="float" office:value="445596.19" calcext:value-type="float">
            <text:p>445596.19</text:p>
          </table:table-cell>
          <table:table-cell office:value-type="float" office:value="438132.31" calcext:value-type="float">
            <text:p>438132.31</text:p>
          </table:table-cell>
          <table:table-cell office:value-type="float" office:value="1072082.9" calcext:value-type="float">
            <text:p>1072082.9</text:p>
          </table:table-cell>
          <table:table-cell office:value-type="float" office:value="1132308.2" calcext:value-type="float">
            <text:p>1132308.2</text:p>
          </table:table-cell>
          <table:table-cell office:value-type="float" office:value="101.98567" calcext:value-type="float">
            <text:p>101.99</text:p>
          </table:table-cell>
          <table:table-cell office:value-type="float" office:value="24348.276" calcext:value-type="float">
            <text:p>24348.28</text:p>
          </table:table-cell>
          <table:table-cell office:value-type="float" office:value="98.878394" calcext:value-type="float">
            <text:p>98.88</text:p>
          </table:table-cell>
        </table:table-row>
        <table:table-row table:style-name="ro1">
          <table:table-cell office:value-type="string" calcext:value-type="string">
            <text:p>2007q4</text:p>
          </table:table-cell>
          <table:table-cell office:value-type="float" office:value="2007" calcext:value-type="float">
            <text:p>2007</text:p>
          </table:table-cell>
          <table:table-cell office:value-type="float" office:value="1088736.1" calcext:value-type="float">
            <text:p>1088736.1</text:p>
          </table:table-cell>
          <table:table-cell office:value-type="float" office:value="1152403.3" calcext:value-type="float">
            <text:p>1152403.3</text:p>
          </table:table-cell>
          <table:table-cell office:value-type="float" office:value="641499.99" calcext:value-type="float">
            <text:p>641499.99</text:p>
          </table:table-cell>
          <table:table-cell office:value-type="float" office:value="701478.65" calcext:value-type="float">
            <text:p>701478.65</text:p>
          </table:table-cell>
          <table:table-cell office:value-type="float" office:value="447236.09" calcext:value-type="float">
            <text:p>447236.09</text:p>
          </table:table-cell>
          <table:table-cell office:value-type="float" office:value="443669.32" calcext:value-type="float">
            <text:p>443669.32</text:p>
          </table:table-cell>
          <table:table-cell office:value-type="float" office:value="1088736.1" calcext:value-type="float">
            <text:p>1088736.1</text:p>
          </table:table-cell>
          <table:table-cell office:value-type="float" office:value="1143884.8" calcext:value-type="float">
            <text:p>1143884.8</text:p>
          </table:table-cell>
          <table:table-cell office:value-type="float" office:value="100.7447" calcext:value-type="float">
            <text:p>100.74</text:p>
          </table:table-cell>
          <table:table-cell office:value-type="float" office:value="24471.236" calcext:value-type="float">
            <text:p>24471.24</text:p>
          </table:table-cell>
          <table:table-cell office:value-type="float" office:value="98.178049" calcext:value-type="float">
            <text:p>98.18</text:p>
          </table:table-cell>
        </table:table-row>
        <table:table-row table:style-name="ro1">
          <table:table-cell office:value-type="string" calcext:value-type="string">
            <text:p>2008q1</text:p>
          </table:table-cell>
          <table:table-cell office:value-type="float" office:value="2008" calcext:value-type="float">
            <text:p>2008</text:p>
          </table:table-cell>
          <table:table-cell office:value-type="float" office:value="1114137" calcext:value-type="float">
            <text:p>1114137</text:p>
          </table:table-cell>
          <table:table-cell office:value-type="float" office:value="1149503.5" calcext:value-type="float">
            <text:p>1149503.5</text:p>
          </table:table-cell>
          <table:table-cell office:value-type="float" office:value="641941.82" calcext:value-type="float">
            <text:p>641941.82</text:p>
          </table:table-cell>
          <table:table-cell office:value-type="float" office:value="702414" calcext:value-type="float">
            <text:p>702414</text:p>
          </table:table-cell>
          <table:table-cell office:value-type="float" office:value="472195.13" calcext:value-type="float">
            <text:p>472195.13</text:p>
          </table:table-cell>
          <table:table-cell office:value-type="float" office:value="445981.05" calcext:value-type="float">
            <text:p>445981.05</text:p>
          </table:table-cell>
          <table:table-cell office:value-type="float" office:value="1114136.9" calcext:value-type="float">
            <text:p>1114136.9</text:p>
          </table:table-cell>
          <table:table-cell office:value-type="float" office:value="1147258.1" calcext:value-type="float">
            <text:p>1147258.1</text:p>
          </table:table-cell>
          <table:table-cell office:value-type="float" office:value="100.19572" calcext:value-type="float">
            <text:p>100.20</text:p>
          </table:table-cell>
          <table:table-cell office:value-type="float" office:value="24489.477" calcext:value-type="float">
            <text:p>24489.48</text:p>
          </table:table-cell>
          <table:table-cell office:value-type="float" office:value="97.858059" calcext:value-type="float">
            <text:p>97.86</text:p>
          </table:table-cell>
        </table:table-row>
        <table:table-row table:style-name="ro1">
          <table:table-cell office:value-type="string" calcext:value-type="string">
            <text:p>2008q2</text:p>
          </table:table-cell>
          <table:table-cell office:value-type="float" office:value="2008" calcext:value-type="float">
            <text:p>2008</text:p>
          </table:table-cell>
          <table:table-cell office:value-type="float" office:value="1143521.1" calcext:value-type="float">
            <text:p>1143521.1</text:p>
          </table:table-cell>
          <table:table-cell office:value-type="float" office:value="1155131.6" calcext:value-type="float">
            <text:p>1155131.6</text:p>
          </table:table-cell>
          <table:table-cell office:value-type="float" office:value="650621.18" calcext:value-type="float">
            <text:p>650621.18</text:p>
          </table:table-cell>
          <table:table-cell office:value-type="float" office:value="710050.9" calcext:value-type="float">
            <text:p>710050.9</text:p>
          </table:table-cell>
          <table:table-cell office:value-type="float" office:value="492899.87" calcext:value-type="float">
            <text:p>492899.87</text:p>
          </table:table-cell>
          <table:table-cell office:value-type="float" office:value="449401.02" calcext:value-type="float">
            <text:p>449401.02</text:p>
          </table:table-cell>
          <table:table-cell office:value-type="float" office:value="1143521.1" calcext:value-type="float">
            <text:p>1143521.1</text:p>
          </table:table-cell>
          <table:table-cell office:value-type="float" office:value="1158158.8" calcext:value-type="float">
            <text:p>1158158.8</text:p>
          </table:table-cell>
          <table:table-cell office:value-type="float" office:value="99.738612" calcext:value-type="float">
            <text:p>99.74</text:p>
          </table:table-cell>
          <table:table-cell office:value-type="float" office:value="24715.884" calcext:value-type="float">
            <text:p>24715.88</text:p>
          </table:table-cell>
          <table:table-cell office:value-type="float" office:value="97.436374" calcext:value-type="float">
            <text:p>97.44</text:p>
          </table:table-cell>
        </table:table-row>
        <table:table-row table:style-name="ro1">
          <table:table-cell office:value-type="string" calcext:value-type="string">
            <text:p>2008q3</text:p>
          </table:table-cell>
          <table:table-cell office:value-type="float" office:value="2008" calcext:value-type="float">
            <text:p>2008</text:p>
          </table:table-cell>
          <table:table-cell office:value-type="float" office:value="1157642.1" calcext:value-type="float">
            <text:p>1157642.1</text:p>
          </table:table-cell>
          <table:table-cell office:value-type="float" office:value="1171288" calcext:value-type="float">
            <text:p>1171288</text:p>
          </table:table-cell>
          <table:table-cell office:value-type="float" office:value="649052.52" calcext:value-type="float">
            <text:p>649052.52</text:p>
          </table:table-cell>
          <table:table-cell office:value-type="float" office:value="705495.08" calcext:value-type="float">
            <text:p>705495.08</text:p>
          </table:table-cell>
          <table:table-cell office:value-type="float" office:value="508589.52" calcext:value-type="float">
            <text:p>508589.52</text:p>
          </table:table-cell>
          <table:table-cell office:value-type="float" office:value="449819.08" calcext:value-type="float">
            <text:p>449819.08</text:p>
          </table:table-cell>
          <table:table-cell office:value-type="float" office:value="1157642" calcext:value-type="float">
            <text:p>1157642</text:p>
          </table:table-cell>
          <table:table-cell office:value-type="float" office:value="1154422.8" calcext:value-type="float">
            <text:p>1154422.8</text:p>
          </table:table-cell>
          <table:table-cell office:value-type="float" office:value="101.46092" calcext:value-type="float">
            <text:p>101.46</text:p>
          </table:table-cell>
          <table:table-cell office:value-type="float" office:value="24629.293" calcext:value-type="float">
            <text:p>24629.29</text:p>
          </table:table-cell>
          <table:table-cell office:value-type="float" office:value="99.146536" calcext:value-type="float">
            <text:p>99.15</text:p>
          </table:table-cell>
        </table:table-row>
        <table:table-row table:style-name="ro1">
          <table:table-cell office:value-type="string" calcext:value-type="string">
            <text:p>2008q4</text:p>
          </table:table-cell>
          <table:table-cell office:value-type="float" office:value="2008" calcext:value-type="float">
            <text:p>2008</text:p>
          </table:table-cell>
          <table:table-cell office:value-type="float" office:value="1075504.1" calcext:value-type="float">
            <text:p>1075504.1</text:p>
          </table:table-cell>
          <table:table-cell office:value-type="float" office:value="1152000.6" calcext:value-type="float">
            <text:p>1152000.6</text:p>
          </table:table-cell>
          <table:table-cell office:value-type="float" office:value="645296.09" calcext:value-type="float">
            <text:p>645296.09</text:p>
          </table:table-cell>
          <table:table-cell office:value-type="float" office:value="688427.98" calcext:value-type="float">
            <text:p>688427.98</text:p>
          </table:table-cell>
          <table:table-cell office:value-type="float" office:value="430207.96" calcext:value-type="float">
            <text:p>430207.96</text:p>
          </table:table-cell>
          <table:table-cell office:value-type="float" office:value="455560.59" calcext:value-type="float">
            <text:p>455560.59</text:p>
          </table:table-cell>
          <table:table-cell office:value-type="float" office:value="1075504" calcext:value-type="float">
            <text:p>1075504</text:p>
          </table:table-cell>
          <table:table-cell office:value-type="float" office:value="1144222.3" calcext:value-type="float">
            <text:p>1144222.3</text:p>
          </table:table-cell>
          <table:table-cell office:value-type="float" office:value="100.67979" calcext:value-type="float">
            <text:p>100.68</text:p>
          </table:table-cell>
          <table:table-cell office:value-type="float" office:value="23993.344" calcext:value-type="float">
            <text:p>23993.34</text:p>
          </table:table-cell>
          <table:table-cell office:value-type="float" office:value="100.09854" calcext:value-type="float">
            <text:p>100.10</text:p>
          </table:table-cell>
        </table:table-row>
        <table:table-row table:style-name="ro1">
          <table:table-cell office:value-type="string" calcext:value-type="string">
            <text:p>2009q1</text:p>
          </table:table-cell>
          <table:table-cell office:value-type="float" office:value="2009" calcext:value-type="float">
            <text:p>2009</text:p>
          </table:table-cell>
          <table:table-cell office:value-type="float" office:value="1009022" calcext:value-type="float">
            <text:p>1009022</text:p>
          </table:table-cell>
          <table:table-cell office:value-type="float" office:value="1106432.1" calcext:value-type="float">
            <text:p>1106432.1</text:p>
          </table:table-cell>
          <table:table-cell office:value-type="float" office:value="632012.56" calcext:value-type="float">
            <text:p>632012.56</text:p>
          </table:table-cell>
          <table:table-cell office:value-type="float" office:value="674565.72" calcext:value-type="float">
            <text:p>674565.72</text:p>
          </table:table-cell>
          <table:table-cell office:value-type="float" office:value="377009.39" calcext:value-type="float">
            <text:p>377009.39</text:p>
          </table:table-cell>
          <table:table-cell office:value-type="float" office:value="457650.18" calcext:value-type="float">
            <text:p>457650.18</text:p>
          </table:table-cell>
          <table:table-cell office:value-type="float" office:value="1009022" calcext:value-type="float">
            <text:p>1009022</text:p>
          </table:table-cell>
          <table:table-cell office:value-type="float" office:value="1132048.2" calcext:value-type="float">
            <text:p>1132048.2</text:p>
          </table:table-cell>
          <table:table-cell office:value-type="float" office:value="97.737184" calcext:value-type="float">
            <text:p>97.74</text:p>
          </table:table-cell>
          <table:table-cell office:value-type="float" office:value="23443.388" calcext:value-type="float">
            <text:p>23443.39</text:p>
          </table:table-cell>
          <table:table-cell office:value-type="float" office:value="98.394359" calcext:value-type="float">
            <text:p>98.39</text:p>
          </table:table-cell>
        </table:table-row>
        <table:table-row table:style-name="ro1">
          <table:table-cell office:value-type="string" calcext:value-type="string">
            <text:p>2009q2</text:p>
          </table:table-cell>
          <table:table-cell office:value-type="float" office:value="2009" calcext:value-type="float">
            <text:p>2009</text:p>
          </table:table-cell>
          <table:table-cell office:value-type="float" office:value="998299.5" calcext:value-type="float">
            <text:p>998299.5</text:p>
          </table:table-cell>
          <table:table-cell office:value-type="float" office:value="1082222.6" calcext:value-type="float">
            <text:p>1082222.6</text:p>
          </table:table-cell>
          <table:table-cell office:value-type="float" office:value="622555.86" calcext:value-type="float">
            <text:p>622555.86</text:p>
          </table:table-cell>
          <table:table-cell office:value-type="float" office:value="665751.24" calcext:value-type="float">
            <text:p>665751.24</text:p>
          </table:table-cell>
          <table:table-cell office:value-type="float" office:value="375743.65" calcext:value-type="float">
            <text:p>375743.65</text:p>
          </table:table-cell>
          <table:table-cell office:value-type="float" office:value="459359.82" calcext:value-type="float">
            <text:p>459359.82</text:p>
          </table:table-cell>
          <table:table-cell office:value-type="float" office:value="998299.52" calcext:value-type="float">
            <text:p>998299.52</text:p>
          </table:table-cell>
          <table:table-cell office:value-type="float" office:value="1124351.5" calcext:value-type="float">
            <text:p>1124351.5</text:p>
          </table:table-cell>
          <table:table-cell office:value-type="float" office:value="96.253051" calcext:value-type="float">
            <text:p>96.25</text:p>
          </table:table-cell>
          <table:table-cell office:value-type="float" office:value="23155.519" calcext:value-type="float">
            <text:p>23155.52</text:p>
          </table:table-cell>
          <table:table-cell office:value-type="float" office:value="97.437895" calcext:value-type="float">
            <text:p>97.44</text:p>
          </table:table-cell>
        </table:table-row>
        <table:table-row table:style-name="ro1">
          <table:table-cell office:value-type="string" calcext:value-type="string">
            <text:p>2009q3</text:p>
          </table:table-cell>
          <table:table-cell office:value-type="float" office:value="2009" calcext:value-type="float">
            <text:p>2009</text:p>
          </table:table-cell>
          <table:table-cell office:value-type="float" office:value="1014536.3" calcext:value-type="float">
            <text:p>1014536.3</text:p>
          </table:table-cell>
          <table:table-cell office:value-type="float" office:value="1085973.8" calcext:value-type="float">
            <text:p>1085973.8</text:p>
          </table:table-cell>
          <table:table-cell office:value-type="float" office:value="633061.31" calcext:value-type="float">
            <text:p>633061.31</text:p>
          </table:table-cell>
          <table:table-cell office:value-type="float" office:value="676083.07" calcext:value-type="float">
            <text:p>676083.07</text:p>
          </table:table-cell>
          <table:table-cell office:value-type="float" office:value="381474.94" calcext:value-type="float">
            <text:p>381474.94</text:p>
          </table:table-cell>
          <table:table-cell office:value-type="float" office:value="456174.02" calcext:value-type="float">
            <text:p>456174.02</text:p>
          </table:table-cell>
          <table:table-cell office:value-type="float" office:value="1014536.3" calcext:value-type="float">
            <text:p>1014536.3</text:p>
          </table:table-cell>
          <table:table-cell office:value-type="float" office:value="1132236.4" calcext:value-type="float">
            <text:p>1132236.4</text:p>
          </table:table-cell>
          <table:table-cell office:value-type="float" office:value="95.914052" calcext:value-type="float">
            <text:p>95.91</text:p>
          </table:table-cell>
          <table:table-cell office:value-type="float" office:value="23572.748" calcext:value-type="float">
            <text:p>23572.75</text:p>
          </table:table-cell>
          <table:table-cell office:value-type="float" office:value="96.045039" calcext:value-type="float">
            <text:p>96.05</text:p>
          </table:table-cell>
        </table:table-row>
        <table:table-row table:style-name="ro1">
          <table:table-cell office:value-type="string" calcext:value-type="string">
            <text:p>2009q4</text:p>
          </table:table-cell>
          <table:table-cell office:value-type="float" office:value="2009" calcext:value-type="float">
            <text:p>2009</text:p>
          </table:table-cell>
          <table:table-cell office:value-type="float" office:value="1054584.8" calcext:value-type="float">
            <text:p>1054584.8</text:p>
          </table:table-cell>
          <table:table-cell office:value-type="float" office:value="1097132.1" calcext:value-type="float">
            <text:p>1097132.1</text:p>
          </table:table-cell>
          <table:table-cell office:value-type="float" office:value="633014.02" calcext:value-type="float">
            <text:p>633014.02</text:p>
          </table:table-cell>
          <table:table-cell office:value-type="float" office:value="669777.84" calcext:value-type="float">
            <text:p>669777.84</text:p>
          </table:table-cell>
          <table:table-cell office:value-type="float" office:value="421570.82" calcext:value-type="float">
            <text:p>421570.82</text:p>
          </table:table-cell>
          <table:table-cell office:value-type="float" office:value="456767.46" calcext:value-type="float">
            <text:p>456767.46</text:p>
          </table:table-cell>
          <table:table-cell office:value-type="float" office:value="1054584.8" calcext:value-type="float">
            <text:p>1054584.8</text:p>
          </table:table-cell>
          <table:table-cell office:value-type="float" office:value="1126323.8" calcext:value-type="float">
            <text:p>1126323.8</text:p>
          </table:table-cell>
          <table:table-cell office:value-type="float" office:value="97.408229" calcext:value-type="float">
            <text:p>97.41</text:p>
          </table:table-cell>
          <table:table-cell office:value-type="float" office:value="23290.317" calcext:value-type="float">
            <text:p>23290.32</text:p>
          </table:table-cell>
          <table:table-cell office:value-type="float" office:value="98.208563" calcext:value-type="float">
            <text:p>98.21</text:p>
          </table:table-cell>
        </table:table-row>
        <table:table-row table:style-name="ro1">
          <table:table-cell office:value-type="string" calcext:value-type="string">
            <text:p>2010q1</text:p>
          </table:table-cell>
          <table:table-cell office:value-type="float" office:value="2010" calcext:value-type="float">
            <text:p>2010</text:p>
          </table:table-cell>
          <table:table-cell office:value-type="float" office:value="1082863.1" calcext:value-type="float">
            <text:p>1082863.1</text:p>
          </table:table-cell>
          <table:table-cell office:value-type="float" office:value="1113898.5" calcext:value-type="float">
            <text:p>1113898.5</text:p>
          </table:table-cell>
          <table:table-cell office:value-type="float" office:value="635585.81" calcext:value-type="float">
            <text:p>635585.81</text:p>
          </table:table-cell>
          <table:table-cell office:value-type="float" office:value="670305.62" calcext:value-type="float">
            <text:p>670305.62</text:p>
          </table:table-cell>
          <table:table-cell office:value-type="float" office:value="447277.32" calcext:value-type="float">
            <text:p>447277.32</text:p>
          </table:table-cell>
          <table:table-cell office:value-type="float" office:value="454946.21" calcext:value-type="float">
            <text:p>454946.21</text:p>
          </table:table-cell>
          <table:table-cell office:value-type="float" office:value="1082863.1" calcext:value-type="float">
            <text:p>1082863.1</text:p>
          </table:table-cell>
          <table:table-cell office:value-type="float" office:value="1125021.8" calcext:value-type="float">
            <text:p>1125021.8</text:p>
          </table:table-cell>
          <table:table-cell office:value-type="float" office:value="99.011283" calcext:value-type="float">
            <text:p>99.01</text:p>
          </table:table-cell>
          <table:table-cell office:value-type="float" office:value="23240.119" calcext:value-type="float">
            <text:p>23240.12</text:p>
          </table:table-cell>
          <table:table-cell office:value-type="float" office:value="99.924755" calcext:value-type="float">
            <text:p>99.92</text:p>
          </table:table-cell>
        </table:table-row>
        <table:table-row table:style-name="ro1">
          <table:table-cell office:value-type="string" calcext:value-type="string">
            <text:p>2010q2</text:p>
          </table:table-cell>
          <table:table-cell office:value-type="float" office:value="2010" calcext:value-type="float">
            <text:p>2010</text:p>
          </table:table-cell>
          <table:table-cell office:value-type="float" office:value="1083499.6" calcext:value-type="float">
            <text:p>1083499.6</text:p>
          </table:table-cell>
          <table:table-cell office:value-type="float" office:value="1122418.8" calcext:value-type="float">
            <text:p>1122418.8</text:p>
          </table:table-cell>
          <table:table-cell office:value-type="float" office:value="664493.78" calcext:value-type="float">
            <text:p>664493.78</text:p>
          </table:table-cell>
          <table:table-cell office:value-type="float" office:value="698714.71" calcext:value-type="float">
            <text:p>698714.71</text:p>
          </table:table-cell>
          <table:table-cell office:value-type="float" office:value="419005.89" calcext:value-type="float">
            <text:p>419005.89</text:p>
          </table:table-cell>
          <table:table-cell office:value-type="float" office:value="455560.57" calcext:value-type="float">
            <text:p>455560.57</text:p>
          </table:table-cell>
          <table:table-cell office:value-type="float" office:value="1083499.7" calcext:value-type="float">
            <text:p>1083499.7</text:p>
          </table:table-cell>
          <table:table-cell office:value-type="float" office:value="1154026.8" calcext:value-type="float">
            <text:p>1154026.8</text:p>
          </table:table-cell>
          <table:table-cell office:value-type="float" office:value="97.261068" calcext:value-type="float">
            <text:p>97.26</text:p>
          </table:table-cell>
          <table:table-cell office:value-type="float" office:value="24174.656" calcext:value-type="float">
            <text:p>24174.66</text:p>
          </table:table-cell>
          <table:table-cell office:value-type="float" office:value="96.796677" calcext:value-type="float">
            <text:p>96.80</text:p>
          </table:table-cell>
        </table:table-row>
        <table:table-row table:style-name="ro1">
          <table:table-cell office:value-type="string" calcext:value-type="string">
            <text:p>2010q3</text:p>
          </table:table-cell>
          <table:table-cell office:value-type="float" office:value="2010" calcext:value-type="float">
            <text:p>2010</text:p>
          </table:table-cell>
          <table:table-cell office:value-type="float" office:value="1088766.8" calcext:value-type="float">
            <text:p>1088766.8</text:p>
          </table:table-cell>
          <table:table-cell office:value-type="float" office:value="1127622.1" calcext:value-type="float">
            <text:p>1127622.1</text:p>
          </table:table-cell>
          <table:table-cell office:value-type="float" office:value="664004.85" calcext:value-type="float">
            <text:p>664004.85</text:p>
          </table:table-cell>
          <table:table-cell office:value-type="float" office:value="697404.84" calcext:value-type="float">
            <text:p>697404.84</text:p>
          </table:table-cell>
          <table:table-cell office:value-type="float" office:value="424761.98" calcext:value-type="float">
            <text:p>424761.98</text:p>
          </table:table-cell>
          <table:table-cell office:value-type="float" office:value="453697.13" calcext:value-type="float">
            <text:p>453697.13</text:p>
          </table:table-cell>
          <table:table-cell office:value-type="float" office:value="1088766.8" calcext:value-type="float">
            <text:p>1088766.8</text:p>
          </table:table-cell>
          <table:table-cell office:value-type="float" office:value="1150869.5" calcext:value-type="float">
            <text:p>1150869.5</text:p>
          </table:table-cell>
          <table:table-cell office:value-type="float" office:value="97.980012" calcext:value-type="float">
            <text:p>97.98</text:p>
          </table:table-cell>
          <table:table-cell office:value-type="float" office:value="24077.375" calcext:value-type="float">
            <text:p>24077.38</text:p>
          </table:table-cell>
          <table:table-cell office:value-type="float" office:value="97.638309" calcext:value-type="float">
            <text:p>97.64</text:p>
          </table:table-cell>
        </table:table-row>
        <table:table-row table:style-name="ro1">
          <table:table-cell office:value-type="string" calcext:value-type="string">
            <text:p>2010q4</text:p>
          </table:table-cell>
          <table:table-cell office:value-type="float" office:value="2010" calcext:value-type="float">
            <text:p>2010</text:p>
          </table:table-cell>
          <table:table-cell office:value-type="float" office:value="1117892.6" calcext:value-type="float">
            <text:p>1117892.6</text:p>
          </table:table-cell>
          <table:table-cell office:value-type="float" office:value="1138255.6" calcext:value-type="float">
            <text:p>1138255.6</text:p>
          </table:table-cell>
          <table:table-cell office:value-type="float" office:value="659027.34" calcext:value-type="float">
            <text:p>659027.34</text:p>
          </table:table-cell>
          <table:table-cell office:value-type="float" office:value="689053.11" calcext:value-type="float">
            <text:p>689053.11</text:p>
          </table:table-cell>
          <table:table-cell office:value-type="float" office:value="458865.26" calcext:value-type="float">
            <text:p>458865.26</text:p>
          </table:table-cell>
          <table:table-cell office:value-type="float" office:value="456239.45" calcext:value-type="float">
            <text:p>456239.45</text:p>
          </table:table-cell>
          <table:table-cell office:value-type="float" office:value="1117892.6" calcext:value-type="float">
            <text:p>1117892.6</text:p>
          </table:table-cell>
          <table:table-cell office:value-type="float" office:value="1145140.3" calcext:value-type="float">
            <text:p>1145140.3</text:p>
          </table:table-cell>
          <table:table-cell office:value-type="float" office:value="99.398792" calcext:value-type="float">
            <text:p>99.40</text:p>
          </table:table-cell>
          <table:table-cell office:value-type="float" office:value="23756.349" calcext:value-type="float">
            <text:p>23756.35</text:p>
          </table:table-cell>
          <table:table-cell office:value-type="float" office:value="99.890902" calcext:value-type="float">
            <text:p>99.89</text:p>
          </table:table-cell>
        </table:table-row>
        <table:table-row table:style-name="ro1">
          <table:table-cell office:value-type="string" calcext:value-type="string">
            <text:p>2011q1</text:p>
          </table:table-cell>
          <table:table-cell office:value-type="float" office:value="2011" calcext:value-type="float">
            <text:p>2011</text:p>
          </table:table-cell>
          <table:table-cell office:value-type="float" office:value="1148009.6" calcext:value-type="float">
            <text:p>1148009.6</text:p>
          </table:table-cell>
          <table:table-cell office:value-type="float" office:value="1152353.1" calcext:value-type="float">
            <text:p>1152353.1</text:p>
          </table:table-cell>
          <table:table-cell office:value-type="float" office:value="674481.93" calcext:value-type="float">
            <text:p>674481.93</text:p>
          </table:table-cell>
          <table:table-cell office:value-type="float" office:value="696553.84" calcext:value-type="float">
            <text:p>696553.84</text:p>
          </table:table-cell>
          <table:table-cell office:value-type="float" office:value="473527.67" calcext:value-type="float">
            <text:p>473527.67</text:p>
          </table:table-cell>
          <table:table-cell office:value-type="float" office:value="457664.56" calcext:value-type="float">
            <text:p>457664.56</text:p>
          </table:table-cell>
          <table:table-cell office:value-type="float" office:value="1148009.6" calcext:value-type="float">
            <text:p>1148009.6</text:p>
          </table:table-cell>
          <table:table-cell office:value-type="float" office:value="1153940.1" calcext:value-type="float">
            <text:p>1153940.1</text:p>
          </table:table-cell>
          <table:table-cell office:value-type="float" office:value="99.862472" calcext:value-type="float">
            <text:p>99.86</text:p>
          </table:table-cell>
          <table:table-cell office:value-type="float" office:value="23984.277" calcext:value-type="float">
            <text:p>23984.28</text:p>
          </table:table-cell>
          <table:table-cell office:value-type="float" office:value="100.16702" calcext:value-type="float">
            <text:p>100.17</text:p>
          </table:table-cell>
        </table:table-row>
        <table:table-row table:style-name="ro1">
          <table:table-cell office:value-type="string" calcext:value-type="string">
            <text:p>2011q2</text:p>
          </table:table-cell>
          <table:table-cell office:value-type="float" office:value="2011" calcext:value-type="float">
            <text:p>2011</text:p>
          </table:table-cell>
          <table:table-cell office:value-type="float" office:value="1161541.3" calcext:value-type="float">
            <text:p>1161541.3</text:p>
          </table:table-cell>
          <table:table-cell office:value-type="float" office:value="1157878.6" calcext:value-type="float">
            <text:p>1157878.6</text:p>
          </table:table-cell>
          <table:table-cell office:value-type="float" office:value="689674.15" calcext:value-type="float">
            <text:p>689674.15</text:p>
          </table:table-cell>
          <table:table-cell office:value-type="float" office:value="712984.02" calcext:value-type="float">
            <text:p>712984.02</text:p>
          </table:table-cell>
          <table:table-cell office:value-type="float" office:value="471867.1" calcext:value-type="float">
            <text:p>471867.1</text:p>
          </table:table-cell>
          <table:table-cell office:value-type="float" office:value="460769.81" calcext:value-type="float">
            <text:p>460769.81</text:p>
          </table:table-cell>
          <table:table-cell office:value-type="float" office:value="1161541.3" calcext:value-type="float">
            <text:p>1161541.3</text:p>
          </table:table-cell>
          <table:table-cell office:value-type="float" office:value="1173183" calcext:value-type="float">
            <text:p>1173183</text:p>
          </table:table-cell>
          <table:table-cell office:value-type="float" office:value="98.69548" calcext:value-type="float">
            <text:p>98.70</text:p>
          </table:table-cell>
          <table:table-cell office:value-type="float" office:value="24518.784" calcext:value-type="float">
            <text:p>24518.78</text:p>
          </table:table-cell>
          <table:table-cell office:value-type="float" office:value="98.453219" calcext:value-type="float">
            <text:p>98.45</text:p>
          </table:table-cell>
        </table:table-row>
        <table:table-row table:style-name="ro1">
          <table:table-cell office:value-type="string" calcext:value-type="string">
            <text:p>2011q3</text:p>
          </table:table-cell>
          <table:table-cell office:value-type="float" office:value="2011" calcext:value-type="float">
            <text:p>2011</text:p>
          </table:table-cell>
          <table:table-cell office:value-type="float" office:value="1180568.4" calcext:value-type="float">
            <text:p>1180568.4</text:p>
          </table:table-cell>
          <table:table-cell office:value-type="float" office:value="1178433.7" calcext:value-type="float">
            <text:p>1178433.7</text:p>
          </table:table-cell>
          <table:table-cell office:value-type="float" office:value="693443.1" calcext:value-type="float">
            <text:p>693443.1</text:p>
          </table:table-cell>
          <table:table-cell office:value-type="float" office:value="716232.32" calcext:value-type="float">
            <text:p>716232.32</text:p>
          </table:table-cell>
          <table:table-cell office:value-type="float" office:value="487125.25" calcext:value-type="float">
            <text:p>487125.25</text:p>
          </table:table-cell>
          <table:table-cell office:value-type="float" office:value="461074" calcext:value-type="float">
            <text:p>461074</text:p>
          </table:table-cell>
          <table:table-cell office:value-type="float" office:value="1180568.4" calcext:value-type="float">
            <text:p>1180568.4</text:p>
          </table:table-cell>
          <table:table-cell office:value-type="float" office:value="1176654.5" calcext:value-type="float">
            <text:p>1176654.5</text:p>
          </table:table-cell>
          <table:table-cell office:value-type="float" office:value="100.15122" calcext:value-type="float">
            <text:p>100.15</text:p>
          </table:table-cell>
          <table:table-cell office:value-type="float" office:value="24737.586" calcext:value-type="float">
            <text:p>24737.59</text:p>
          </table:table-cell>
          <table:table-cell office:value-type="float" office:value="99.314732" calcext:value-type="float">
            <text:p>99.31</text:p>
          </table:table-cell>
        </table:table-row>
        <table:table-row table:style-name="ro1">
          <table:table-cell office:value-type="string" calcext:value-type="string">
            <text:p>2011q4</text:p>
          </table:table-cell>
          <table:table-cell office:value-type="float" office:value="2011" calcext:value-type="float">
            <text:p>2011</text:p>
          </table:table-cell>
          <table:table-cell office:value-type="float" office:value="1202539.6" calcext:value-type="float">
            <text:p>1202539.6</text:p>
          </table:table-cell>
          <table:table-cell office:value-type="float" office:value="1191236.6" calcext:value-type="float">
            <text:p>1191236.6</text:p>
          </table:table-cell>
          <table:table-cell office:value-type="float" office:value="683344.38" calcext:value-type="float">
            <text:p>683344.38</text:p>
          </table:table-cell>
          <table:table-cell office:value-type="float" office:value="700238.01" calcext:value-type="float">
            <text:p>700238.01</text:p>
          </table:table-cell>
          <table:table-cell office:value-type="float" office:value="519195.2" calcext:value-type="float">
            <text:p>519195.2</text:p>
          </table:table-cell>
          <table:table-cell office:value-type="float" office:value="465323.03" calcext:value-type="float">
            <text:p>465323.03</text:p>
          </table:table-cell>
          <table:table-cell office:value-type="float" office:value="1202539.6" calcext:value-type="float">
            <text:p>1202539.6</text:p>
          </table:table-cell>
          <table:table-cell office:value-type="float" office:value="1165904.2" calcext:value-type="float">
            <text:p>1165904.2</text:p>
          </table:table-cell>
          <table:table-cell office:value-type="float" office:value="102.17277" calcext:value-type="float">
            <text:p>102.17</text:p>
          </table:table-cell>
          <table:table-cell office:value-type="float" office:value="24168.393" calcext:value-type="float">
            <text:p>24168.39</text:p>
          </table:table-cell>
          <table:table-cell office:value-type="float" office:value="102.7581" calcext:value-type="float">
            <text:p>102.76</text:p>
          </table:table-cell>
        </table:table-row>
        <table:table-row table:style-name="ro1">
          <table:table-cell office:value-type="string" calcext:value-type="string">
            <text:p>2012q1</text:p>
          </table:table-cell>
          <table:table-cell office:value-type="float" office:value="2012" calcext:value-type="float">
            <text:p>2012</text:p>
          </table:table-cell>
          <table:table-cell office:value-type="float" office:value="1195928.8" calcext:value-type="float">
            <text:p>1195928.8</text:p>
          </table:table-cell>
          <table:table-cell office:value-type="float" office:value="1189194.7" calcext:value-type="float">
            <text:p>1189194.7</text:p>
          </table:table-cell>
          <table:table-cell office:value-type="float" office:value="701104.89" calcext:value-type="float">
            <text:p>701104.89</text:p>
          </table:table-cell>
          <table:table-cell office:value-type="float" office:value="706829.72" calcext:value-type="float">
            <text:p>706829.72</text:p>
          </table:table-cell>
          <table:table-cell office:value-type="float" office:value="494823.92" calcext:value-type="float">
            <text:p>494823.92</text:p>
          </table:table-cell>
          <table:table-cell office:value-type="float" office:value="468254.98" calcext:value-type="float">
            <text:p>468254.98</text:p>
          </table:table-cell>
          <table:table-cell office:value-type="float" office:value="1195928.8" calcext:value-type="float">
            <text:p>1195928.8</text:p>
          </table:table-cell>
          <table:table-cell office:value-type="float" office:value="1175345.4" calcext:value-type="float">
            <text:p>1175345.4</text:p>
          </table:table-cell>
          <table:table-cell office:value-type="float" office:value="101.17831" calcext:value-type="float">
            <text:p>101.18</text:p>
          </table:table-cell>
          <table:table-cell office:value-type="float" office:value="24301.926" calcext:value-type="float">
            <text:p>24301.93</text:p>
          </table:table-cell>
          <table:table-cell office:value-type="float" office:value="102.0183" calcext:value-type="float">
            <text:p>102.02</text:p>
          </table:table-cell>
        </table:table-row>
        <table:table-row table:style-name="ro1">
          <table:table-cell office:value-type="string" calcext:value-type="string">
            <text:p>2012q2</text:p>
          </table:table-cell>
          <table:table-cell office:value-type="float" office:value="2012" calcext:value-type="float">
            <text:p>2012</text:p>
          </table:table-cell>
          <table:table-cell office:value-type="float" office:value="1195898.3" calcext:value-type="float">
            <text:p>1195898.3</text:p>
          </table:table-cell>
          <table:table-cell office:value-type="float" office:value="1201306.7" calcext:value-type="float">
            <text:p>1201306.7</text:p>
          </table:table-cell>
          <table:table-cell office:value-type="float" office:value="723761.81" calcext:value-type="float">
            <text:p>723761.81</text:p>
          </table:table-cell>
          <table:table-cell office:value-type="float" office:value="729588.28" calcext:value-type="float">
            <text:p>729588.28</text:p>
          </table:table-cell>
          <table:table-cell office:value-type="float" office:value="472136.45" calcext:value-type="float">
            <text:p>472136.45</text:p>
          </table:table-cell>
          <table:table-cell office:value-type="float" office:value="471060.11" calcext:value-type="float">
            <text:p>471060.11</text:p>
          </table:table-cell>
          <table:table-cell office:value-type="float" office:value="1195898.3" calcext:value-type="float">
            <text:p>1195898.3</text:p>
          </table:table-cell>
          <table:table-cell office:value-type="float" office:value="1200643.2" calcext:value-type="float">
            <text:p>1200643.2</text:p>
          </table:table-cell>
          <table:table-cell office:value-type="float" office:value="100.05527" calcext:value-type="float">
            <text:p>100.06</text:p>
          </table:table-cell>
          <table:table-cell office:value-type="float" office:value="25046.721" calcext:value-type="float">
            <text:p>25046.72</text:p>
          </table:table-cell>
          <table:table-cell office:value-type="float" office:value="99.99283" calcext:value-type="float">
            <text:p>99.99</text:p>
          </table:table-cell>
        </table:table-row>
        <table:table-row table:style-name="ro1">
          <table:table-cell office:value-type="string" calcext:value-type="string">
            <text:p>2012q3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199691.7" calcext:value-type="float">
            <text:p>1199691.7</text:p>
          </table:table-cell>
          <table:table-cell table:number-columns-repeated="2" office:value-type="float" office:value="727998.17" calcext:value-type="float">
            <text:p>727998.17</text:p>
          </table:table-cell>
          <table:table-cell table:number-columns-repeated="2" office:value-type="float" office:value="471693.52" calcext:value-type="float">
            <text:p>471693.52</text:p>
          </table:table-cell>
          <table:table-cell table:number-columns-repeated="2" office:value-type="float" office:value="1199691.7" calcext:value-type="float">
            <text:p>1199691.7</text:p>
          </table:table-cell>
          <table:table-cell office:value-type="float" office:value="100" calcext:value-type="float">
            <text:p>100.00</text:p>
          </table:table-cell>
          <table:table-cell office:value-type="float" office:value="25011.254" calcext:value-type="float">
            <text:p>25011.25</text:p>
          </table:table-cell>
          <table:table-cell office:value-type="float" office:value="100" calcext:value-type="float">
            <text:p>100.00</text:p>
          </table:table-cell>
        </table:table-row>
        <table:table-row table:style-name="ro1">
          <table:table-cell office:value-type="string" calcext:value-type="string">
            <text:p>2012q4</text:p>
          </table:table-cell>
          <table:table-cell office:value-type="float" office:value="2012" calcext:value-type="float">
            <text:p>2012</text:p>
          </table:table-cell>
          <table:table-cell office:value-type="float" office:value="1204342.3" calcext:value-type="float">
            <text:p>1204342.3</text:p>
          </table:table-cell>
          <table:table-cell office:value-type="float" office:value="1193000.8" calcext:value-type="float">
            <text:p>1193000.8</text:p>
          </table:table-cell>
          <table:table-cell office:value-type="float" office:value="727577.86" calcext:value-type="float">
            <text:p>727577.86</text:p>
          </table:table-cell>
          <table:table-cell office:value-type="float" office:value="721869.01" calcext:value-type="float">
            <text:p>721869.01</text:p>
          </table:table-cell>
          <table:table-cell office:value-type="float" office:value="476764.46" calcext:value-type="float">
            <text:p>476764.46</text:p>
          </table:table-cell>
          <table:table-cell office:value-type="float" office:value="476037.1" calcext:value-type="float">
            <text:p>476037.1</text:p>
          </table:table-cell>
          <table:table-cell office:value-type="float" office:value="1204342.3" calcext:value-type="float">
            <text:p>1204342.3</text:p>
          </table:table-cell>
          <table:table-cell office:value-type="float" office:value="1197890.1" calcext:value-type="float">
            <text:p>1197890.1</text:p>
          </table:table-cell>
          <table:table-cell office:value-type="float" office:value="99.591842" calcext:value-type="float">
            <text:p>99.59</text:p>
          </table:table-cell>
          <table:table-cell office:value-type="float" office:value="24794.108" calcext:value-type="float">
            <text:p>24794.11</text:p>
          </table:table-cell>
          <table:table-cell office:value-type="float" office:value="100.31319" calcext:value-type="float">
            <text:p>100.31</text:p>
          </table:table-cell>
        </table:table-row>
        <table:table-row table:style-name="ro1">
          <table:table-cell office:value-type="string" calcext:value-type="string">
            <text:p>2013q1</text:p>
          </table:table-cell>
          <table:table-cell office:value-type="float" office:value="2013" calcext:value-type="float">
            <text:p>2013</text:p>
          </table:table-cell>
          <table:table-cell office:value-type="float" office:value="1231082" calcext:value-type="float">
            <text:p>1231082</text:p>
          </table:table-cell>
          <table:table-cell office:value-type="float" office:value="1208508" calcext:value-type="float">
            <text:p>1208508</text:p>
          </table:table-cell>
          <table:table-cell office:value-type="float" office:value="733879.44" calcext:value-type="float">
            <text:p>733879.44</text:p>
          </table:table-cell>
          <table:table-cell office:value-type="float" office:value="721704.47" calcext:value-type="float">
            <text:p>721704.47</text:p>
          </table:table-cell>
          <table:table-cell office:value-type="float" office:value="497202.57" calcext:value-type="float">
            <text:p>497202.57</text:p>
          </table:table-cell>
          <table:table-cell office:value-type="float" office:value="478988.21" calcext:value-type="float">
            <text:p>478988.21</text:p>
          </table:table-cell>
          <table:table-cell office:value-type="float" office:value="1231082" calcext:value-type="float">
            <text:p>1231082</text:p>
          </table:table-cell>
          <table:table-cell office:value-type="float" office:value="1200689.6" calcext:value-type="float">
            <text:p>1200689.6</text:p>
          </table:table-cell>
          <table:table-cell office:value-type="float" office:value="100.65116" calcext:value-type="float">
            <text:p>100.65</text:p>
          </table:table-cell>
          <table:table-cell office:value-type="float" office:value="24835.06" calcext:value-type="float">
            <text:p>24835.06</text:p>
          </table:table-cell>
          <table:table-cell office:value-type="float" office:value="101.44955" calcext:value-type="float">
            <text:p>101.45</text:p>
          </table:table-cell>
        </table:table-row>
        <table:table-row table:style-name="ro1">
          <table:table-cell office:value-type="string" calcext:value-type="string">
            <text:p>2013q2</text:p>
          </table:table-cell>
          <table:table-cell office:value-type="float" office:value="2013" calcext:value-type="float">
            <text:p>2013</text:p>
          </table:table-cell>
          <table:table-cell office:value-type="float" office:value="1237839.4" calcext:value-type="float">
            <text:p>1237839.4</text:p>
          </table:table-cell>
          <table:table-cell office:value-type="float" office:value="1215299.4" calcext:value-type="float">
            <text:p>1215299.4</text:p>
          </table:table-cell>
          <table:table-cell office:value-type="float" office:value="742347.83" calcext:value-type="float">
            <text:p>742347.83</text:p>
          </table:table-cell>
          <table:table-cell office:value-type="float" office:value="731169.1" calcext:value-type="float">
            <text:p>731169.1</text:p>
          </table:table-cell>
          <table:table-cell office:value-type="float" office:value="495491.57" calcext:value-type="float">
            <text:p>495491.57</text:p>
          </table:table-cell>
          <table:table-cell office:value-type="float" office:value="482064.03" calcext:value-type="float">
            <text:p>482064.03</text:p>
          </table:table-cell>
          <table:table-cell office:value-type="float" office:value="1237839.4" calcext:value-type="float">
            <text:p>1237839.4</text:p>
          </table:table-cell>
          <table:table-cell office:value-type="float" office:value="1213198.3" calcext:value-type="float">
            <text:p>1213198.3</text:p>
          </table:table-cell>
          <table:table-cell office:value-type="float" office:value="100.17318" calcext:value-type="float">
            <text:p>100.17</text:p>
          </table:table-cell>
          <table:table-cell office:value-type="float" office:value="25137.158" calcext:value-type="float">
            <text:p>25137.16</text:p>
          </table:table-cell>
          <table:table-cell office:value-type="float" office:value="100.79359" calcext:value-type="float">
            <text:p>100.79</text:p>
          </table:table-cell>
        </table:table-row>
        <table:table-row table:style-name="ro1">
          <table:table-cell office:value-type="string" calcext:value-type="string">
            <text:p>2013q3</text:p>
          </table:table-cell>
          <table:table-cell office:value-type="float" office:value="2013" calcext:value-type="float">
            <text:p>2013</text:p>
          </table:table-cell>
          <table:table-cell office:value-type="float" office:value="1257161.6" calcext:value-type="float">
            <text:p>1257161.6</text:p>
          </table:table-cell>
          <table:table-cell office:value-type="float" office:value="1226164.7" calcext:value-type="float">
            <text:p>1226164.7</text:p>
          </table:table-cell>
          <table:table-cell office:value-type="float" office:value="747498.34" calcext:value-type="float">
            <text:p>747498.34</text:p>
          </table:table-cell>
          <table:table-cell office:value-type="float" office:value="735937.77" calcext:value-type="float">
            <text:p>735937.77</text:p>
          </table:table-cell>
          <table:table-cell office:value-type="float" office:value="509663.28" calcext:value-type="float">
            <text:p>509663.28</text:p>
          </table:table-cell>
          <table:table-cell office:value-type="float" office:value="482710.06" calcext:value-type="float">
            <text:p>482710.06</text:p>
          </table:table-cell>
          <table:table-cell office:value-type="float" office:value="1257161.6" calcext:value-type="float">
            <text:p>1257161.6</text:p>
          </table:table-cell>
          <table:table-cell office:value-type="float" office:value="1218574.3" calcext:value-type="float">
            <text:p>1218574.3</text:p>
          </table:table-cell>
          <table:table-cell office:value-type="float" office:value="100.6229" calcext:value-type="float">
            <text:p>100.62</text:p>
          </table:table-cell>
          <table:table-cell office:value-type="float" office:value="25308.208" calcext:value-type="float">
            <text:p>25308.21</text:p>
          </table:table-cell>
          <table:table-cell office:value-type="float" office:value="101.00741" calcext:value-type="float">
            <text:p>101.01</text:p>
          </table:table-cell>
        </table:table-row>
        <table:table-row table:style-name="ro1">
          <table:table-cell office:value-type="string" calcext:value-type="string">
            <text:p>2013q4</text:p>
          </table:table-cell>
          <table:table-cell office:value-type="float" office:value="2013" calcext:value-type="float">
            <text:p>2013</text:p>
          </table:table-cell>
          <table:table-cell office:value-type="float" office:value="1270488.6" calcext:value-type="float">
            <text:p>1270488.6</text:p>
          </table:table-cell>
          <table:table-cell office:value-type="float" office:value="1238795.7" calcext:value-type="float">
            <text:p>1238795.7</text:p>
          </table:table-cell>
          <table:table-cell office:value-type="float" office:value="743353.15" calcext:value-type="float">
            <text:p>743353.15</text:p>
          </table:table-cell>
          <table:table-cell office:value-type="float" office:value="723415.26" calcext:value-type="float">
            <text:p>723415.26</text:p>
          </table:table-cell>
          <table:table-cell office:value-type="float" office:value="527135.43" calcext:value-type="float">
            <text:p>527135.43</text:p>
          </table:table-cell>
          <table:table-cell office:value-type="float" office:value="488663.08" calcext:value-type="float">
            <text:p>488663.08</text:p>
          </table:table-cell>
          <table:table-cell office:value-type="float" office:value="1270488.6" calcext:value-type="float">
            <text:p>1270488.6</text:p>
          </table:table-cell>
          <table:table-cell office:value-type="float" office:value="1212380.4" calcext:value-type="float">
            <text:p>1212380.4</text:p>
          </table:table-cell>
          <table:table-cell office:value-type="float" office:value="102.17879" calcext:value-type="float">
            <text:p>102.18</text:p>
          </table:table-cell>
          <table:table-cell office:value-type="float" office:value="24834.673" calcext:value-type="float">
            <text:p>24834.67</text:p>
          </table:table-cell>
          <table:table-cell office:value-type="float" office:value="103.9937" calcext:value-type="float">
            <text:p>103.99</text:p>
          </table:table-cell>
        </table:table-row>
        <table:table-row table:style-name="ro1">
          <table:table-cell office:value-type="string" calcext:value-type="string">
            <text:p>2014q1</text:p>
          </table:table-cell>
          <table:table-cell office:value-type="float" office:value="2014" calcext:value-type="float">
            <text:p>2014</text:p>
          </table:table-cell>
          <table:table-cell office:value-type="float" office:value="1295825.5" calcext:value-type="float">
            <text:p>1295825.5</text:p>
          </table:table-cell>
          <table:table-cell office:value-type="float" office:value="1242097.2" calcext:value-type="float">
            <text:p>1242097.2</text:p>
          </table:table-cell>
          <table:table-cell office:value-type="float" office:value="760057.07" calcext:value-type="float">
            <text:p>760057.07</text:p>
          </table:table-cell>
          <table:table-cell office:value-type="float" office:value="734824.53" calcext:value-type="float">
            <text:p>734824.53</text:p>
          </table:table-cell>
          <table:table-cell office:value-type="float" office:value="535768.4" calcext:value-type="float">
            <text:p>535768.4</text:p>
          </table:table-cell>
          <table:table-cell office:value-type="float" office:value="491918.99" calcext:value-type="float">
            <text:p>491918.99</text:p>
          </table:table-cell>
          <table:table-cell office:value-type="float" office:value="1295825.5" calcext:value-type="float">
            <text:p>1295825.5</text:p>
          </table:table-cell>
          <table:table-cell office:value-type="float" office:value="1226915.5" calcext:value-type="float">
            <text:p>1226915.5</text:p>
          </table:table-cell>
          <table:table-cell office:value-type="float" office:value="101.23739" calcext:value-type="float">
            <text:p>101.24</text:p>
          </table:table-cell>
          <table:table-cell office:value-type="float" office:value="25139.149" calcext:value-type="float">
            <text:p>25139.15</text:p>
          </table:table-cell>
          <table:table-cell office:value-type="float" office:value="103.00798" calcext:value-type="float">
            <text:p>103.01</text:p>
          </table:table-cell>
        </table:table-row>
        <table:table-row table:style-name="ro1">
          <table:table-cell office:value-type="string" calcext:value-type="string">
            <text:p>2014q2</text:p>
          </table:table-cell>
          <table:table-cell office:value-type="float" office:value="2014" calcext:value-type="float">
            <text:p>2014</text:p>
          </table:table-cell>
          <table:table-cell office:value-type="float" office:value="1309251.1" calcext:value-type="float">
            <text:p>1309251.1</text:p>
          </table:table-cell>
          <table:table-cell office:value-type="float" office:value="1252826.5" calcext:value-type="float">
            <text:p>1252826.5</text:p>
          </table:table-cell>
          <table:table-cell office:value-type="float" office:value="735138.45" calcext:value-type="float">
            <text:p>735138.45</text:p>
          </table:table-cell>
          <table:table-cell office:value-type="float" office:value="715279.26" calcext:value-type="float">
            <text:p>715279.26</text:p>
          </table:table-cell>
          <table:table-cell office:value-type="float" office:value="574112.71" calcext:value-type="float">
            <text:p>574112.71</text:p>
          </table:table-cell>
          <table:table-cell office:value-type="float" office:value="495970.17" calcext:value-type="float">
            <text:p>495970.17</text:p>
          </table:table-cell>
          <table:table-cell office:value-type="float" office:value="1309251.2" calcext:value-type="float">
            <text:p>1309251.2</text:p>
          </table:table-cell>
          <table:table-cell office:value-type="float" office:value="1212299.5" calcext:value-type="float">
            <text:p>1212299.5</text:p>
          </table:table-cell>
          <table:table-cell office:value-type="float" office:value="103.34299" calcext:value-type="float">
            <text:p>103.34</text:p>
          </table:table-cell>
          <table:table-cell office:value-type="float" office:value="24496.158" calcext:value-type="float">
            <text:p>24496.16</text:p>
          </table:table-cell>
          <table:table-cell office:value-type="float" office:value="106.62494" calcext:value-type="float">
            <text:p>106.62</text:p>
          </table:table-cell>
        </table:table-row>
        <table:table-row table:style-name="ro1">
          <table:table-cell office:value-type="string" calcext:value-type="string">
            <text:p>2014q3</text:p>
          </table:table-cell>
          <table:table-cell office:value-type="float" office:value="2014" calcext:value-type="float">
            <text:p>2014</text:p>
          </table:table-cell>
          <table:table-cell office:value-type="float" office:value="1326484.8" calcext:value-type="float">
            <text:p>1326484.8</text:p>
          </table:table-cell>
          <table:table-cell office:value-type="float" office:value="1267860.7" calcext:value-type="float">
            <text:p>1267860.7</text:p>
          </table:table-cell>
          <table:table-cell office:value-type="float" office:value="770343.22" calcext:value-type="float">
            <text:p>770343.22</text:p>
          </table:table-cell>
          <table:table-cell office:value-type="float" office:value="741117.82" calcext:value-type="float">
            <text:p>741117.82</text:p>
          </table:table-cell>
          <table:table-cell office:value-type="float" office:value="556141.51" calcext:value-type="float">
            <text:p>556141.51</text:p>
          </table:table-cell>
          <table:table-cell office:value-type="float" office:value="497654.82" calcext:value-type="float">
            <text:p>497654.82</text:p>
          </table:table-cell>
          <table:table-cell office:value-type="float" office:value="1326484.7" calcext:value-type="float">
            <text:p>1326484.7</text:p>
          </table:table-cell>
          <table:table-cell office:value-type="float" office:value="1238922.1" calcext:value-type="float">
            <text:p>1238922.1</text:p>
          </table:table-cell>
          <table:table-cell office:value-type="float" office:value="102.33579" calcext:value-type="float">
            <text:p>102.34</text:p>
          </table:table-cell>
          <table:table-cell office:value-type="float" office:value="25374.779" calcext:value-type="float">
            <text:p>25374.78</text:p>
          </table:table-cell>
          <table:table-cell office:value-type="float" office:value="104.16818" calcext:value-type="float">
            <text:p>104.17</text:p>
          </table:table-cell>
        </table:table-row>
        <table:table-row table:style-name="ro1">
          <table:table-cell office:value-type="string" calcext:value-type="string">
            <text:p>2014q4</text:p>
          </table:table-cell>
          <table:table-cell office:value-type="float" office:value="2014" calcext:value-type="float">
            <text:p>2014</text:p>
          </table:table-cell>
          <table:table-cell office:value-type="float" office:value="1325547.2" calcext:value-type="float">
            <text:p>1325547.2</text:p>
          </table:table-cell>
          <table:table-cell office:value-type="float" office:value="1280127.7" calcext:value-type="float">
            <text:p>1280127.7</text:p>
          </table:table-cell>
          <table:table-cell office:value-type="float" office:value="761278.74" calcext:value-type="float">
            <text:p>761278.74</text:p>
          </table:table-cell>
          <table:table-cell office:value-type="float" office:value="729945.9" calcext:value-type="float">
            <text:p>729945.9</text:p>
          </table:table-cell>
          <table:table-cell office:value-type="float" office:value="564268.53" calcext:value-type="float">
            <text:p>564268.53</text:p>
          </table:table-cell>
          <table:table-cell office:value-type="float" office:value="502914.99" calcext:value-type="float">
            <text:p>502914.99</text:p>
          </table:table-cell>
          <table:table-cell office:value-type="float" office:value="1325547.3" calcext:value-type="float">
            <text:p>1325547.3</text:p>
          </table:table-cell>
          <table:table-cell office:value-type="float" office:value="1233569" calcext:value-type="float">
            <text:p>1233569</text:p>
          </table:table-cell>
          <table:table-cell office:value-type="float" office:value="103.77431" calcext:value-type="float">
            <text:p>103.77</text:p>
          </table:table-cell>
          <table:table-cell office:value-type="float" office:value="24937.281" calcext:value-type="float">
            <text:p>24937.28</text:p>
          </table:table-cell>
          <table:table-cell office:value-type="float" office:value="107.02125" calcext:value-type="float">
            <text:p>107.02</text:p>
          </table:table-cell>
        </table:table-row>
        <table:table-row table:style-name="ro1">
          <table:table-cell office:value-type="string" calcext:value-type="string">
            <text:p>2015q1</text:p>
          </table:table-cell>
          <table:table-cell office:value-type="float" office:value="2015" calcext:value-type="float">
            <text:p>2015</text:p>
          </table:table-cell>
          <table:table-cell office:value-type="float" office:value="1285986" calcext:value-type="float">
            <text:p>1285986</text:p>
          </table:table-cell>
          <table:table-cell office:value-type="float" office:value="1264990.8" calcext:value-type="float">
            <text:p>1264990.8</text:p>
          </table:table-cell>
          <table:table-cell office:value-type="float" office:value="762613.16" calcext:value-type="float">
            <text:p>762613.16</text:p>
          </table:table-cell>
          <table:table-cell office:value-type="float" office:value="729107.72" calcext:value-type="float">
            <text:p>729107.72</text:p>
          </table:table-cell>
          <table:table-cell office:value-type="float" office:value="523372.83" calcext:value-type="float">
            <text:p>523372.83</text:p>
          </table:table-cell>
          <table:table-cell office:value-type="float" office:value="505737.79" calcext:value-type="float">
            <text:p>505737.79</text:p>
          </table:table-cell>
          <table:table-cell office:value-type="float" office:value="1285986" calcext:value-type="float">
            <text:p>1285986</text:p>
          </table:table-cell>
          <table:table-cell office:value-type="float" office:value="1235620" calcext:value-type="float">
            <text:p>1235620</text:p>
          </table:table-cell>
          <table:table-cell office:value-type="float" office:value="102.37701" calcext:value-type="float">
            <text:p>102.38</text:p>
          </table:table-cell>
          <table:table-cell office:value-type="float" office:value="24859.832" calcext:value-type="float">
            <text:p>24859.83</text:p>
          </table:table-cell>
          <table:table-cell office:value-type="float" office:value="106.08525" calcext:value-type="float">
            <text:p>106.09</text:p>
          </table:table-cell>
        </table:table-row>
        <table:table-row table:style-name="ro1">
          <table:table-cell office:value-type="string" calcext:value-type="string">
            <text:p>2015q2</text:p>
          </table:table-cell>
          <table:table-cell office:value-type="float" office:value="2015" calcext:value-type="float">
            <text:p>2015</text:p>
          </table:table-cell>
          <table:table-cell office:value-type="float" office:value="1280274.4" calcext:value-type="float">
            <text:p>1280274.4</text:p>
          </table:table-cell>
          <table:table-cell office:value-type="float" office:value="1256092.2" calcext:value-type="float">
            <text:p>1256092.2</text:p>
          </table:table-cell>
          <table:table-cell office:value-type="float" office:value="797064.56" calcext:value-type="float">
            <text:p>797064.56</text:p>
          </table:table-cell>
          <table:table-cell office:value-type="float" office:value="756085.02" calcext:value-type="float">
            <text:p>756085.02</text:p>
          </table:table-cell>
          <table:table-cell office:value-type="float" office:value="483209.85" calcext:value-type="float">
            <text:p>483209.85</text:p>
          </table:table-cell>
          <table:table-cell office:value-type="float" office:value="508809.53" calcext:value-type="float">
            <text:p>508809.53</text:p>
          </table:table-cell>
          <table:table-cell office:value-type="float" office:value="1280274.4" calcext:value-type="float">
            <text:p>1280274.4</text:p>
          </table:table-cell>
          <table:table-cell office:value-type="float" office:value="1266223.2" calcext:value-type="float">
            <text:p>1266223.2</text:p>
          </table:table-cell>
          <table:table-cell office:value-type="float" office:value="99.199905" calcext:value-type="float">
            <text:p>99.20</text:p>
          </table:table-cell>
          <table:table-cell office:value-type="float" office:value="25762.925" calcext:value-type="float">
            <text:p>25762.93</text:p>
          </table:table-cell>
          <table:table-cell office:value-type="float" office:value="101.64644" calcext:value-type="float">
            <text:p>101.65</text:p>
          </table:table-cell>
        </table:table-row>
        <table:table-row table:style-name="ro1">
          <table:table-cell office:value-type="string" calcext:value-type="string">
            <text:p>2015q3</text:p>
          </table:table-cell>
          <table:table-cell office:value-type="float" office:value="2015" calcext:value-type="float">
            <text:p>2015</text:p>
          </table:table-cell>
          <table:table-cell office:value-type="float" office:value="1289588.9" calcext:value-type="float">
            <text:p>1289588.9</text:p>
          </table:table-cell>
          <table:table-cell office:value-type="float" office:value="1271191.7" calcext:value-type="float">
            <text:p>1271191.7</text:p>
          </table:table-cell>
          <table:table-cell office:value-type="float" office:value="804487.63" calcext:value-type="float">
            <text:p>804487.63</text:p>
          </table:table-cell>
          <table:table-cell office:value-type="float" office:value="754115.58" calcext:value-type="float">
            <text:p>754115.58</text:p>
          </table:table-cell>
          <table:table-cell office:value-type="float" office:value="485101.27" calcext:value-type="float">
            <text:p>485101.27</text:p>
          </table:table-cell>
          <table:table-cell office:value-type="float" office:value="507264.78" calcext:value-type="float">
            <text:p>507264.78</text:p>
          </table:table-cell>
          <table:table-cell office:value-type="float" office:value="1289588.9" calcext:value-type="float">
            <text:p>1289588.9</text:p>
          </table:table-cell>
          <table:table-cell office:value-type="float" office:value="1262719.2" calcext:value-type="float">
            <text:p>1262719.2</text:p>
          </table:table-cell>
          <table:table-cell office:value-type="float" office:value="100.67098" calcext:value-type="float">
            <text:p>100.67</text:p>
          </table:table-cell>
          <table:table-cell office:value-type="float" office:value="25715.972" calcext:value-type="float">
            <text:p>25715.97</text:p>
          </table:table-cell>
          <table:table-cell office:value-type="float" office:value="103.05616" calcext:value-type="float">
            <text:p>103.06</text:p>
          </table:table-cell>
        </table:table-row>
        <table:table-row table:style-name="ro1">
          <table:table-cell office:value-type="string" calcext:value-type="string">
            <text:p>2015q4</text:p>
          </table:table-cell>
          <table:table-cell office:value-type="float" office:value="2015" calcext:value-type="float">
            <text:p>2015</text:p>
          </table:table-cell>
          <table:table-cell office:value-type="float" office:value="1275817.4" calcext:value-type="float">
            <text:p>1275817.4</text:p>
          </table:table-cell>
          <table:table-cell office:value-type="float" office:value="1263397.3" calcext:value-type="float">
            <text:p>1263397.3</text:p>
          </table:table-cell>
          <table:table-cell office:value-type="float" office:value="789480.31" calcext:value-type="float">
            <text:p>789480.31</text:p>
          </table:table-cell>
          <table:table-cell office:value-type="float" office:value="742338.33" calcext:value-type="float">
            <text:p>742338.33</text:p>
          </table:table-cell>
          <table:table-cell office:value-type="float" office:value="486337.04" calcext:value-type="float">
            <text:p>486337.04</text:p>
          </table:table-cell>
          <table:table-cell office:value-type="float" office:value="509783.4" calcext:value-type="float">
            <text:p>509783.4</text:p>
          </table:table-cell>
          <table:table-cell office:value-type="float" office:value="1275817.3" calcext:value-type="float">
            <text:p>1275817.3</text:p>
          </table:table-cell>
          <table:table-cell office:value-type="float" office:value="1252777.5" calcext:value-type="float">
            <text:p>1252777.5</text:p>
          </table:table-cell>
          <table:table-cell office:value-type="float" office:value="100.8477" calcext:value-type="float">
            <text:p>100.85</text:p>
          </table:table-cell>
          <table:table-cell office:value-type="float" office:value="25236.371" calcext:value-type="float">
            <text:p>25236.37</text:p>
          </table:table-cell>
          <table:table-cell office:value-type="float" office:value="104.37076" calcext:value-type="float">
            <text:p>104.37</text:p>
          </table:table-cell>
        </table:table-row>
        <table:table-row table:style-name="ro1">
          <table:table-cell office:value-type="string" calcext:value-type="string">
            <text:p>2016q1</text:p>
          </table:table-cell>
          <table:table-cell office:value-type="float" office:value="2016" calcext:value-type="float">
            <text:p>2016</text:p>
          </table:table-cell>
          <table:table-cell office:value-type="float" office:value="1280481.8" calcext:value-type="float">
            <text:p>1280481.8</text:p>
          </table:table-cell>
          <table:table-cell office:value-type="float" office:value="1275823.4" calcext:value-type="float">
            <text:p>1275823.4</text:p>
          </table:table-cell>
          <table:table-cell office:value-type="float" office:value="791783.97" calcext:value-type="float">
            <text:p>791783.97</text:p>
          </table:table-cell>
          <table:table-cell office:value-type="float" office:value="743080.47" calcext:value-type="float">
            <text:p>743080.47</text:p>
          </table:table-cell>
          <table:table-cell office:value-type="float" office:value="488697.82" calcext:value-type="float">
            <text:p>488697.82</text:p>
          </table:table-cell>
          <table:table-cell office:value-type="float" office:value="509431.11" calcext:value-type="float">
            <text:p>509431.11</text:p>
          </table:table-cell>
          <table:table-cell office:value-type="float" office:value="1280481.8" calcext:value-type="float">
            <text:p>1280481.8</text:p>
          </table:table-cell>
          <table:table-cell office:value-type="float" office:value="1253221.6" calcext:value-type="float">
            <text:p>1253221.6</text:p>
          </table:table-cell>
          <table:table-cell office:value-type="float" office:value="101.8035" calcext:value-type="float">
            <text:p>101.80</text:p>
          </table:table-cell>
          <table:table-cell office:value-type="float" office:value="25233.386" calcext:value-type="float">
            <text:p>25233.39</text:p>
          </table:table-cell>
          <table:table-cell office:value-type="float" office:value="105.40977" calcext:value-type="float">
            <text:p>105.41</text:p>
          </table:table-cell>
        </table:table-row>
        <table:table-row table:style-name="ro1">
          <table:table-cell office:value-type="string" calcext:value-type="string">
            <text:p>2016q2</text:p>
          </table:table-cell>
          <table:table-cell office:value-type="float" office:value="2016" calcext:value-type="float">
            <text:p>2016</text:p>
          </table:table-cell>
          <table:table-cell office:value-type="float" office:value="1277060" calcext:value-type="float">
            <text:p>1277060</text:p>
          </table:table-cell>
          <table:table-cell office:value-type="float" office:value="1261438.5" calcext:value-type="float">
            <text:p>1261438.5</text:p>
          </table:table-cell>
          <table:table-cell office:value-type="float" office:value="812782.54" calcext:value-type="float">
            <text:p>812782.54</text:p>
          </table:table-cell>
          <table:table-cell office:value-type="float" office:value="758191.25" calcext:value-type="float">
            <text:p>758191.25</text:p>
          </table:table-cell>
          <table:table-cell office:value-type="float" office:value="464277.51" calcext:value-type="float">
            <text:p>464277.51</text:p>
          </table:table-cell>
          <table:table-cell office:value-type="float" office:value="509951.2" calcext:value-type="float">
            <text:p>509951.2</text:p>
          </table:table-cell>
          <table:table-cell office:value-type="float" office:value="1277060.1" calcext:value-type="float">
            <text:p>1277060.1</text:p>
          </table:table-cell>
          <table:table-cell office:value-type="float" office:value="1269636.2" calcext:value-type="float">
            <text:p>1269636.2</text:p>
          </table:table-cell>
          <table:table-cell office:value-type="float" office:value="99.354327" calcext:value-type="float">
            <text:p>99.35</text:p>
          </table:table-cell>
          <table:table-cell office:value-type="float" office:value="25766.121" calcext:value-type="float">
            <text:p>25766.12</text:p>
          </table:table-cell>
          <table:table-cell office:value-type="float" office:value="102.06641" calcext:value-type="float">
            <text:p>102.07</text:p>
          </table:table-cell>
        </table:table-row>
        <table:table-row table:style-name="ro1">
          <table:table-cell office:value-type="string" calcext:value-type="string">
            <text:p>2016q3</text:p>
          </table:table-cell>
          <table:table-cell office:value-type="float" office:value="2016" calcext:value-type="float">
            <text:p>2016</text:p>
          </table:table-cell>
          <table:table-cell office:value-type="float" office:value="1305559.9" calcext:value-type="float">
            <text:p>1305559.9</text:p>
          </table:table-cell>
          <table:table-cell office:value-type="float" office:value="1277429.7" calcext:value-type="float">
            <text:p>1277429.7</text:p>
          </table:table-cell>
          <table:table-cell office:value-type="float" office:value="819506.92" calcext:value-type="float">
            <text:p>819506.92</text:p>
          </table:table-cell>
          <table:table-cell office:value-type="float" office:value="760177.88" calcext:value-type="float">
            <text:p>760177.88</text:p>
          </table:table-cell>
          <table:table-cell office:value-type="float" office:value="486053" calcext:value-type="float">
            <text:p>486053</text:p>
          </table:table-cell>
          <table:table-cell office:value-type="float" office:value="507255.22" calcext:value-type="float">
            <text:p>507255.22</text:p>
          </table:table-cell>
          <table:table-cell office:value-type="float" office:value="1305559.9" calcext:value-type="float">
            <text:p>1305559.9</text:p>
          </table:table-cell>
          <table:table-cell office:value-type="float" office:value="1269259.7" calcext:value-type="float">
            <text:p>1269259.7</text:p>
          </table:table-cell>
          <table:table-cell office:value-type="float" office:value="100.64368" calcext:value-type="float">
            <text:p>100.64</text:p>
          </table:table-cell>
          <table:table-cell office:value-type="float" office:value="25808.35" calcext:value-type="float">
            <text:p>25808.35</text:p>
          </table:table-cell>
          <table:table-cell office:value-type="float" office:value="103.19119" calcext:value-type="float">
            <text:p>103.19</text:p>
          </table:table-cell>
        </table:table-row>
        <table:table-row table:style-name="ro1">
          <table:table-cell office:value-type="string" calcext:value-type="string">
            <text:p>2016q4</text:p>
          </table:table-cell>
          <table:table-cell office:value-type="float" office:value="2016" calcext:value-type="float">
            <text:p>2016</text:p>
          </table:table-cell>
          <table:table-cell office:value-type="float" office:value="1328831.6" calcext:value-type="float">
            <text:p>1328831.6</text:p>
          </table:table-cell>
          <table:table-cell office:value-type="float" office:value="1283428.4" calcext:value-type="float">
            <text:p>1283428.4</text:p>
          </table:table-cell>
          <table:table-cell office:value-type="float" office:value="809650.34" calcext:value-type="float">
            <text:p>809650.34</text:p>
          </table:table-cell>
          <table:table-cell office:value-type="float" office:value="751130.05" calcext:value-type="float">
            <text:p>751130.05</text:p>
          </table:table-cell>
          <table:table-cell office:value-type="float" office:value="519181.29" calcext:value-type="float">
            <text:p>519181.29</text:p>
          </table:table-cell>
          <table:table-cell office:value-type="float" office:value="508957.42" calcext:value-type="float">
            <text:p>508957.42</text:p>
          </table:table-cell>
          <table:table-cell office:value-type="float" office:value="1328831.6" calcext:value-type="float">
            <text:p>1328831.6</text:p>
          </table:table-cell>
          <table:table-cell office:value-type="float" office:value="1261503.2" calcext:value-type="float">
            <text:p>1261503.2</text:p>
          </table:table-cell>
          <table:table-cell office:value-type="float" office:value="101.73802" calcext:value-type="float">
            <text:p>101.74</text:p>
          </table:table-cell>
          <table:table-cell office:value-type="float" office:value="25424.716" calcext:value-type="float">
            <text:p>25424.72</text:p>
          </table:table-cell>
          <table:table-cell office:value-type="float" office:value="105.24012" calcext:value-type="float">
            <text:p>105.24</text:p>
          </table:table-cell>
        </table:table-row>
        <table:table-row table:style-name="ro1">
          <table:table-cell office:value-type="string" calcext:value-type="string">
            <text:p>2017q1</text:p>
          </table:table-cell>
          <table:table-cell office:value-type="float" office:value="2017" calcext:value-type="float">
            <text:p>2017</text:p>
          </table:table-cell>
          <table:table-cell office:value-type="float" office:value="1364026.2" calcext:value-type="float">
            <text:p>1364026.2</text:p>
          </table:table-cell>
          <table:table-cell office:value-type="float" office:value="1297399.3" calcext:value-type="float">
            <text:p>1297399.3</text:p>
          </table:table-cell>
          <table:table-cell office:value-type="float" office:value="814314.01" calcext:value-type="float">
            <text:p>814314.01</text:p>
          </table:table-cell>
          <table:table-cell office:value-type="float" office:value="753014.45" calcext:value-type="float">
            <text:p>753014.45</text:p>
          </table:table-cell>
          <table:table-cell office:value-type="float" office:value="549712.24" calcext:value-type="float">
            <text:p>549712.24</text:p>
          </table:table-cell>
          <table:table-cell office:value-type="float" office:value="508699.84" calcext:value-type="float">
            <text:p>508699.84</text:p>
          </table:table-cell>
          <table:table-cell office:value-type="float" office:value="1364026.2" calcext:value-type="float">
            <text:p>1364026.2</text:p>
          </table:table-cell>
          <table:table-cell office:value-type="float" office:value="1263156.5" calcext:value-type="float">
            <text:p>1263156.5</text:p>
          </table:table-cell>
          <table:table-cell office:value-type="float" office:value="102.71089" calcext:value-type="float">
            <text:p>102.71</text:p>
          </table:table-cell>
          <table:table-cell office:value-type="float" office:value="25435.089" calcext:value-type="float">
            <text:p>25435.09</text:p>
          </table:table-cell>
          <table:table-cell office:value-type="float" office:value="106.34234" calcext:value-type="float">
            <text:p>106.34</text:p>
          </table:table-cell>
        </table:table-row>
        <table:table-row table:style-name="ro1">
          <table:table-cell office:value-type="string" calcext:value-type="string">
            <text:p>2017q2</text:p>
          </table:table-cell>
          <table:table-cell office:value-type="float" office:value="2017" calcext:value-type="float">
            <text:p>2017</text:p>
          </table:table-cell>
          <table:table-cell office:value-type="float" office:value="1374988.9" calcext:value-type="float">
            <text:p>1374988.9</text:p>
          </table:table-cell>
          <table:table-cell office:value-type="float" office:value="1316161.8" calcext:value-type="float">
            <text:p>1316161.8</text:p>
          </table:table-cell>
          <table:table-cell office:value-type="float" office:value="809461.12" calcext:value-type="float">
            <text:p>809461.12</text:p>
          </table:table-cell>
          <table:table-cell office:value-type="float" office:value="750643.39" calcext:value-type="float">
            <text:p>750643.39</text:p>
          </table:table-cell>
          <table:table-cell office:value-type="float" office:value="565527.81" calcext:value-type="float">
            <text:p>565527.81</text:p>
          </table:table-cell>
          <table:table-cell office:value-type="float" office:value="509030" calcext:value-type="float">
            <text:p>509030</text:p>
          </table:table-cell>
          <table:table-cell office:value-type="float" office:value="1374988.9" calcext:value-type="float">
            <text:p>1374988.9</text:p>
          </table:table-cell>
          <table:table-cell office:value-type="float" office:value="1261130" calcext:value-type="float">
            <text:p>1261130</text:p>
          </table:table-cell>
          <table:table-cell office:value-type="float" office:value="104.36369" calcext:value-type="float">
            <text:p>104.36</text:p>
          </table:table-cell>
          <table:table-cell office:value-type="float" office:value="25402.558" calcext:value-type="float">
            <text:p>25402.56</text:p>
          </table:table-cell>
          <table:table-cell office:value-type="float" office:value="108.01838" calcext:value-type="float">
            <text:p>108.02</text:p>
          </table:table-cell>
        </table:table-row>
        <table:table-row table:style-name="ro1">
          <table:table-cell office:value-type="string" calcext:value-type="string">
            <text:p>2017q3</text:p>
          </table:table-cell>
          <table:table-cell office:value-type="float" office:value="2017" calcext:value-type="float">
            <text:p>2017</text:p>
          </table:table-cell>
          <table:table-cell office:value-type="float" office:value="1382848.7" calcext:value-type="float">
            <text:p>1382848.7</text:p>
          </table:table-cell>
          <table:table-cell office:value-type="float" office:value="1321149.9" calcext:value-type="float">
            <text:p>1321149.9</text:p>
          </table:table-cell>
          <table:table-cell office:value-type="float" office:value="855556.72" calcext:value-type="float">
            <text:p>855556.72</text:p>
          </table:table-cell>
          <table:table-cell office:value-type="float" office:value="780645.88" calcext:value-type="float">
            <text:p>780645.88</text:p>
          </table:table-cell>
          <table:table-cell office:value-type="float" office:value="527291.94" calcext:value-type="float">
            <text:p>527291.94</text:p>
          </table:table-cell>
          <table:table-cell office:value-type="float" office:value="508800.6" calcext:value-type="float">
            <text:p>508800.6</text:p>
          </table:table-cell>
          <table:table-cell office:value-type="float" office:value="1382848.7" calcext:value-type="float">
            <text:p>1382848.7</text:p>
          </table:table-cell>
          <table:table-cell office:value-type="float" office:value="1291103.3" calcext:value-type="float">
            <text:p>1291103.3</text:p>
          </table:table-cell>
          <table:table-cell office:value-type="float" office:value="102.3272" calcext:value-type="float">
            <text:p>102.33</text:p>
          </table:table-cell>
          <table:table-cell office:value-type="float" office:value="26418.675" calcext:value-type="float">
            <text:p>26418.68</text:p>
          </table:table-cell>
          <table:table-cell office:value-type="float" office:value="104.2574" calcext:value-type="float">
            <text:p>104.26</text:p>
          </table:table-cell>
        </table:table-row>
        <table:table-row table:style-name="ro1">
          <table:table-cell office:value-type="string" calcext:value-type="string">
            <text:p>2017q4</text:p>
          </table:table-cell>
          <table:table-cell office:value-type="float" office:value="2017" calcext:value-type="float">
            <text:p>2017</text:p>
          </table:table-cell>
          <table:table-cell office:value-type="float" office:value="1410727.4" calcext:value-type="float">
            <text:p>1410727.4</text:p>
          </table:table-cell>
          <table:table-cell office:value-type="float" office:value="1327239.2" calcext:value-type="float">
            <text:p>1327239.2</text:p>
          </table:table-cell>
          <table:table-cell office:value-type="float" office:value="868383.2" calcext:value-type="float">
            <text:p>868383.2</text:p>
          </table:table-cell>
          <table:table-cell office:value-type="float" office:value="780470.31" calcext:value-type="float">
            <text:p>780470.31</text:p>
          </table:table-cell>
          <table:table-cell office:value-type="float" office:value="542344.16" calcext:value-type="float">
            <text:p>542344.16</text:p>
          </table:table-cell>
          <table:table-cell office:value-type="float" office:value="511268" calcext:value-type="float">
            <text:p>511268</text:p>
          </table:table-cell>
          <table:table-cell office:value-type="float" office:value="1410727.4" calcext:value-type="float">
            <text:p>1410727.4</text:p>
          </table:table-cell>
          <table:table-cell office:value-type="float" office:value="1293317.4" calcext:value-type="float">
            <text:p>1293317.4</text:p>
          </table:table-cell>
          <table:table-cell office:value-type="float" office:value="102.62285" calcext:value-type="float">
            <text:p>102.62</text:p>
          </table:table-cell>
          <table:table-cell office:value-type="float" office:value="26337.605" calcext:value-type="float">
            <text:p>26337.61</text:p>
          </table:table-cell>
          <table:table-cell office:value-type="float" office:value="105.06032" calcext:value-type="float">
            <text:p>105.06</text:p>
          </table:table-cell>
        </table:table-row>
        <table:table-row table:style-name="ro1">
          <table:table-cell office:value-type="string" calcext:value-type="string">
            <text:p>2018q1</text:p>
          </table:table-cell>
          <table:table-cell office:value-type="float" office:value="2018" calcext:value-type="float">
            <text:p>2018</text:p>
          </table:table-cell>
          <table:table-cell office:value-type="float" office:value="1419958.7" calcext:value-type="float">
            <text:p>1419958.7</text:p>
          </table:table-cell>
          <table:table-cell office:value-type="float" office:value="1330037.6" calcext:value-type="float">
            <text:p>1330037.6</text:p>
          </table:table-cell>
          <table:table-cell office:value-type="float" office:value="865040.45" calcext:value-type="float">
            <text:p>865040.45</text:p>
          </table:table-cell>
          <table:table-cell office:value-type="float" office:value="776573.84" calcext:value-type="float">
            <text:p>776573.84</text:p>
          </table:table-cell>
          <table:table-cell office:value-type="float" office:value="554918.26" calcext:value-type="float">
            <text:p>554918.26</text:p>
          </table:table-cell>
          <table:table-cell office:value-type="float" office:value="512751.43" calcext:value-type="float">
            <text:p>512751.43</text:p>
          </table:table-cell>
          <table:table-cell office:value-type="float" office:value="1419958.7" calcext:value-type="float">
            <text:p>1419958.7</text:p>
          </table:table-cell>
          <table:table-cell office:value-type="float" office:value="1290808.2" calcext:value-type="float">
            <text:p>1290808.2</text:p>
          </table:table-cell>
          <table:table-cell office:value-type="float" office:value="103.03913" calcext:value-type="float">
            <text:p>103.04</text:p>
          </table:table-cell>
          <table:table-cell office:value-type="float" office:value="26223.879" calcext:value-type="float">
            <text:p>26223.88</text:p>
          </table:table-cell>
          <table:table-cell office:value-type="float" office:value="105.73842" calcext:value-type="float">
            <text:p>105.74</text:p>
          </table:table-cell>
        </table:table-row>
        <table:table-row table:style-name="ro1">
          <table:table-cell office:value-type="string" calcext:value-type="string">
            <text:p>2018q2</text:p>
          </table:table-cell>
          <table:table-cell office:value-type="float" office:value="2018" calcext:value-type="float">
            <text:p>2018</text:p>
          </table:table-cell>
          <table:table-cell office:value-type="float" office:value="1437502.5" calcext:value-type="float">
            <text:p>1437502.5</text:p>
          </table:table-cell>
          <table:table-cell office:value-type="float" office:value="1340191.4" calcext:value-type="float">
            <text:p>1340191.4</text:p>
          </table:table-cell>
          <table:table-cell office:value-type="float" office:value="883895.33" calcext:value-type="float">
            <text:p>883895.33</text:p>
          </table:table-cell>
          <table:table-cell office:value-type="float" office:value="792251.15" calcext:value-type="float">
            <text:p>792251.15</text:p>
          </table:table-cell>
          <table:table-cell office:value-type="float" office:value="553607.15" calcext:value-type="float">
            <text:p>553607.15</text:p>
          </table:table-cell>
          <table:table-cell office:value-type="float" office:value="514018.29" calcext:value-type="float">
            <text:p>514018.29</text:p>
          </table:table-cell>
          <table:table-cell office:value-type="float" office:value="1437502.5" calcext:value-type="float">
            <text:p>1437502.5</text:p>
          </table:table-cell>
          <table:table-cell office:value-type="float" office:value="1307946.9" calcext:value-type="float">
            <text:p>1307946.9</text:p>
          </table:table-cell>
          <table:table-cell office:value-type="float" office:value="102.46528" calcext:value-type="float">
            <text:p>102.47</text:p>
          </table:table-cell>
          <table:table-cell office:value-type="float" office:value="26738.005" calcext:value-type="float">
            <text:p>26738.01</text:p>
          </table:table-cell>
          <table:table-cell office:value-type="float" office:value="104.49696" calcext:value-type="float">
            <text:p>104.50</text:p>
          </table:table-cell>
        </table:table-row>
        <table:table-row table:style-name="ro1">
          <table:table-cell office:value-type="string" calcext:value-type="string">
            <text:p>2018q3</text:p>
          </table:table-cell>
          <table:table-cell office:value-type="float" office:value="2018" calcext:value-type="float">
            <text:p>2018</text:p>
          </table:table-cell>
          <table:table-cell office:value-type="float" office:value="1458477.8" calcext:value-type="float">
            <text:p>1458477.8</text:p>
          </table:table-cell>
          <table:table-cell office:value-type="float" office:value="1348799.5" calcext:value-type="float">
            <text:p>1348799.5</text:p>
          </table:table-cell>
          <table:table-cell office:value-type="float" office:value="880450.78" calcext:value-type="float">
            <text:p>880450.78</text:p>
          </table:table-cell>
          <table:table-cell office:value-type="float" office:value="785837.69" calcext:value-type="float">
            <text:p>785837.69</text:p>
          </table:table-cell>
          <table:table-cell office:value-type="float" office:value="578027.05" calcext:value-type="float">
            <text:p>578027.05</text:p>
          </table:table-cell>
          <table:table-cell office:value-type="float" office:value="513677.89" calcext:value-type="float">
            <text:p>513677.89</text:p>
          </table:table-cell>
          <table:table-cell office:value-type="float" office:value="1458477.8" calcext:value-type="float">
            <text:p>1458477.8</text:p>
          </table:table-cell>
          <table:table-cell office:value-type="float" office:value="1301148.1" calcext:value-type="float">
            <text:p>1301148.1</text:p>
          </table:table-cell>
          <table:table-cell office:value-type="float" office:value="103.66226" calcext:value-type="float">
            <text:p>103.66</text:p>
          </table:table-cell>
          <table:table-cell office:value-type="float" office:value="26517.955" calcext:value-type="float">
            <text:p>26517.96</text:p>
          </table:table-cell>
          <table:table-cell office:value-type="float" office:value="106.04085" calcext:value-type="float">
            <text:p>106.04</text:p>
          </table:table-cell>
        </table:table-row>
        <table:table-row table:style-name="ro1" table:number-rows-repeated="104840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1">00/00/0000</text:date>, <text:time style:data-style-name="N2" text:time-value="17:22:30.3672949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1T17:27:12.492211744</dc:date>
    <meta:editing-duration>PT47M9S</meta:editing-duration>
    <meta:editing-cycles>34</meta:editing-cycles>
    <meta:generator>LibreOffice/6.1.4.2$Linux_X86_64 LibreOffice_project/10$Build-2</meta:generator>
    <meta:document-statistic meta:table-count="2" meta:cell-count="2265" meta:object-count="0"/>
  </office:meta>
</office:document-meta>
</file>